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8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0066cc"/>
    </style:style>
    <style:style style:name="ce3" style:family="table-cell" style:parent-style-name="Default" style:data-style-name="N100">
      <style:table-cell-properties fo:background-color="#b84747"/>
    </style:style>
    <style:style style:name="ce4" style:family="table-cell" style:parent-style-name="Default" style:data-style-name="N100">
      <style:table-cell-properties fo:background-color="#ffff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#0066cc"/>
    </style:style>
    <style:style style:name="ce6" style:family="table-cell" style:parent-style-name="Default">
      <style:table-cell-properties fo:background-color="#b84747"/>
    </style:style>
    <style:style style:name="ce7" style:family="table-cell" style:parent-style-name="Default">
      <style:table-cell-properties fo:background-color="#ffff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 style:data-style-name="N121"/>
  </office:automatic-styles>
  <office:body>
    <office:spreadsheet>
      <table:table table:name="all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3" table:default-cell-style-name="ce5"/>
        <table:table-column table:style-name="co3" table:number-columns-repeated="5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AAPL</text:p>
          </table:table-cell>
          <table:table-cell table:style-name="Default" office:value-type="string">
            <text:p>AAPL DR</text:p>
          </table:table-cell>
          <table:table-cell table:style-name="Default" office:value-type="string">
            <text:p>GSBG</text:p>
          </table:table-cell>
          <table:table-cell table:style-name="Default" office:value-type="string">
            <text:p>GSBG DR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03</text:p>
          </table:table-cell>
          <table:table-cell table:style-name="Default" office:value-type="float" office:value="177.29">
            <text:p>177.2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472.42">
            <text:p>1472.42</text:p>
          </table:table-cell>
          <table:table-cell table:style-name="Default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04</text:p>
          </table:table-cell>
          <table:table-cell table:style-name="Default" office:value-type="float" office:value="178.23">
            <text:p>178.23</text:p>
          </table:table-cell>
          <table:table-cell table:style-name="Default" table:formula="of:=[.B3]/[.B2]-1" office:value-type="float" office:value="0.00530204749280827">
            <text:p>0.0053020475</text:p>
          </table:table-cell>
          <table:table-cell table:style-name="Default" office:value-type="float" office:value="1462.79">
            <text:p>1462.79</text:p>
          </table:table-cell>
          <table:table-cell table:style-name="Default" table:formula="of:=[.D3]/[.D2]-1" office:value-type="float" office:value="-0.00654025346028997">
            <text:p>-0.0065402535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05</text:p>
          </table:table-cell>
          <table:table-cell table:style-name="Default" office:value-type="float" office:value="183.87">
            <text:p>183.87</text:p>
          </table:table-cell>
          <table:table-cell table:style-name="Default" table:formula="of:=[.B4]/[.B3]-1" office:value-type="float" office:value="0.0316445042922069">
            <text:p>0.0316445043</text:p>
          </table:table-cell>
          <table:table-cell table:style-name="Default" office:value-type="float" office:value="1485.01">
            <text:p>1485.01</text:p>
          </table:table-cell>
          <table:table-cell table:style-name="Default" table:formula="of:=[.D4]/[.D3]-1" office:value-type="float" office:value="0.0151901503291656">
            <text:p>0.0151901503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06</text:p>
          </table:table-cell>
          <table:table-cell table:style-name="Default" office:value-type="float" office:value="188.28">
            <text:p>188.28</text:p>
          </table:table-cell>
          <table:table-cell table:style-name="Default" table:formula="of:=[.B5]/[.B4]-1" office:value-type="float" office:value="0.023984336759667">
            <text:p>0.0239843368</text:p>
          </table:table-cell>
          <table:table-cell table:style-name="Default" office:value-type="float" office:value="1507.34">
            <text:p>1507.34</text:p>
          </table:table-cell>
          <table:table-cell table:style-name="Default" table:formula="of:=[.D5]/[.D4]-1" office:value-type="float" office:value="0.0150369357782103">
            <text:p>0.0150369358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07</text:p>
          </table:table-cell>
          <table:table-cell table:style-name="Default" office:value-type="float" office:value="192.59">
            <text:p>192.59</text:p>
          </table:table-cell>
          <table:table-cell table:style-name="Default" table:formula="of:=[.B6]/[.B5]-1" office:value-type="float" office:value="0.0228914382834078">
            <text:p>0.0228914383</text:p>
          </table:table-cell>
          <table:table-cell table:style-name="Default" office:value-type="float" office:value="1504.66">
            <text:p>1504.66</text:p>
          </table:table-cell>
          <table:table-cell table:style-name="Default" table:formula="of:=[.D6]/[.D5]-1" office:value-type="float" office:value="-0.00177796648400486">
            <text:p>-0.0017779665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10</text:p>
          </table:table-cell>
          <table:table-cell table:style-name="Default" office:value-type="float" office:value="192.5">
            <text:p>192.5</text:p>
          </table:table-cell>
          <table:table-cell table:style-name="Default" table:formula="of:=[.B7]/[.B6]-1" office:value-type="float" office:value="-0.00046731398307287">
            <text:p>-0.000467314</text:p>
          </table:table-cell>
          <table:table-cell table:style-name="Default" office:value-type="float" office:value="1515.96">
            <text:p>1515.96</text:p>
          </table:table-cell>
          <table:table-cell table:style-name="Default" table:formula="of:=[.D7]/[.D6]-1" office:value-type="float" office:value="0.0075100022596466">
            <text:p>0.0075100023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11</text:p>
          </table:table-cell>
          <table:table-cell table:style-name="Default" office:value-type="float" office:value="186.88">
            <text:p>186.88</text:p>
          </table:table-cell>
          <table:table-cell table:style-name="Default" table:formula="of:=[.B8]/[.B7]-1" office:value-type="float" office:value="-0.0291948051948052">
            <text:p>-0.0291948052</text:p>
          </table:table-cell>
          <table:table-cell table:style-name="Default" office:value-type="float" office:value="1477.65">
            <text:p>1477.65</text:p>
          </table:table-cell>
          <table:table-cell table:style-name="Default" table:formula="of:=[.D8]/[.D7]-1" office:value-type="float" office:value="-0.0252711153328583">
            <text:p>-0.0252711153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12</text:p>
          </table:table-cell>
          <table:table-cell table:style-name="Default" office:value-type="float" office:value="189.18">
            <text:p>189.18</text:p>
          </table:table-cell>
          <table:table-cell table:style-name="Default" table:formula="of:=[.B9]/[.B8]-1" office:value-type="float" office:value="0.0123073630136987">
            <text:p>0.012307363</text:p>
          </table:table-cell>
          <table:table-cell table:style-name="Default" office:value-type="float" office:value="1486.59">
            <text:p>1486.59</text:p>
          </table:table-cell>
          <table:table-cell table:style-name="Default" table:formula="of:=[.D9]/[.D8]-1" office:value-type="float" office:value="0.0060501471931782">
            <text:p>0.0060501472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13</text:p>
          </table:table-cell>
          <table:table-cell table:style-name="Default" office:value-type="float" office:value="190.14">
            <text:p>190.14</text:p>
          </table:table-cell>
          <table:table-cell table:style-name="Default" table:formula="of:=[.B10]/[.B9]-1" office:value-type="float" office:value="0.00507453219156351">
            <text:p>0.0050745322</text:p>
          </table:table-cell>
          <table:table-cell table:style-name="Default" office:value-type="float" office:value="1488.41">
            <text:p>1488.41</text:p>
          </table:table-cell>
          <table:table-cell table:style-name="Default" table:formula="of:=[.D10]/[.D9]-1" office:value-type="float" office:value="0.00122427838206907">
            <text:p>0.0012242784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14</text:p>
          </table:table-cell>
          <table:table-cell table:style-name="Default" office:value-type="float" office:value="188.71">
            <text:p>188.71</text:p>
          </table:table-cell>
          <table:table-cell table:style-name="Default" table:formula="of:=[.B11]/[.B10]-1" office:value-type="float" office:value="-0.00752077416640362">
            <text:p>-0.0075207742</text:p>
          </table:table-cell>
          <table:table-cell table:style-name="Default" office:value-type="float" office:value="1467.95">
            <text:p>1467.95</text:p>
          </table:table-cell>
          <table:table-cell table:style-name="Default" table:formula="of:=[.D11]/[.D10]-1" office:value-type="float" office:value="-0.0137462124011529">
            <text:p>-0.0137462124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17</text:p>
          </table:table-cell>
          <table:table-cell table:style-name="Default" office:value-type="float" office:value="182.78">
            <text:p>182.78</text:p>
          </table:table-cell>
          <table:table-cell table:style-name="Default" table:formula="of:=[.B12]/[.B11]-1" office:value-type="float" office:value="-0.031423877907901">
            <text:p>-0.0314238779</text:p>
          </table:table-cell>
          <table:table-cell table:style-name="Default" office:value-type="float" office:value="1445.9">
            <text:p>1445.9</text:p>
          </table:table-cell>
          <table:table-cell table:style-name="Default" table:formula="of:=[.D12]/[.D11]-1" office:value-type="float" office:value="-0.0150209475799584">
            <text:p>-0.0150209476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7-12-18</text:p>
          </table:table-cell>
          <table:table-cell table:style-name="Default" office:value-type="float" office:value="181.37">
            <text:p>181.37</text:p>
          </table:table-cell>
          <table:table-cell table:style-name="Default" table:formula="of:=[.B13]/[.B12]-1" office:value-type="float" office:value="-0.00771419192471823">
            <text:p>-0.0077141919</text:p>
          </table:table-cell>
          <table:table-cell table:style-name="Default" office:value-type="float" office:value="1454.98">
            <text:p>1454.98</text:p>
          </table:table-cell>
          <table:table-cell table:style-name="Default" table:formula="of:=[.D13]/[.D12]-1" office:value-type="float" office:value="0.00627982571408814">
            <text:p>0.0062798257</text:p>
          </table:table-cell>
          <table:table-cell table:number-columns-repeated="5"/>
        </table:table-row>
        <table:table-row table:style-name="ro1">
          <table:table-cell office:value-type="string">
            <text:p>2007-12-19</text:p>
          </table:table-cell>
          <table:table-cell office:value-type="float" office:value="181.51">
            <text:p>181.51</text:p>
          </table:table-cell>
          <table:table-cell table:formula="of:=[.B14]/[.B13]-1" office:value-type="float" office:value="0.000771902740254626">
            <text:p>0.0007719027</text:p>
          </table:table-cell>
          <table:table-cell office:value-type="float" office:value="1453">
            <text:p>1453</text:p>
          </table:table-cell>
          <table:table-cell table:formula="of:=[.D14]/[.D13]-1" office:value-type="float" office:value="-0.0013608434480199">
            <text:p>-0.0013608434</text:p>
          </table:table-cell>
          <table:table-cell table:number-columns-repeated="5"/>
        </table:table-row>
        <table:table-row table:style-name="ro1">
          <table:table-cell office:value-type="string">
            <text:p>2007-12-20</text:p>
          </table:table-cell>
          <table:table-cell office:value-type="float" office:value="185.56">
            <text:p>185.56</text:p>
          </table:table-cell>
          <table:table-cell table:formula="of:=[.B15]/[.B14]-1" office:value-type="float" office:value="0.0223128202302905">
            <text:p>0.0223128202</text:p>
          </table:table-cell>
          <table:table-cell office:value-type="float" office:value="1460.12">
            <text:p>1460.12</text:p>
          </table:table-cell>
          <table:table-cell table:formula="of:=[.D15]/[.D14]-1" office:value-type="float" office:value="0.00490020646937372">
            <text:p>0.0049002065</text:p>
          </table:table-cell>
          <table:table-cell table:number-columns-repeated="5"/>
        </table:table-row>
        <table:table-row table:style-name="ro1">
          <table:table-cell office:value-type="string">
            <text:p>2007-12-21</text:p>
          </table:table-cell>
          <table:table-cell office:value-type="float" office:value="192.2">
            <text:p>192.2</text:p>
          </table:table-cell>
          <table:table-cell table:formula="of:=[.B16]/[.B15]-1" office:value-type="float" office:value="0.0357835740461305">
            <text:p>0.035783574</text:p>
          </table:table-cell>
          <table:table-cell office:value-type="float" office:value="1484.46">
            <text:p>1484.46</text:p>
          </table:table-cell>
          <table:table-cell table:formula="of:=[.D16]/[.D15]-1" office:value-type="float" office:value="0.0166698627510069">
            <text:p>0.0166698628</text:p>
          </table:table-cell>
          <table:table-cell table:number-columns-repeated="5"/>
        </table:table-row>
        <table:table-row table:style-name="ro1">
          <table:table-cell office:value-type="string">
            <text:p>2007-12-24</text:p>
          </table:table-cell>
          <table:table-cell office:value-type="float" office:value="197.05">
            <text:p>197.05</text:p>
          </table:table-cell>
          <table:table-cell table:formula="of:=[.B17]/[.B16]-1" office:value-type="float" office:value="0.0252341311134237">
            <text:p>0.0252341311</text:p>
          </table:table-cell>
          <table:table-cell office:value-type="float" office:value="1496.45">
            <text:p>1496.45</text:p>
          </table:table-cell>
          <table:table-cell table:formula="of:=[.D17]/[.D16]-1" office:value-type="float" office:value="0.00807701116904469">
            <text:p>0.0080770112</text:p>
          </table:table-cell>
          <table:table-cell table:number-columns-repeated="5"/>
        </table:table-row>
        <table:table-row table:style-name="ro1">
          <table:table-cell office:value-type="string">
            <text:p>2007-12-26</text:p>
          </table:table-cell>
          <table:table-cell office:value-type="float" office:value="197.2">
            <text:p>197.2</text:p>
          </table:table-cell>
          <table:table-cell table:formula="of:=[.B18]/[.B17]-1" office:value-type="float" office:value="0.000761228114691592">
            <text:p>0.0007612281</text:p>
          </table:table-cell>
          <table:table-cell office:value-type="float" office:value="1497.66">
            <text:p>1497.66</text:p>
          </table:table-cell>
          <table:table-cell table:formula="of:=[.D18]/[.D17]-1" office:value-type="float" office:value="0.000808580306725926">
            <text:p>0.0008085803</text:p>
          </table:table-cell>
          <table:table-cell table:number-columns-repeated="5"/>
        </table:table-row>
        <table:table-row table:style-name="ro1">
          <table:table-cell office:value-type="string">
            <text:p>2007-12-27</text:p>
          </table:table-cell>
          <table:table-cell office:value-type="float" office:value="196.82">
            <text:p>196.82</text:p>
          </table:table-cell>
          <table:table-cell table:formula="of:=[.B19]/[.B18]-1" office:value-type="float" office:value="-0.00192697768762673">
            <text:p>-0.0019269777</text:p>
          </table:table-cell>
          <table:table-cell office:value-type="float" office:value="1476.27">
            <text:p>1476.27</text:p>
          </table:table-cell>
          <table:table-cell table:formula="of:=[.D19]/[.D18]-1" office:value-type="float" office:value="-0.0142822803573576">
            <text:p>-0.0142822804</text:p>
          </table:table-cell>
          <table:table-cell table:number-columns-repeated="5"/>
        </table:table-row>
        <table:table-row table:style-name="ro1">
          <table:table-cell office:value-type="string">
            <text:p>2007-12-28</text:p>
          </table:table-cell>
          <table:table-cell office:value-type="float" office:value="198.07">
            <text:p>198.07</text:p>
          </table:table-cell>
          <table:table-cell table:formula="of:=[.B20]/[.B19]-1" office:value-type="float" office:value="0.00635098059140327">
            <text:p>0.0063509806</text:p>
          </table:table-cell>
          <table:table-cell office:value-type="float" office:value="1478.49">
            <text:p>1478.49</text:p>
          </table:table-cell>
          <table:table-cell table:formula="of:=[.D20]/[.D19]-1" office:value-type="float" office:value="0.00150378995712175">
            <text:p>0.00150379</text:p>
          </table:table-cell>
          <table:table-cell table:number-columns-repeated="5"/>
        </table:table-row>
        <table:table-row table:style-name="ro1">
          <table:table-cell office:value-type="string">
            <text:p>2007-12-31</text:p>
          </table:table-cell>
          <table:table-cell office:value-type="float" office:value="196.34">
            <text:p>196.34</text:p>
          </table:table-cell>
          <table:table-cell table:formula="of:=[.B21]/[.B20]-1" office:value-type="float" office:value="-0.00873428585853486">
            <text:p>-0.0087342859</text:p>
          </table:table-cell>
          <table:table-cell office:value-type="float" office:value="1468.36">
            <text:p>1468.36</text:p>
          </table:table-cell>
          <table:table-cell table:formula="of:=[.D21]/[.D20]-1" office:value-type="float" office:value="-0.00685158506313877">
            <text:p>-0.0068515851</text:p>
          </table:table-cell>
          <table:table-cell table:number-columns-repeated="5"/>
        </table:table-row>
        <table:table-row table:style-name="ro1">
          <table:table-cell office:value-type="string">
            <text:p>2008-01-02</text:p>
          </table:table-cell>
          <table:table-cell office:value-type="float" office:value="193.12">
            <text:p>193.12</text:p>
          </table:table-cell>
          <table:table-cell table:formula="of:=[.B22]/[.B21]-1" office:value-type="float" office:value="-0.0164001222369359">
            <text:p>-0.0164001222</text:p>
          </table:table-cell>
          <table:table-cell office:value-type="float" office:value="1447.16">
            <text:p>1447.16</text:p>
          </table:table-cell>
          <table:table-cell table:formula="of:=[.D22]/[.D21]-1" office:value-type="float" office:value="-0.0144378762701244">
            <text:p>-0.0144378763</text:p>
          </table:table-cell>
          <table:table-cell table:number-columns-repeated="5"/>
        </table:table-row>
        <table:table-row table:style-name="ro1">
          <table:table-cell office:value-type="string">
            <text:p>2008-01-03</text:p>
          </table:table-cell>
          <table:table-cell office:value-type="float" office:value="193.21">
            <text:p>193.21</text:p>
          </table:table-cell>
          <table:table-cell table:formula="of:=[.B23]/[.B22]-1" office:value-type="float" office:value="0.000466031483015827">
            <text:p>0.0004660315</text:p>
          </table:table-cell>
          <table:table-cell office:value-type="float" office:value="1447.16">
            <text:p>1447.16</text:p>
          </table:table-cell>
          <table:table-cell table:formula="of:=[.D23]/[.D22]-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08-01-04</text:p>
          </table:table-cell>
          <table:table-cell office:value-type="float" office:value="178.47">
            <text:p>178.47</text:p>
          </table:table-cell>
          <table:table-cell table:formula="of:=[.B24]/[.B23]-1" office:value-type="float" office:value="-0.0762900470990114">
            <text:p>-0.0762900471</text:p>
          </table:table-cell>
          <table:table-cell office:value-type="float" office:value="1411.63">
            <text:p>1411.63</text:p>
          </table:table-cell>
          <table:table-cell table:formula="of:=[.D24]/[.D23]-1" office:value-type="float" office:value="-0.0245515354211007">
            <text:p>-0.0245515354</text:p>
          </table:table-cell>
          <table:table-cell table:number-columns-repeated="5"/>
        </table:table-row>
        <table:table-row table:style-name="ro1">
          <table:table-cell office:value-type="string">
            <text:p>2008-01-07</text:p>
          </table:table-cell>
          <table:table-cell office:value-type="float" office:value="176.08">
            <text:p>176.08</text:p>
          </table:table-cell>
          <table:table-cell table:formula="of:=[.B25]/[.B24]-1" office:value-type="float" office:value="-0.0133916064324535">
            <text:p>-0.0133916064</text:p>
          </table:table-cell>
          <table:table-cell office:value-type="float" office:value="1416.18">
            <text:p>1416.18</text:p>
          </table:table-cell>
          <table:table-cell table:formula="of:=[.D25]/[.D24]-1" office:value-type="float" office:value="0.00322322421597732">
            <text:p>0.0032232242</text:p>
          </table:table-cell>
          <table:table-cell table:number-columns-repeated="5"/>
        </table:table-row>
        <table:table-row table:style-name="ro1">
          <table:table-cell office:value-type="string">
            <text:p>2008-01-08</text:p>
          </table:table-cell>
          <table:table-cell office:value-type="float" office:value="169.74">
            <text:p>169.74</text:p>
          </table:table-cell>
          <table:table-cell table:formula="of:=[.B26]/[.B25]-1" office:value-type="float" office:value="-0.0360063607451159">
            <text:p>-0.0360063607</text:p>
          </table:table-cell>
          <table:table-cell office:value-type="float" office:value="1390.19">
            <text:p>1390.19</text:p>
          </table:table-cell>
          <table:table-cell table:formula="of:=[.D26]/[.D25]-1" office:value-type="float" office:value="-0.0183521868689008">
            <text:p>-0.0183521869</text:p>
          </table:table-cell>
          <table:table-cell table:number-columns-repeated="5"/>
        </table:table-row>
        <table:table-row table:style-name="ro1">
          <table:table-cell office:value-type="string">
            <text:p>2008-01-09</text:p>
          </table:table-cell>
          <table:table-cell office:value-type="float" office:value="177.82">
            <text:p>177.82</text:p>
          </table:table-cell>
          <table:table-cell table:formula="of:=[.B27]/[.B26]-1" office:value-type="float" office:value="0.0476022151525861">
            <text:p>0.0476022152</text:p>
          </table:table-cell>
          <table:table-cell office:value-type="float" office:value="1409.13">
            <text:p>1409.13</text:p>
          </table:table-cell>
          <table:table-cell table:formula="of:=[.D27]/[.D26]-1" office:value-type="float" office:value="0.0136240370021365">
            <text:p>0.013624037</text:p>
          </table:table-cell>
          <table:table-cell table:number-columns-repeated="5"/>
        </table:table-row>
        <table:table-row table:style-name="ro1">
          <table:table-cell office:value-type="string">
            <text:p>2008-01-10</text:p>
          </table:table-cell>
          <table:table-cell office:value-type="float" office:value="176.45">
            <text:p>176.45</text:p>
          </table:table-cell>
          <table:table-cell table:formula="of:=[.B28]/[.B27]-1" office:value-type="float" office:value="-0.00770442020020246">
            <text:p>-0.0077044202</text:p>
          </table:table-cell>
          <table:table-cell office:value-type="float" office:value="1420.33">
            <text:p>1420.33</text:p>
          </table:table-cell>
          <table:table-cell table:formula="of:=[.D28]/[.D27]-1" office:value-type="float" office:value="0.00794816659924913">
            <text:p>0.0079481666</text:p>
          </table:table-cell>
          <table:table-cell table:number-columns-repeated="5"/>
        </table:table-row>
        <table:table-row table:style-name="ro1">
          <table:table-cell office:value-type="string">
            <text:p>2008-01-11</text:p>
          </table:table-cell>
          <table:table-cell office:value-type="float" office:value="171.17">
            <text:p>171.17</text:p>
          </table:table-cell>
          <table:table-cell table:formula="of:=[.B29]/[.B28]-1" office:value-type="float" office:value="-0.0299234910739586">
            <text:p>-0.0299234911</text:p>
          </table:table-cell>
          <table:table-cell office:value-type="float" office:value="1401.02">
            <text:p>1401.02</text:p>
          </table:table-cell>
          <table:table-cell table:formula="of:=[.D29]/[.D28]-1" office:value-type="float" office:value="-0.0135954320474819">
            <text:p>-0.013595432</text:p>
          </table:table-cell>
          <table:table-cell table:number-columns-repeated="5"/>
        </table:table-row>
        <table:table-row table:style-name="ro1">
          <table:table-cell office:value-type="string">
            <text:p>2008-01-14</text:p>
          </table:table-cell>
          <table:table-cell office:value-type="float" office:value="177.21">
            <text:p>177.21</text:p>
          </table:table-cell>
          <table:table-cell table:formula="of:=[.B30]/[.B29]-1" office:value-type="float" office:value="0.0352865572238128">
            <text:p>0.0352865572</text:p>
          </table:table-cell>
          <table:table-cell office:value-type="float" office:value="1416.25">
            <text:p>1416.25</text:p>
          </table:table-cell>
          <table:table-cell table:formula="of:=[.D30]/[.D29]-1" office:value-type="float" office:value="0.010870651382564">
            <text:p>0.0108706514</text:p>
          </table:table-cell>
          <table:table-cell table:number-columns-repeated="5"/>
        </table:table-row>
        <table:table-row table:style-name="ro1">
          <table:table-cell office:value-type="string">
            <text:p>2008-01-15</text:p>
          </table:table-cell>
          <table:table-cell office:value-type="float" office:value="167.55">
            <text:p>167.55</text:p>
          </table:table-cell>
          <table:table-cell table:formula="of:=[.B31]/[.B30]-1" office:value-type="float" office:value="-0.0545115964110378">
            <text:p>-0.0545115964</text:p>
          </table:table-cell>
          <table:table-cell office:value-type="float" office:value="1380.95">
            <text:p>1380.95</text:p>
          </table:table-cell>
          <table:table-cell table:formula="of:=[.D31]/[.D30]-1" office:value-type="float" office:value="-0.0249249779346866">
            <text:p>-0.0249249779</text:p>
          </table:table-cell>
          <table:table-cell table:number-columns-repeated="5"/>
        </table:table-row>
        <table:table-row table:style-name="ro1">
          <table:table-cell office:value-type="string">
            <text:p>2008-01-16</text:p>
          </table:table-cell>
          <table:table-cell office:value-type="float" office:value="158.23">
            <text:p>158.23</text:p>
          </table:table-cell>
          <table:table-cell table:formula="of:=[.B32]/[.B31]-1" office:value-type="float" office:value="-0.0556251865114892">
            <text:p>-0.0556251865</text:p>
          </table:table-cell>
          <table:table-cell office:value-type="float" office:value="1373.2">
            <text:p>1373.2</text:p>
          </table:table-cell>
          <table:table-cell table:formula="of:=[.D32]/[.D31]-1" office:value-type="float" office:value="-0.00561207864151492">
            <text:p>-0.0056120786</text:p>
          </table:table-cell>
          <table:table-cell table:number-columns-repeated="5"/>
        </table:table-row>
        <table:table-row table:style-name="ro1">
          <table:table-cell office:value-type="string">
            <text:p>2008-01-17</text:p>
          </table:table-cell>
          <table:table-cell office:value-type="float" office:value="159.47">
            <text:p>159.47</text:p>
          </table:table-cell>
          <table:table-cell table:formula="of:=[.B33]/[.B32]-1" office:value-type="float" office:value="0.00783669342096949">
            <text:p>0.0078366934</text:p>
          </table:table-cell>
          <table:table-cell office:value-type="float" office:value="1333.25">
            <text:p>1333.25</text:p>
          </table:table-cell>
          <table:table-cell table:formula="of:=[.D33]/[.D32]-1" office:value-type="float" office:value="-0.0290926303524615">
            <text:p>-0.0290926304</text:p>
          </table:table-cell>
          <table:table-cell table:number-columns-repeated="5"/>
        </table:table-row>
        <table:table-row table:style-name="ro1">
          <table:table-cell office:value-type="string">
            <text:p>2008-01-18</text:p>
          </table:table-cell>
          <table:table-cell office:value-type="float" office:value="159.94">
            <text:p>159.94</text:p>
          </table:table-cell>
          <table:table-cell table:formula="of:=[.B34]/[.B33]-1" office:value-type="float" office:value="0.00294726280805158">
            <text:p>0.0029472628</text:p>
          </table:table-cell>
          <table:table-cell office:value-type="float" office:value="1325.19">
            <text:p>1325.19</text:p>
          </table:table-cell>
          <table:table-cell table:formula="of:=[.D34]/[.D33]-1" office:value-type="float" office:value="-0.0060453778361147">
            <text:p>-0.0060453778</text:p>
          </table:table-cell>
          <table:table-cell table:number-columns-repeated="5"/>
        </table:table-row>
        <table:table-row table:style-name="ro1">
          <table:table-cell office:value-type="string">
            <text:p>2008-01-22</text:p>
          </table:table-cell>
          <table:table-cell office:value-type="float" office:value="154.27">
            <text:p>154.27</text:p>
          </table:table-cell>
          <table:table-cell table:formula="of:=[.B35]/[.B34]-1" office:value-type="float" office:value="-0.0354507940477679">
            <text:p>-0.035450794</text:p>
          </table:table-cell>
          <table:table-cell office:value-type="float" office:value="1310.5">
            <text:p>1310.5</text:p>
          </table:table-cell>
          <table:table-cell table:formula="of:=[.D35]/[.D34]-1" office:value-type="float" office:value="-0.0110852028765687">
            <text:p>-0.0110852029</text:p>
          </table:table-cell>
          <table:table-cell table:number-columns-repeated="5"/>
        </table:table-row>
        <table:table-row table:style-name="ro1">
          <table:table-cell office:value-type="string">
            <text:p>2008-01-23</text:p>
          </table:table-cell>
          <table:table-cell office:value-type="float" office:value="137.85">
            <text:p>137.85</text:p>
          </table:table-cell>
          <table:table-cell table:formula="of:=[.B36]/[.B35]-1" office:value-type="float" office:value="-0.10643676670772">
            <text:p>-0.1064367667</text:p>
          </table:table-cell>
          <table:table-cell office:value-type="float" office:value="1338.6">
            <text:p>1338.6</text:p>
          </table:table-cell>
          <table:table-cell table:formula="of:=[.D36]/[.D35]-1" office:value-type="float" office:value="0.0214421976344905">
            <text:p>0.0214421976</text:p>
          </table:table-cell>
          <table:table-cell table:number-columns-repeated="5"/>
        </table:table-row>
        <table:table-row table:style-name="ro1">
          <table:table-cell office:value-type="string">
            <text:p>2008-01-24</text:p>
          </table:table-cell>
          <table:table-cell office:value-type="float" office:value="134.41">
            <text:p>134.41</text:p>
          </table:table-cell>
          <table:table-cell table:formula="of:=[.B37]/[.B36]-1" office:value-type="float" office:value="-0.0249546608632571">
            <text:p>-0.0249546609</text:p>
          </table:table-cell>
          <table:table-cell office:value-type="float" office:value="1352.07">
            <text:p>1352.07</text:p>
          </table:table-cell>
          <table:table-cell table:formula="of:=[.D37]/[.D36]-1" office:value-type="float" office:value="0.0100627521290901">
            <text:p>0.0100627521</text:p>
          </table:table-cell>
          <table:table-cell table:number-columns-repeated="5"/>
        </table:table-row>
        <table:table-row table:style-name="ro1">
          <table:table-cell office:value-type="string">
            <text:p>2008-01-25</text:p>
          </table:table-cell>
          <table:table-cell office:value-type="float" office:value="128.87">
            <text:p>128.87</text:p>
          </table:table-cell>
          <table:table-cell table:formula="of:=[.B38]/[.B37]-1" office:value-type="float" office:value="-0.041217171341418">
            <text:p>-0.0412171713</text:p>
          </table:table-cell>
          <table:table-cell office:value-type="float" office:value="1330.61">
            <text:p>1330.61</text:p>
          </table:table-cell>
          <table:table-cell table:formula="of:=[.D38]/[.D37]-1" office:value-type="float" office:value="-0.0158719592920485">
            <text:p>-0.0158719593</text:p>
          </table:table-cell>
          <table:table-cell table:number-columns-repeated="5"/>
        </table:table-row>
        <table:table-row table:style-name="ro1">
          <table:table-cell office:value-type="string">
            <text:p>2008-01-28</text:p>
          </table:table-cell>
          <table:table-cell office:value-type="float" office:value="128.87">
            <text:p>128.87</text:p>
          </table:table-cell>
          <table:table-cell table:formula="of:=[.B39]/[.B38]-1" office:value-type="float" office:value="0">
            <text:p>0</text:p>
          </table:table-cell>
          <table:table-cell office:value-type="float" office:value="1353.96">
            <text:p>1353.96</text:p>
          </table:table-cell>
          <table:table-cell table:formula="of:=[.D39]/[.D38]-1" office:value-type="float" office:value="0.0175483424895351">
            <text:p>0.0175483425</text:p>
          </table:table-cell>
          <table:table-cell table:number-columns-repeated="5"/>
        </table:table-row>
        <table:table-row table:style-name="ro1">
          <table:table-cell office:value-type="string">
            <text:p>2008-01-29</text:p>
          </table:table-cell>
          <table:table-cell office:value-type="float" office:value="130.38">
            <text:p>130.38</text:p>
          </table:table-cell>
          <table:table-cell table:formula="of:=[.B40]/[.B39]-1" office:value-type="float" office:value="0.011717234422286">
            <text:p>0.0117172344</text:p>
          </table:table-cell>
          <table:table-cell office:value-type="float" office:value="1362.3">
            <text:p>1362.3</text:p>
          </table:table-cell>
          <table:table-cell table:formula="of:=[.D40]/[.D39]-1" office:value-type="float" office:value="0.00615970929717258">
            <text:p>0.0061597093</text:p>
          </table:table-cell>
          <table:table-cell table:number-columns-repeated="5"/>
        </table:table-row>
        <table:table-row table:style-name="ro1">
          <table:table-cell office:value-type="string">
            <text:p>2008-01-30</text:p>
          </table:table-cell>
          <table:table-cell office:value-type="float" office:value="131.02">
            <text:p>131.02</text:p>
          </table:table-cell>
          <table:table-cell table:formula="of:=[.B41]/[.B40]-1" office:value-type="float" office:value="0.00490872833256639">
            <text:p>0.0049087283</text:p>
          </table:table-cell>
          <table:table-cell office:value-type="float" office:value="1355.81">
            <text:p>1355.81</text:p>
          </table:table-cell>
          <table:table-cell table:formula="of:=[.D41]/[.D40]-1" office:value-type="float" office:value="-0.00476400205534755">
            <text:p>-0.0047640021</text:p>
          </table:table-cell>
          <table:table-cell table:number-columns-repeated="5"/>
        </table:table-row>
        <table:table-row table:style-name="ro1">
          <table:table-cell office:value-type="string">
            <text:p>2008-01-31</text:p>
          </table:table-cell>
          <table:table-cell office:value-type="float" office:value="134.17">
            <text:p>134.17</text:p>
          </table:table-cell>
          <table:table-cell table:formula="of:=[.B42]/[.B41]-1" office:value-type="float" office:value="0.0240421309723704">
            <text:p>0.024042131</text:p>
          </table:table-cell>
          <table:table-cell office:value-type="float" office:value="1378.55">
            <text:p>1378.55</text:p>
          </table:table-cell>
          <table:table-cell table:formula="of:=[.D42]/[.D41]-1" office:value-type="float" office:value="0.0167722616000767">
            <text:p>0.0167722616</text:p>
          </table:table-cell>
          <table:table-cell table:number-columns-repeated="5"/>
        </table:table-row>
        <table:table-row table:style-name="ro1">
          <table:table-cell office:value-type="string">
            <text:p>2008-02-01</text:p>
          </table:table-cell>
          <table:table-cell office:value-type="float" office:value="132.57">
            <text:p>132.57</text:p>
          </table:table-cell>
          <table:table-cell table:formula="of:=[.B43]/[.B42]-1" office:value-type="float" office:value="-0.0119251695610046">
            <text:p>-0.0119251696</text:p>
          </table:table-cell>
          <table:table-cell office:value-type="float" office:value="1395.42">
            <text:p>1395.42</text:p>
          </table:table-cell>
          <table:table-cell table:formula="of:=[.D43]/[.D42]-1" office:value-type="float" office:value="0.0122374959196259">
            <text:p>0.0122374959</text:p>
          </table:table-cell>
          <table:table-cell table:number-columns-repeated="5"/>
        </table:table-row>
        <table:table-row table:style-name="ro1">
          <table:table-cell office:value-type="string">
            <text:p>2008-02-04</text:p>
          </table:table-cell>
          <table:table-cell office:value-type="float" office:value="130.49">
            <text:p>130.49</text:p>
          </table:table-cell>
          <table:table-cell table:formula="of:=[.B44]/[.B43]-1" office:value-type="float" office:value="-0.0156898242437956">
            <text:p>-0.0156898242</text:p>
          </table:table-cell>
          <table:table-cell office:value-type="float" office:value="1380.82">
            <text:p>1380.82</text:p>
          </table:table-cell>
          <table:table-cell table:formula="of:=[.D44]/[.D43]-1" office:value-type="float" office:value="-0.0104627997305472">
            <text:p>-0.0104627997</text:p>
          </table:table-cell>
          <table:table-cell table:number-columns-repeated="5"/>
        </table:table-row>
        <table:table-row table:style-name="ro1">
          <table:table-cell office:value-type="string">
            <text:p>2008-02-05</text:p>
          </table:table-cell>
          <table:table-cell office:value-type="float" office:value="128.22">
            <text:p>128.22</text:p>
          </table:table-cell>
          <table:table-cell table:formula="of:=[.B45]/[.B44]-1" office:value-type="float" office:value="-0.0173959690397733">
            <text:p>-0.017395969</text:p>
          </table:table-cell>
          <table:table-cell office:value-type="float" office:value="1336.64">
            <text:p>1336.64</text:p>
          </table:table-cell>
          <table:table-cell table:formula="of:=[.D45]/[.D44]-1" office:value-type="float" office:value="-0.0319954809461044">
            <text:p>-0.0319954809</text:p>
          </table:table-cell>
          <table:table-cell table:number-columns-repeated="5"/>
        </table:table-row>
        <table:table-row table:style-name="ro1">
          <table:table-cell office:value-type="string">
            <text:p>2008-02-06</text:p>
          </table:table-cell>
          <table:table-cell office:value-type="float" office:value="120.93">
            <text:p>120.93</text:p>
          </table:table-cell>
          <table:table-cell table:formula="of:=[.B46]/[.B45]-1" office:value-type="float" office:value="-0.0568554047730463">
            <text:p>-0.0568554048</text:p>
          </table:table-cell>
          <table:table-cell office:value-type="float" office:value="1326.45">
            <text:p>1326.45</text:p>
          </table:table-cell>
          <table:table-cell table:formula="of:=[.D46]/[.D45]-1" office:value-type="float" office:value="-0.00762359348814945">
            <text:p>-0.0076235935</text:p>
          </table:table-cell>
          <table:table-cell table:number-columns-repeated="5"/>
        </table:table-row>
        <table:table-row table:style-name="ro1">
          <table:table-cell office:value-type="string">
            <text:p>2008-02-07</text:p>
          </table:table-cell>
          <table:table-cell office:value-type="float" office:value="120.17">
            <text:p>120.17</text:p>
          </table:table-cell>
          <table:table-cell table:formula="of:=[.B47]/[.B46]-1" office:value-type="float" office:value="-0.00628462747043745">
            <text:p>-0.0062846275</text:p>
          </table:table-cell>
          <table:table-cell office:value-type="float" office:value="1336.91">
            <text:p>1336.91</text:p>
          </table:table-cell>
          <table:table-cell table:formula="of:=[.D47]/[.D46]-1" office:value-type="float" office:value="0.00788570997776028">
            <text:p>0.00788571</text:p>
          </table:table-cell>
          <table:table-cell table:number-columns-repeated="5"/>
        </table:table-row>
        <table:table-row table:style-name="ro1">
          <table:table-cell office:value-type="string">
            <text:p>2008-02-08</text:p>
          </table:table-cell>
          <table:table-cell office:value-type="float" office:value="124.38">
            <text:p>124.38</text:p>
          </table:table-cell>
          <table:table-cell table:formula="of:=[.B48]/[.B47]-1" office:value-type="float" office:value="0.0350337022551386">
            <text:p>0.0350337023</text:p>
          </table:table-cell>
          <table:table-cell office:value-type="float" office:value="1331.29">
            <text:p>1331.29</text:p>
          </table:table-cell>
          <table:table-cell table:formula="of:=[.D48]/[.D47]-1" office:value-type="float" office:value="-0.00420372351167997">
            <text:p>-0.0042037235</text:p>
          </table:table-cell>
          <table:table-cell table:number-columns-repeated="5"/>
        </table:table-row>
        <table:table-row table:style-name="ro1">
          <table:table-cell office:value-type="string">
            <text:p>2008-02-11</text:p>
          </table:table-cell>
          <table:table-cell office:value-type="float" office:value="128.31">
            <text:p>128.31</text:p>
          </table:table-cell>
          <table:table-cell table:formula="of:=[.B49]/[.B48]-1" office:value-type="float" office:value="0.0315967197298601">
            <text:p>0.0315967197</text:p>
          </table:table-cell>
          <table:table-cell office:value-type="float" office:value="1339.13">
            <text:p>1339.13</text:p>
          </table:table-cell>
          <table:table-cell table:formula="of:=[.D49]/[.D48]-1" office:value-type="float" office:value="0.00588902493070642">
            <text:p>0.0058890249</text:p>
          </table:table-cell>
          <table:table-cell table:number-columns-repeated="5"/>
        </table:table-row>
        <table:table-row table:style-name="ro1">
          <table:table-cell office:value-type="string">
            <text:p>2008-02-12</text:p>
          </table:table-cell>
          <table:table-cell office:value-type="float" office:value="123.76">
            <text:p>123.76</text:p>
          </table:table-cell>
          <table:table-cell table:formula="of:=[.B50]/[.B49]-1" office:value-type="float" office:value="-0.0354609929078014">
            <text:p>-0.0354609929</text:p>
          </table:table-cell>
          <table:table-cell office:value-type="float" office:value="1348.86">
            <text:p>1348.86</text:p>
          </table:table-cell>
          <table:table-cell table:formula="of:=[.D50]/[.D49]-1" office:value-type="float" office:value="0.00726591144997113">
            <text:p>0.0072659114</text:p>
          </table:table-cell>
          <table:table-cell table:number-columns-repeated="5"/>
        </table:table-row>
        <table:table-row table:style-name="ro1">
          <table:table-cell office:value-type="string">
            <text:p>2008-02-13</text:p>
          </table:table-cell>
          <table:table-cell office:value-type="float" office:value="128.26">
            <text:p>128.26</text:p>
          </table:table-cell>
          <table:table-cell table:formula="of:=[.B51]/[.B50]-1" office:value-type="float" office:value="0.0363606981254039">
            <text:p>0.0363606981</text:p>
          </table:table-cell>
          <table:table-cell office:value-type="float" office:value="1367.21">
            <text:p>1367.21</text:p>
          </table:table-cell>
          <table:table-cell table:formula="of:=[.D51]/[.D50]-1" office:value-type="float" office:value="0.0136040804827782">
            <text:p>0.0136040805</text:p>
          </table:table-cell>
          <table:table-cell table:number-columns-repeated="5"/>
        </table:table-row>
        <table:table-row table:style-name="ro1">
          <table:table-cell office:value-type="string">
            <text:p>2008-02-14</text:p>
          </table:table-cell>
          <table:table-cell office:value-type="float" office:value="126.34">
            <text:p>126.34</text:p>
          </table:table-cell>
          <table:table-cell table:formula="of:=[.B52]/[.B51]-1" office:value-type="float" office:value="-0.0149695930141899">
            <text:p>-0.014969593</text:p>
          </table:table-cell>
          <table:table-cell office:value-type="float" office:value="1348.86">
            <text:p>1348.86</text:p>
          </table:table-cell>
          <table:table-cell table:formula="of:=[.D52]/[.D51]-1" office:value-type="float" office:value="-0.0134214934062801">
            <text:p>-0.0134214934</text:p>
          </table:table-cell>
          <table:table-cell table:number-columns-repeated="5"/>
        </table:table-row>
        <table:table-row table:style-name="ro1">
          <table:table-cell office:value-type="string">
            <text:p>2008-02-15</text:p>
          </table:table-cell>
          <table:table-cell office:value-type="float" office:value="123.53">
            <text:p>123.53</text:p>
          </table:table-cell>
          <table:table-cell table:formula="of:=[.B53]/[.B52]-1" office:value-type="float" office:value="-0.02224157036568">
            <text:p>-0.0222415704</text:p>
          </table:table-cell>
          <table:table-cell office:value-type="float" office:value="1349.99">
            <text:p>1349.99</text:p>
          </table:table-cell>
          <table:table-cell table:formula="of:=[.D53]/[.D52]-1" office:value-type="float" office:value="0.000837744465697066">
            <text:p>0.0008377445</text:p>
          </table:table-cell>
          <table:table-cell table:number-columns-repeated="5"/>
        </table:table-row>
        <table:table-row table:style-name="ro1">
          <table:table-cell office:value-type="string">
            <text:p>2008-02-19</text:p>
          </table:table-cell>
          <table:table-cell office:value-type="float" office:value="121.1">
            <text:p>121.1</text:p>
          </table:table-cell>
          <table:table-cell table:formula="of:=[.B54]/[.B53]-1" office:value-type="float" office:value="-0.0196713348984053">
            <text:p>-0.0196713349</text:p>
          </table:table-cell>
          <table:table-cell office:value-type="float" office:value="1348.78">
            <text:p>1348.78</text:p>
          </table:table-cell>
          <table:table-cell table:formula="of:=[.D54]/[.D53]-1" office:value-type="float" office:value="-0.000896302935577298">
            <text:p>-0.0008963029</text:p>
          </table:table-cell>
          <table:table-cell table:number-columns-repeated="5"/>
        </table:table-row>
        <table:table-row table:style-name="ro1">
          <table:table-cell office:value-type="string">
            <text:p>2008-02-20</text:p>
          </table:table-cell>
          <table:table-cell office:value-type="float" office:value="122.73">
            <text:p>122.73</text:p>
          </table:table-cell>
          <table:table-cell table:formula="of:=[.B55]/[.B54]-1" office:value-type="float" office:value="0.0134599504541701">
            <text:p>0.0134599505</text:p>
          </table:table-cell>
          <table:table-cell office:value-type="float" office:value="1360.03">
            <text:p>1360.03</text:p>
          </table:table-cell>
          <table:table-cell table:formula="of:=[.D55]/[.D54]-1" office:value-type="float" office:value="0.00834087100935665">
            <text:p>0.008340871</text:p>
          </table:table-cell>
          <table:table-cell table:number-columns-repeated="5"/>
        </table:table-row>
        <table:table-row table:style-name="ro1">
          <table:table-cell office:value-type="string">
            <text:p>2008-02-21</text:p>
          </table:table-cell>
          <table:table-cell office:value-type="float" office:value="120.47">
            <text:p>120.47</text:p>
          </table:table-cell>
          <table:table-cell table:formula="of:=[.B56]/[.B55]-1" office:value-type="float" office:value="-0.0184144056058014">
            <text:p>-0.0184144056</text:p>
          </table:table-cell>
          <table:table-cell office:value-type="float" office:value="1342.53">
            <text:p>1342.53</text:p>
          </table:table-cell>
          <table:table-cell table:formula="of:=[.D56]/[.D55]-1" office:value-type="float" office:value="-0.012867363219929">
            <text:p>-0.0128673632</text:p>
          </table:table-cell>
          <table:table-cell table:number-columns-repeated="5"/>
        </table:table-row>
        <table:table-row table:style-name="ro1">
          <table:table-cell office:value-type="string">
            <text:p>2008-02-22</text:p>
          </table:table-cell>
          <table:table-cell office:value-type="float" office:value="118.41">
            <text:p>118.41</text:p>
          </table:table-cell>
          <table:table-cell table:formula="of:=[.B57]/[.B56]-1" office:value-type="float" office:value="-0.0170996928695941">
            <text:p>-0.0170996929</text:p>
          </table:table-cell>
          <table:table-cell office:value-type="float" office:value="1353.11">
            <text:p>1353.11</text:p>
          </table:table-cell>
          <table:table-cell table:formula="of:=[.D57]/[.D56]-1" office:value-type="float" office:value="0.00788064326309268">
            <text:p>0.0078806433</text:p>
          </table:table-cell>
          <table:table-cell table:number-columns-repeated="5"/>
        </table:table-row>
        <table:table-row table:style-name="ro1">
          <table:table-cell office:value-type="string">
            <text:p>2008-02-25</text:p>
          </table:table-cell>
          <table:table-cell office:value-type="float" office:value="118.69">
            <text:p>118.69</text:p>
          </table:table-cell>
          <table:table-cell table:formula="of:=[.B58]/[.B57]-1" office:value-type="float" office:value="0.00236466514652478">
            <text:p>0.0023646651</text:p>
          </table:table-cell>
          <table:table-cell office:value-type="float" office:value="1371.8">
            <text:p>1371.8</text:p>
          </table:table-cell>
          <table:table-cell table:formula="of:=[.D58]/[.D57]-1" office:value-type="float" office:value="0.0138126242508001">
            <text:p>0.0138126243</text:p>
          </table:table-cell>
          <table:table-cell table:number-columns-repeated="5"/>
        </table:table-row>
        <table:table-row table:style-name="ro1">
          <table:table-cell office:value-type="string">
            <text:p>2008-02-26</text:p>
          </table:table-cell>
          <table:table-cell office:value-type="float" office:value="118.1">
            <text:p>118.1</text:p>
          </table:table-cell>
          <table:table-cell table:formula="of:=[.B59]/[.B58]-1" office:value-type="float" office:value="-0.00497093268177606">
            <text:p>-0.0049709327</text:p>
          </table:table-cell>
          <table:table-cell office:value-type="float" office:value="1381.29">
            <text:p>1381.29</text:p>
          </table:table-cell>
          <table:table-cell table:formula="of:=[.D59]/[.D58]-1" office:value-type="float" office:value="0.00691791806385766">
            <text:p>0.0069179181</text:p>
          </table:table-cell>
          <table:table-cell table:number-columns-repeated="5"/>
        </table:table-row>
        <table:table-row table:style-name="ro1">
          <table:table-cell office:value-type="string">
            <text:p>2008-02-27</text:p>
          </table:table-cell>
          <table:table-cell office:value-type="float" office:value="121.88">
            <text:p>121.88</text:p>
          </table:table-cell>
          <table:table-cell table:formula="of:=[.B60]/[.B59]-1" office:value-type="float" office:value="0.0320067739204064">
            <text:p>0.0320067739</text:p>
          </table:table-cell>
          <table:table-cell office:value-type="float" office:value="1380.02">
            <text:p>1380.02</text:p>
          </table:table-cell>
          <table:table-cell table:formula="of:=[.D60]/[.D59]-1" office:value-type="float" office:value="-0.00091943038753628">
            <text:p>-0.0009194304</text:p>
          </table:table-cell>
          <table:table-cell table:number-columns-repeated="5"/>
        </table:table-row>
        <table:table-row table:style-name="ro1">
          <table:table-cell office:value-type="string">
            <text:p>2008-02-28</text:p>
          </table:table-cell>
          <table:table-cell office:value-type="float" office:value="128.77">
            <text:p>128.77</text:p>
          </table:table-cell>
          <table:table-cell table:formula="of:=[.B61]/[.B60]-1" office:value-type="float" office:value="0.0565310141122417">
            <text:p>0.0565310141</text:p>
          </table:table-cell>
          <table:table-cell office:value-type="float" office:value="1367.68">
            <text:p>1367.68</text:p>
          </table:table-cell>
          <table:table-cell table:formula="of:=[.D61]/[.D60]-1" office:value-type="float" office:value="-0.00894189939276235">
            <text:p>-0.0089418994</text:p>
          </table:table-cell>
          <table:table-cell table:number-columns-repeated="5"/>
        </table:table-row>
        <table:table-row table:style-name="ro1">
          <table:table-cell office:value-type="string">
            <text:p>2008-02-29</text:p>
          </table:table-cell>
          <table:table-cell office:value-type="float" office:value="123.92">
            <text:p>123.92</text:p>
          </table:table-cell>
          <table:table-cell table:formula="of:=[.B62]/[.B61]-1" office:value-type="float" office:value="-0.0376640521860683">
            <text:p>-0.0376640522</text:p>
          </table:table-cell>
          <table:table-cell office:value-type="float" office:value="1330.63">
            <text:p>1330.63</text:p>
          </table:table-cell>
          <table:table-cell table:formula="of:=[.D62]/[.D61]-1" office:value-type="float" office:value="-0.0270896700982686">
            <text:p>-0.0270896701</text:p>
          </table:table-cell>
          <table:table-cell table:number-columns-repeated="5"/>
        </table:table-row>
        <table:table-row table:style-name="ro1">
          <table:table-cell office:value-type="string">
            <text:p>2008-03-03</text:p>
          </table:table-cell>
          <table:table-cell office:value-type="float" office:value="120.66">
            <text:p>120.66</text:p>
          </table:table-cell>
          <table:table-cell table:formula="of:=[.B63]/[.B62]-1" office:value-type="float" office:value="-0.026307295029051">
            <text:p>-0.026307295</text:p>
          </table:table-cell>
          <table:table-cell office:value-type="float" office:value="1331.34">
            <text:p>1331.34</text:p>
          </table:table-cell>
          <table:table-cell table:formula="of:=[.D63]/[.D62]-1" office:value-type="float" office:value="0.000533581837174779">
            <text:p>0.0005335818</text:p>
          </table:table-cell>
          <table:table-cell table:number-columns-repeated="5"/>
        </table:table-row>
        <table:table-row table:style-name="ro1">
          <table:table-cell office:value-type="string">
            <text:p>2008-03-04</text:p>
          </table:table-cell>
          <table:table-cell office:value-type="float" office:value="123.52">
            <text:p>123.52</text:p>
          </table:table-cell>
          <table:table-cell table:formula="of:=[.B64]/[.B63]-1" office:value-type="float" office:value="0.0237029670147522">
            <text:p>0.023702967</text:p>
          </table:table-cell>
          <table:table-cell office:value-type="float" office:value="1326.75">
            <text:p>1326.75</text:p>
          </table:table-cell>
          <table:table-cell table:formula="of:=[.D64]/[.D63]-1" office:value-type="float" office:value="-0.00344765424309335">
            <text:p>-0.0034476542</text:p>
          </table:table-cell>
          <table:table-cell table:number-columns-repeated="5"/>
        </table:table-row>
        <table:table-row table:style-name="ro1">
          <table:table-cell office:value-type="string">
            <text:p>2008-03-05</text:p>
          </table:table-cell>
          <table:table-cell office:value-type="float" office:value="123.39">
            <text:p>123.39</text:p>
          </table:table-cell>
          <table:table-cell table:formula="of:=[.B65]/[.B64]-1" office:value-type="float" office:value="-0.00105246113989632">
            <text:p>-0.0010524611</text:p>
          </table:table-cell>
          <table:table-cell office:value-type="float" office:value="1333.7">
            <text:p>1333.7</text:p>
          </table:table-cell>
          <table:table-cell table:formula="of:=[.D65]/[.D64]-1" office:value-type="float" office:value="0.00523836442434522">
            <text:p>0.0052383644</text:p>
          </table:table-cell>
          <table:table-cell table:number-columns-repeated="5"/>
        </table:table-row>
        <table:table-row table:style-name="ro1">
          <table:table-cell office:value-type="string">
            <text:p>2008-03-06</text:p>
          </table:table-cell>
          <table:table-cell office:value-type="float" office:value="119.87">
            <text:p>119.87</text:p>
          </table:table-cell>
          <table:table-cell table:formula="of:=[.B66]/[.B65]-1" office:value-type="float" office:value="-0.0285274333414377">
            <text:p>-0.0285274333</text:p>
          </table:table-cell>
          <table:table-cell office:value-type="float" office:value="1304.34">
            <text:p>1304.34</text:p>
          </table:table-cell>
          <table:table-cell table:formula="of:=[.D66]/[.D65]-1" office:value-type="float" office:value="-0.0220139461648048">
            <text:p>-0.0220139462</text:p>
          </table:table-cell>
          <table:table-cell table:number-columns-repeated="5"/>
        </table:table-row>
        <table:table-row table:style-name="ro1">
          <table:table-cell office:value-type="string">
            <text:p>2008-03-07</text:p>
          </table:table-cell>
          <table:table-cell office:value-type="float" office:value="121.17">
            <text:p>121.17</text:p>
          </table:table-cell>
          <table:table-cell table:formula="of:=[.B67]/[.B66]-1" office:value-type="float" office:value="0.0108450821723534">
            <text:p>0.0108450822</text:p>
          </table:table-cell>
          <table:table-cell office:value-type="float" office:value="1293.37">
            <text:p>1293.37</text:p>
          </table:table-cell>
          <table:table-cell table:formula="of:=[.D67]/[.D66]-1" office:value-type="float" office:value="-0.00841038379563608">
            <text:p>-0.0084103838</text:p>
          </table:table-cell>
          <table:table-cell table:number-columns-repeated="5"/>
        </table:table-row>
        <table:table-row table:style-name="ro1">
          <table:table-cell office:value-type="string">
            <text:p>2008-03-10</text:p>
          </table:table-cell>
          <table:table-cell office:value-type="float" office:value="118.64">
            <text:p>118.64</text:p>
          </table:table-cell>
          <table:table-cell table:formula="of:=[.B68]/[.B67]-1" office:value-type="float" office:value="-0.020879755715111">
            <text:p>-0.0208797557</text:p>
          </table:table-cell>
          <table:table-cell office:value-type="float" office:value="1273.37">
            <text:p>1273.37</text:p>
          </table:table-cell>
          <table:table-cell table:formula="of:=[.D68]/[.D67]-1" office:value-type="float" office:value="-0.015463479128169">
            <text:p>-0.0154634791</text:p>
          </table:table-cell>
          <table:table-cell table:number-columns-repeated="5"/>
        </table:table-row>
        <table:table-row table:style-name="ro1">
          <table:table-cell office:value-type="string">
            <text:p>2008-03-11</text:p>
          </table:table-cell>
          <table:table-cell office:value-type="float" office:value="126.23">
            <text:p>126.23</text:p>
          </table:table-cell>
          <table:table-cell table:formula="of:=[.B69]/[.B68]-1" office:value-type="float" office:value="0.0639750505731624">
            <text:p>0.0639750506</text:p>
          </table:table-cell>
          <table:table-cell office:value-type="float" office:value="1320.65">
            <text:p>1320.65</text:p>
          </table:table-cell>
          <table:table-cell table:formula="of:=[.D69]/[.D68]-1" office:value-type="float" office:value="0.0371298208690327">
            <text:p>0.0371298209</text:p>
          </table:table-cell>
          <table:table-cell table:number-columns-repeated="5"/>
        </table:table-row>
        <table:table-row table:style-name="ro1">
          <table:table-cell office:value-type="string">
            <text:p>2008-03-12</text:p>
          </table:table-cell>
          <table:table-cell office:value-type="float" office:value="124.92">
            <text:p>124.92</text:p>
          </table:table-cell>
          <table:table-cell table:formula="of:=[.B70]/[.B69]-1" office:value-type="float" office:value="-0.0103778816446169">
            <text:p>-0.0103778816</text:p>
          </table:table-cell>
          <table:table-cell office:value-type="float" office:value="1308.77">
            <text:p>1308.77</text:p>
          </table:table-cell>
          <table:table-cell table:formula="of:=[.D70]/[.D69]-1" office:value-type="float" office:value="-0.00899557036307885">
            <text:p>-0.0089955704</text:p>
          </table:table-cell>
          <table:table-cell table:number-columns-repeated="5"/>
        </table:table-row>
        <table:table-row table:style-name="ro1">
          <table:table-cell office:value-type="string">
            <text:p>2008-03-13</text:p>
          </table:table-cell>
          <table:table-cell office:value-type="float" office:value="126.81">
            <text:p>126.81</text:p>
          </table:table-cell>
          <table:table-cell table:formula="of:=[.B71]/[.B70]-1" office:value-type="float" office:value="0.0151296829971181">
            <text:p>0.015129683</text:p>
          </table:table-cell>
          <table:table-cell office:value-type="float" office:value="1315.48">
            <text:p>1315.48</text:p>
          </table:table-cell>
          <table:table-cell table:formula="of:=[.D71]/[.D70]-1" office:value-type="float" office:value="0.00512695125957974">
            <text:p>0.0051269513</text:p>
          </table:table-cell>
          <table:table-cell table:number-columns-repeated="5"/>
        </table:table-row>
        <table:table-row table:style-name="ro1">
          <table:table-cell office:value-type="string">
            <text:p>2008-03-14</text:p>
          </table:table-cell>
          <table:table-cell office:value-type="float" office:value="125.5">
            <text:p>125.5</text:p>
          </table:table-cell>
          <table:table-cell table:formula="of:=[.B72]/[.B71]-1" office:value-type="float" office:value="-0.0103304155823674">
            <text:p>-0.0103304156</text:p>
          </table:table-cell>
          <table:table-cell office:value-type="float" office:value="1288.14">
            <text:p>1288.14</text:p>
          </table:table-cell>
          <table:table-cell table:formula="of:=[.D72]/[.D71]-1" office:value-type="float" office:value="-0.0207832882293915">
            <text:p>-0.0207832882</text:p>
          </table:table-cell>
          <table:table-cell table:number-columns-repeated="5"/>
        </table:table-row>
        <table:table-row table:style-name="ro1">
          <table:table-cell office:value-type="string">
            <text:p>2008-03-17</text:p>
          </table:table-cell>
          <table:table-cell office:value-type="float" office:value="125.61">
            <text:p>125.61</text:p>
          </table:table-cell>
          <table:table-cell table:formula="of:=[.B73]/[.B72]-1" office:value-type="float" office:value="0.000876494023904328">
            <text:p>0.000876494</text:p>
          </table:table-cell>
          <table:table-cell office:value-type="float" office:value="1276.6">
            <text:p>1276.6</text:p>
          </table:table-cell>
          <table:table-cell table:formula="of:=[.D73]/[.D72]-1" office:value-type="float" office:value="-0.00895865356250114">
            <text:p>-0.0089586536</text:p>
          </table:table-cell>
          <table:table-cell table:number-columns-repeated="5"/>
        </table:table-row>
        <table:table-row table:style-name="ro1">
          <table:table-cell office:value-type="string">
            <text:p>2008-03-18</text:p>
          </table:table-cell>
          <table:table-cell office:value-type="float" office:value="131.65">
            <text:p>131.65</text:p>
          </table:table-cell>
          <table:table-cell table:formula="of:=[.B74]/[.B73]-1" office:value-type="float" office:value="0.0480853435236048">
            <text:p>0.0480853435</text:p>
          </table:table-cell>
          <table:table-cell office:value-type="float" office:value="1330.74">
            <text:p>1330.74</text:p>
          </table:table-cell>
          <table:table-cell table:formula="of:=[.D74]/[.D73]-1" office:value-type="float" office:value="0.0424095253015824">
            <text:p>0.0424095253</text:p>
          </table:table-cell>
          <table:table-cell table:number-columns-repeated="5"/>
        </table:table-row>
        <table:table-row table:style-name="ro1">
          <table:table-cell office:value-type="string">
            <text:p>2008-03-19</text:p>
          </table:table-cell>
          <table:table-cell office:value-type="float" office:value="128.53">
            <text:p>128.53</text:p>
          </table:table-cell>
          <table:table-cell table:formula="of:=[.B75]/[.B74]-1" office:value-type="float" office:value="-0.0236992024306875">
            <text:p>-0.0236992024</text:p>
          </table:table-cell>
          <table:table-cell office:value-type="float" office:value="1298.42">
            <text:p>1298.42</text:p>
          </table:table-cell>
          <table:table-cell table:formula="of:=[.D75]/[.D74]-1" office:value-type="float" office:value="-0.0242872386792311">
            <text:p>-0.0242872387</text:p>
          </table:table-cell>
          <table:table-cell table:number-columns-repeated="5"/>
        </table:table-row>
        <table:table-row table:style-name="ro1">
          <table:table-cell office:value-type="string">
            <text:p>2008-03-20</text:p>
          </table:table-cell>
          <table:table-cell office:value-type="float" office:value="132.1">
            <text:p>132.1</text:p>
          </table:table-cell>
          <table:table-cell table:formula="of:=[.B76]/[.B75]-1" office:value-type="float" office:value="0.0277756165875671">
            <text:p>0.0277756166</text:p>
          </table:table-cell>
          <table:table-cell office:value-type="float" office:value="1329.51">
            <text:p>1329.51</text:p>
          </table:table-cell>
          <table:table-cell table:formula="of:=[.D76]/[.D75]-1" office:value-type="float" office:value="0.023944486375749">
            <text:p>0.0239444864</text:p>
          </table:table-cell>
          <table:table-cell table:number-columns-repeated="5"/>
        </table:table-row>
        <table:table-row table:style-name="ro1">
          <table:table-cell office:value-type="string">
            <text:p>2008-03-24</text:p>
          </table:table-cell>
          <table:table-cell office:value-type="float" office:value="138.3">
            <text:p>138.3</text:p>
          </table:table-cell>
          <table:table-cell table:formula="of:=[.B77]/[.B76]-1" office:value-type="float" office:value="0.0469341408024226">
            <text:p>0.0469341408</text:p>
          </table:table-cell>
          <table:table-cell office:value-type="float" office:value="1349.88">
            <text:p>1349.88</text:p>
          </table:table-cell>
          <table:table-cell table:formula="of:=[.D77]/[.D76]-1" office:value-type="float" office:value="0.0153214342126047">
            <text:p>0.0153214342</text:p>
          </table:table-cell>
          <table:table-cell table:number-columns-repeated="5"/>
        </table:table-row>
        <table:table-row table:style-name="ro1">
          <table:table-cell office:value-type="string">
            <text:p>2008-03-25</text:p>
          </table:table-cell>
          <table:table-cell office:value-type="float" office:value="139.74">
            <text:p>139.74</text:p>
          </table:table-cell>
          <table:table-cell table:formula="of:=[.B78]/[.B77]-1" office:value-type="float" office:value="0.0104121475054231">
            <text:p>0.0104121475</text:p>
          </table:table-cell>
          <table:table-cell office:value-type="float" office:value="1352.99">
            <text:p>1352.99</text:p>
          </table:table-cell>
          <table:table-cell table:formula="of:=[.D78]/[.D77]-1" office:value-type="float" office:value="0.00230390849556983">
            <text:p>0.0023039085</text:p>
          </table:table-cell>
          <table:table-cell table:number-columns-repeated="5"/>
        </table:table-row>
        <table:table-row table:style-name="ro1">
          <table:table-cell office:value-type="string">
            <text:p>2008-03-26</text:p>
          </table:table-cell>
          <table:table-cell office:value-type="float" office:value="143.78">
            <text:p>143.78</text:p>
          </table:table-cell>
          <table:table-cell table:formula="of:=[.B79]/[.B78]-1" office:value-type="float" office:value="0.0289108344067552">
            <text:p>0.0289108344</text:p>
          </table:table-cell>
          <table:table-cell office:value-type="float" office:value="1341.13">
            <text:p>1341.13</text:p>
          </table:table-cell>
          <table:table-cell table:formula="of:=[.D79]/[.D78]-1" office:value-type="float" office:value="-0.00876577062653816">
            <text:p>-0.0087657706</text:p>
          </table:table-cell>
          <table:table-cell table:number-columns-repeated="5"/>
        </table:table-row>
        <table:table-row table:style-name="ro1">
          <table:table-cell office:value-type="string">
            <text:p>2008-03-27</text:p>
          </table:table-cell>
          <table:table-cell office:value-type="float" office:value="139.02">
            <text:p>139.02</text:p>
          </table:table-cell>
          <table:table-cell table:formula="of:=[.B80]/[.B79]-1" office:value-type="float" office:value="-0.0331061343719571">
            <text:p>-0.0331061344</text:p>
          </table:table-cell>
          <table:table-cell office:value-type="float" office:value="1325.76">
            <text:p>1325.76</text:p>
          </table:table-cell>
          <table:table-cell table:formula="of:=[.D80]/[.D79]-1" office:value-type="float" office:value="-0.0114604848150441">
            <text:p>-0.0114604848</text:p>
          </table:table-cell>
          <table:table-cell table:number-columns-repeated="5"/>
        </table:table-row>
        <table:table-row table:style-name="ro1">
          <table:table-cell office:value-type="string">
            <text:p>2008-03-28</text:p>
          </table:table-cell>
          <table:table-cell office:value-type="float" office:value="141.75">
            <text:p>141.75</text:p>
          </table:table-cell>
          <table:table-cell table:formula="of:=[.B81]/[.B80]-1" office:value-type="float" office:value="0.0196374622356494">
            <text:p>0.0196374622</text:p>
          </table:table-cell>
          <table:table-cell office:value-type="float" office:value="1315.22">
            <text:p>1315.22</text:p>
          </table:table-cell>
          <table:table-cell table:formula="of:=[.D81]/[.D80]-1" office:value-type="float" office:value="-0.00795015689114165">
            <text:p>-0.0079501569</text:p>
          </table:table-cell>
          <table:table-cell table:number-columns-repeated="5"/>
        </table:table-row>
        <table:table-row table:style-name="ro1">
          <table:table-cell office:value-type="string">
            <text:p>2008-03-31</text:p>
          </table:table-cell>
          <table:table-cell office:value-type="float" office:value="142.24">
            <text:p>142.24</text:p>
          </table:table-cell>
          <table:table-cell table:formula="of:=[.B82]/[.B81]-1" office:value-type="float" office:value="0.00345679012345679">
            <text:p>0.0034567901</text:p>
          </table:table-cell>
          <table:table-cell office:value-type="float" office:value="1322.7">
            <text:p>1322.7</text:p>
          </table:table-cell>
          <table:table-cell table:formula="of:=[.D82]/[.D81]-1" office:value-type="float" office:value="0.00568726144675424">
            <text:p>0.0056872614</text:p>
          </table:table-cell>
          <table:table-cell table:number-columns-repeated="5"/>
        </table:table-row>
        <table:table-row table:style-name="ro1">
          <table:table-cell office:value-type="string">
            <text:p>2008-04-01</text:p>
          </table:table-cell>
          <table:table-cell office:value-type="float" office:value="148.21">
            <text:p>148.21</text:p>
          </table:table-cell>
          <table:table-cell table:formula="of:=[.B83]/[.B82]-1" office:value-type="float" office:value="0.0419713160854893">
            <text:p>0.0419713161</text:p>
          </table:table-cell>
          <table:table-cell office:value-type="float" office:value="1370.18">
            <text:p>1370.18</text:p>
          </table:table-cell>
          <table:table-cell table:formula="of:=[.D83]/[.D82]-1" office:value-type="float" office:value="0.0358962727753838">
            <text:p>0.0358962728</text:p>
          </table:table-cell>
          <table:table-cell table:number-columns-repeated="5"/>
        </table:table-row>
        <table:table-row table:style-name="ro1">
          <table:table-cell office:value-type="string">
            <text:p>2008-04-02</text:p>
          </table:table-cell>
          <table:table-cell office:value-type="float" office:value="146.19">
            <text:p>146.19</text:p>
          </table:table-cell>
          <table:table-cell table:formula="of:=[.B84]/[.B83]-1" office:value-type="float" office:value="-0.0136293097631739">
            <text:p>-0.0136293098</text:p>
          </table:table-cell>
          <table:table-cell office:value-type="float" office:value="1367.53">
            <text:p>1367.53</text:p>
          </table:table-cell>
          <table:table-cell table:formula="of:=[.D84]/[.D83]-1" office:value-type="float" office:value="-0.00193405246026079">
            <text:p>-0.0019340525</text:p>
          </table:table-cell>
          <table:table-cell table:number-columns-repeated="5"/>
        </table:table-row>
        <table:table-row table:style-name="ro1">
          <table:table-cell office:value-type="string">
            <text:p>2008-04-03</text:p>
          </table:table-cell>
          <table:table-cell office:value-type="float" office:value="150.28">
            <text:p>150.28</text:p>
          </table:table-cell>
          <table:table-cell table:formula="of:=[.B85]/[.B84]-1" office:value-type="float" office:value="0.0279772898283057">
            <text:p>0.0279772898</text:p>
          </table:table-cell>
          <table:table-cell office:value-type="float" office:value="1369.31">
            <text:p>1369.31</text:p>
          </table:table-cell>
          <table:table-cell table:formula="of:=[.D85]/[.D84]-1" office:value-type="float" office:value="0.00130161678354401">
            <text:p>0.0013016168</text:p>
          </table:table-cell>
          <table:table-cell table:number-columns-repeated="5"/>
        </table:table-row>
        <table:table-row table:style-name="ro1">
          <table:table-cell office:value-type="string">
            <text:p>2008-04-04</text:p>
          </table:table-cell>
          <table:table-cell office:value-type="float" office:value="151.73">
            <text:p>151.73</text:p>
          </table:table-cell>
          <table:table-cell table:formula="of:=[.B86]/[.B85]-1" office:value-type="float" office:value="0.00964865584242736">
            <text:p>0.0096486558</text:p>
          </table:table-cell>
          <table:table-cell office:value-type="float" office:value="1370.4">
            <text:p>1370.4</text:p>
          </table:table-cell>
          <table:table-cell table:formula="of:=[.D86]/[.D85]-1" office:value-type="float" office:value="0.000796021353820731">
            <text:p>0.0007960214</text:p>
          </table:table-cell>
          <table:table-cell table:number-columns-repeated="5"/>
        </table:table-row>
        <table:table-row table:style-name="ro1">
          <table:table-cell office:value-type="string">
            <text:p>2008-04-07</text:p>
          </table:table-cell>
          <table:table-cell office:value-type="float" office:value="154.52">
            <text:p>154.52</text:p>
          </table:table-cell>
          <table:table-cell table:formula="of:=[.B87]/[.B86]-1" office:value-type="float" office:value="0.018387925921044">
            <text:p>0.0183879259</text:p>
          </table:table-cell>
          <table:table-cell office:value-type="float" office:value="1372.54">
            <text:p>1372.54</text:p>
          </table:table-cell>
          <table:table-cell table:formula="of:=[.D87]/[.D86]-1" office:value-type="float" office:value="0.00156158785755967">
            <text:p>0.0015615879</text:p>
          </table:table-cell>
          <table:table-cell table:number-columns-repeated="5"/>
        </table:table-row>
        <table:table-row table:style-name="ro1">
          <table:table-cell office:value-type="string">
            <text:p>2008-04-08</text:p>
          </table:table-cell>
          <table:table-cell office:value-type="float" office:value="151.49">
            <text:p>151.49</text:p>
          </table:table-cell>
          <table:table-cell table:formula="of:=[.B88]/[.B87]-1" office:value-type="float" office:value="-0.0196091120890499">
            <text:p>-0.0196091121</text:p>
          </table:table-cell>
          <table:table-cell office:value-type="float" office:value="1365.54">
            <text:p>1365.54</text:p>
          </table:table-cell>
          <table:table-cell table:formula="of:=[.D88]/[.D87]-1" office:value-type="float" office:value="-0.00510003351450594">
            <text:p>-0.0051000335</text:p>
          </table:table-cell>
          <table:table-cell table:number-columns-repeated="5"/>
        </table:table-row>
        <table:table-row table:style-name="ro1">
          <table:table-cell office:value-type="string">
            <text:p>2008-04-09</text:p>
          </table:table-cell>
          <table:table-cell office:value-type="float" office:value="150.11">
            <text:p>150.11</text:p>
          </table:table-cell>
          <table:table-cell table:formula="of:=[.B89]/[.B88]-1" office:value-type="float" office:value="-0.00910951217902167">
            <text:p>-0.0091095122</text:p>
          </table:table-cell>
          <table:table-cell office:value-type="float" office:value="1354.49">
            <text:p>1354.49</text:p>
          </table:table-cell>
          <table:table-cell table:formula="of:=[.D89]/[.D88]-1" office:value-type="float" office:value="-0.0080920368498909">
            <text:p>-0.0080920368</text:p>
          </table:table-cell>
          <table:table-cell table:number-columns-repeated="5"/>
        </table:table-row>
        <table:table-row table:style-name="ro1">
          <table:table-cell office:value-type="string">
            <text:p>2008-04-10</text:p>
          </table:table-cell>
          <table:table-cell office:value-type="float" office:value="153.19">
            <text:p>153.19</text:p>
          </table:table-cell>
          <table:table-cell table:formula="of:=[.B90]/[.B89]-1" office:value-type="float" office:value="0.0205182865898341">
            <text:p>0.0205182866</text:p>
          </table:table-cell>
          <table:table-cell office:value-type="float" office:value="1360.55">
            <text:p>1360.55</text:p>
          </table:table-cell>
          <table:table-cell table:formula="of:=[.D90]/[.D89]-1" office:value-type="float" office:value="0.00447400866746883">
            <text:p>0.0044740087</text:p>
          </table:table-cell>
          <table:table-cell table:number-columns-repeated="5"/>
        </table:table-row>
        <table:table-row table:style-name="ro1">
          <table:table-cell office:value-type="string">
            <text:p>2008-04-11</text:p>
          </table:table-cell>
          <table:table-cell office:value-type="float" office:value="145.84">
            <text:p>145.84</text:p>
          </table:table-cell>
          <table:table-cell table:formula="of:=[.B91]/[.B90]-1" office:value-type="float" office:value="-0.0479796331353222">
            <text:p>-0.0479796331</text:p>
          </table:table-cell>
          <table:table-cell office:value-type="float" office:value="1332.83">
            <text:p>1332.83</text:p>
          </table:table-cell>
          <table:table-cell table:formula="of:=[.D91]/[.D90]-1" office:value-type="float" office:value="-0.020374113410018">
            <text:p>-0.0203741134</text:p>
          </table:table-cell>
          <table:table-cell table:number-columns-repeated="5"/>
        </table:table-row>
        <table:table-row table:style-name="ro1">
          <table:table-cell office:value-type="string">
            <text:p>2008-04-14</text:p>
          </table:table-cell>
          <table:table-cell office:value-type="float" office:value="146.48">
            <text:p>146.48</text:p>
          </table:table-cell>
          <table:table-cell table:formula="of:=[.B92]/[.B91]-1" office:value-type="float" office:value="0.00438837081733401">
            <text:p>0.0043883708</text:p>
          </table:table-cell>
          <table:table-cell office:value-type="float" office:value="1328.32">
            <text:p>1328.32</text:p>
          </table:table-cell>
          <table:table-cell table:formula="of:=[.D92]/[.D91]-1" office:value-type="float" office:value="-0.00338377737595941">
            <text:p>-0.0033837774</text:p>
          </table:table-cell>
          <table:table-cell table:number-columns-repeated="5"/>
        </table:table-row>
        <table:table-row table:style-name="ro1">
          <table:table-cell office:value-type="string">
            <text:p>2008-04-15</text:p>
          </table:table-cell>
          <table:table-cell office:value-type="float" office:value="147.07">
            <text:p>147.07</text:p>
          </table:table-cell>
          <table:table-cell table:formula="of:=[.B93]/[.B92]-1" office:value-type="float" office:value="0.00402785363189517">
            <text:p>0.0040278536</text:p>
          </table:table-cell>
          <table:table-cell office:value-type="float" office:value="1334.43">
            <text:p>1334.43</text:p>
          </table:table-cell>
          <table:table-cell table:formula="of:=[.D93]/[.D92]-1" office:value-type="float" office:value="0.00459979523006515">
            <text:p>0.0045997952</text:p>
          </table:table-cell>
          <table:table-cell table:number-columns-repeated="5"/>
        </table:table-row>
        <table:table-row table:style-name="ro1">
          <table:table-cell office:value-type="string">
            <text:p>2008-04-16</text:p>
          </table:table-cell>
          <table:table-cell office:value-type="float" office:value="152.35">
            <text:p>152.35</text:p>
          </table:table-cell>
          <table:table-cell table:formula="of:=[.B94]/[.B93]-1" office:value-type="float" office:value="0.0359012715033657">
            <text:p>0.0359012715</text:p>
          </table:table-cell>
          <table:table-cell office:value-type="float" office:value="1364.71">
            <text:p>1364.71</text:p>
          </table:table-cell>
          <table:table-cell table:formula="of:=[.D94]/[.D93]-1" office:value-type="float" office:value="0.0226913363758308">
            <text:p>0.0226913364</text:p>
          </table:table-cell>
          <table:table-cell table:number-columns-repeated="5"/>
        </table:table-row>
        <table:table-row table:style-name="ro1">
          <table:table-cell office:value-type="string">
            <text:p>2008-04-17</text:p>
          </table:table-cell>
          <table:table-cell office:value-type="float" office:value="153.13">
            <text:p>153.13</text:p>
          </table:table-cell>
          <table:table-cell table:formula="of:=[.B95]/[.B94]-1" office:value-type="float" office:value="0.0051197899573352">
            <text:p>0.00511979</text:p>
          </table:table-cell>
          <table:table-cell office:value-type="float" office:value="1365.56">
            <text:p>1365.56</text:p>
          </table:table-cell>
          <table:table-cell table:formula="of:=[.D95]/[.D94]-1" office:value-type="float" office:value="0.000622842948318603">
            <text:p>0.0006228429</text:p>
          </table:table-cell>
          <table:table-cell table:number-columns-repeated="5"/>
        </table:table-row>
        <table:table-row table:style-name="ro1">
          <table:table-cell office:value-type="string">
            <text:p>2008-04-18</text:p>
          </table:table-cell>
          <table:table-cell office:value-type="float" office:value="159.62">
            <text:p>159.62</text:p>
          </table:table-cell>
          <table:table-cell table:formula="of:=[.B96]/[.B95]-1" office:value-type="float" office:value="0.042382289557892">
            <text:p>0.0423822896</text:p>
          </table:table-cell>
          <table:table-cell office:value-type="float" office:value="1390.33">
            <text:p>1390.33</text:p>
          </table:table-cell>
          <table:table-cell table:formula="of:=[.D96]/[.D95]-1" office:value-type="float" office:value="0.0181390784733002">
            <text:p>0.0181390785</text:p>
          </table:table-cell>
          <table:table-cell table:number-columns-repeated="5"/>
        </table:table-row>
        <table:table-row table:style-name="ro1">
          <table:table-cell office:value-type="string">
            <text:p>2008-04-21</text:p>
          </table:table-cell>
          <table:table-cell office:value-type="float" office:value="166.68">
            <text:p>166.68</text:p>
          </table:table-cell>
          <table:table-cell table:formula="of:=[.B97]/[.B96]-1" office:value-type="float" office:value="0.0442300463601053">
            <text:p>0.0442300464</text:p>
          </table:table-cell>
          <table:table-cell office:value-type="float" office:value="1388.17">
            <text:p>1388.17</text:p>
          </table:table-cell>
          <table:table-cell table:formula="of:=[.D97]/[.D96]-1" office:value-type="float" office:value="-0.00155358799709415">
            <text:p>-0.001553588</text:p>
          </table:table-cell>
          <table:table-cell table:number-columns-repeated="5"/>
        </table:table-row>
        <table:table-row table:style-name="ro1">
          <table:table-cell office:value-type="string">
            <text:p>2008-04-22</text:p>
          </table:table-cell>
          <table:table-cell office:value-type="float" office:value="158.79">
            <text:p>158.79</text:p>
          </table:table-cell>
          <table:table-cell table:formula="of:=[.B98]/[.B97]-1" office:value-type="float" office:value="-0.0473362131029519">
            <text:p>-0.0473362131</text:p>
          </table:table-cell>
          <table:table-cell office:value-type="float" office:value="1375.94">
            <text:p>1375.94</text:p>
          </table:table-cell>
          <table:table-cell table:formula="of:=[.D98]/[.D97]-1" office:value-type="float" office:value="-0.00881016013888791">
            <text:p>-0.0088101601</text:p>
          </table:table-cell>
          <table:table-cell table:number-columns-repeated="5"/>
        </table:table-row>
        <table:table-row table:style-name="ro1">
          <table:table-cell office:value-type="string">
            <text:p>2008-04-23</text:p>
          </table:table-cell>
          <table:table-cell office:value-type="float" office:value="161.46">
            <text:p>161.46</text:p>
          </table:table-cell>
          <table:table-cell table:formula="of:=[.B99]/[.B98]-1" office:value-type="float" office:value="0.016814660872851">
            <text:p>0.0168146609</text:p>
          </table:table-cell>
          <table:table-cell office:value-type="float" office:value="1379.93">
            <text:p>1379.93</text:p>
          </table:table-cell>
          <table:table-cell table:formula="of:=[.D99]/[.D98]-1" office:value-type="float" office:value="0.00289983574865182">
            <text:p>0.0028998357</text:p>
          </table:table-cell>
          <table:table-cell table:number-columns-repeated="5"/>
        </table:table-row>
        <table:table-row table:style-name="ro1">
          <table:table-cell office:value-type="string">
            <text:p>2008-04-24</text:p>
          </table:table-cell>
          <table:table-cell office:value-type="float" office:value="167.45">
            <text:p>167.45</text:p>
          </table:table-cell>
          <table:table-cell table:formula="of:=[.B100]/[.B99]-1" office:value-type="float" office:value="0.0370989718815804">
            <text:p>0.0370989719</text:p>
          </table:table-cell>
          <table:table-cell office:value-type="float" office:value="1388.82">
            <text:p>1388.82</text:p>
          </table:table-cell>
          <table:table-cell table:formula="of:=[.D100]/[.D99]-1" office:value-type="float" office:value="0.00644235577166952">
            <text:p>0.0064423558</text:p>
          </table:table-cell>
          <table:table-cell table:number-columns-repeated="5"/>
        </table:table-row>
        <table:table-row table:style-name="ro1">
          <table:table-cell office:value-type="string">
            <text:p>2008-04-25</text:p>
          </table:table-cell>
          <table:table-cell office:value-type="float" office:value="168.24">
            <text:p>168.24</text:p>
          </table:table-cell>
          <table:table-cell table:formula="of:=[.B101]/[.B100]-1" office:value-type="float" office:value="0.0047178262167813">
            <text:p>0.0047178262</text:p>
          </table:table-cell>
          <table:table-cell office:value-type="float" office:value="1397.84">
            <text:p>1397.84</text:p>
          </table:table-cell>
          <table:table-cell table:formula="of:=[.D101]/[.D100]-1" office:value-type="float" office:value="0.00649472213821811">
            <text:p>0.0064947221</text:p>
          </table:table-cell>
          <table:table-cell table:number-columns-repeated="5"/>
        </table:table-row>
        <table:table-row table:style-name="ro1">
          <table:table-cell office:value-type="string">
            <text:p>2008-04-28</text:p>
          </table:table-cell>
          <table:table-cell office:value-type="float" office:value="170.72">
            <text:p>170.72</text:p>
          </table:table-cell>
          <table:table-cell table:formula="of:=[.B102]/[.B101]-1" office:value-type="float" office:value="0.0147408464098906">
            <text:p>0.0147408464</text:p>
          </table:table-cell>
          <table:table-cell office:value-type="float" office:value="1396.37">
            <text:p>1396.37</text:p>
          </table:table-cell>
          <table:table-cell table:formula="of:=[.D102]/[.D101]-1" office:value-type="float" office:value="-0.00105162250329083">
            <text:p>-0.0010516225</text:p>
          </table:table-cell>
          <table:table-cell table:number-columns-repeated="5"/>
        </table:table-row>
        <table:table-row table:style-name="ro1">
          <table:table-cell office:value-type="string">
            <text:p>2008-04-29</text:p>
          </table:table-cell>
          <table:table-cell office:value-type="float" office:value="173.51">
            <text:p>173.51</text:p>
          </table:table-cell>
          <table:table-cell table:formula="of:=[.B103]/[.B102]-1" office:value-type="float" office:value="0.016342549203374">
            <text:p>0.0163425492</text:p>
          </table:table-cell>
          <table:table-cell office:value-type="float" office:value="1390.94">
            <text:p>1390.94</text:p>
          </table:table-cell>
          <table:table-cell table:formula="of:=[.D103]/[.D102]-1" office:value-type="float" office:value="-0.00388865415326867">
            <text:p>-0.0038886542</text:p>
          </table:table-cell>
          <table:table-cell table:number-columns-repeated="5"/>
        </table:table-row>
        <table:table-row table:style-name="ro1">
          <table:table-cell office:value-type="string">
            <text:p>2008-04-30</text:p>
          </table:table-cell>
          <table:table-cell office:value-type="float" office:value="172.42">
            <text:p>172.42</text:p>
          </table:table-cell>
          <table:table-cell table:formula="of:=[.B104]/[.B103]-1" office:value-type="float" office:value="-0.00628205867096998">
            <text:p>-0.0062820587</text:p>
          </table:table-cell>
          <table:table-cell office:value-type="float" office:value="1385.59">
            <text:p>1385.59</text:p>
          </table:table-cell>
          <table:table-cell table:formula="of:=[.D104]/[.D103]-1" office:value-type="float" office:value="-0.00384631975498595">
            <text:p>-0.0038463198</text:p>
          </table:table-cell>
          <table:table-cell table:number-columns-repeated="5"/>
        </table:table-row>
        <table:table-row table:style-name="ro1">
          <table:table-cell office:value-type="string">
            <text:p>2008-05-01</text:p>
          </table:table-cell>
          <table:table-cell office:value-type="float" office:value="178.42">
            <text:p>178.42</text:p>
          </table:table-cell>
          <table:table-cell table:formula="of:=[.B105]/[.B104]-1" office:value-type="float" office:value="0.0347987472450992">
            <text:p>0.0347987472</text:p>
          </table:table-cell>
          <table:table-cell office:value-type="float" office:value="1409.34">
            <text:p>1409.34</text:p>
          </table:table-cell>
          <table:table-cell table:formula="of:=[.D105]/[.D104]-1" office:value-type="float" office:value="0.0171407126206165">
            <text:p>0.0171407126</text:p>
          </table:table-cell>
          <table:table-cell table:number-columns-repeated="5"/>
        </table:table-row>
        <table:table-row table:style-name="ro1">
          <table:table-cell office:value-type="string">
            <text:p>2008-05-02</text:p>
          </table:table-cell>
          <table:table-cell office:value-type="float" office:value="179.35">
            <text:p>179.35</text:p>
          </table:table-cell>
          <table:table-cell table:formula="of:=[.B106]/[.B105]-1" office:value-type="float" office:value="0.0052124201322723">
            <text:p>0.0052124201</text:p>
          </table:table-cell>
          <table:table-cell office:value-type="float" office:value="1413.9">
            <text:p>1413.9</text:p>
          </table:table-cell>
          <table:table-cell table:formula="of:=[.D106]/[.D105]-1" office:value-type="float" office:value="0.00323555706926659">
            <text:p>0.0032355571</text:p>
          </table:table-cell>
          <table:table-cell table:number-columns-repeated="5"/>
        </table:table-row>
        <table:table-row table:style-name="ro1">
          <table:table-cell office:value-type="string">
            <text:p>2008-05-05</text:p>
          </table:table-cell>
          <table:table-cell office:value-type="float" office:value="183.1">
            <text:p>183.1</text:p>
          </table:table-cell>
          <table:table-cell table:formula="of:=[.B107]/[.B106]-1" office:value-type="float" office:value="0.0209088374686368">
            <text:p>0.0209088375</text:p>
          </table:table-cell>
          <table:table-cell office:value-type="float" office:value="1407.49">
            <text:p>1407.49</text:p>
          </table:table-cell>
          <table:table-cell table:formula="of:=[.D107]/[.D106]-1" office:value-type="float" office:value="-0.00453355965768443">
            <text:p>-0.0045335597</text:p>
          </table:table-cell>
          <table:table-cell table:number-columns-repeated="5"/>
        </table:table-row>
        <table:table-row table:style-name="ro1">
          <table:table-cell office:value-type="string">
            <text:p>2008-05-06</text:p>
          </table:table-cell>
          <table:table-cell office:value-type="float" office:value="185.02">
            <text:p>185.02</text:p>
          </table:table-cell>
          <table:table-cell table:formula="of:=[.B108]/[.B107]-1" office:value-type="float" office:value="0.0104860731840526">
            <text:p>0.0104860732</text:p>
          </table:table-cell>
          <table:table-cell office:value-type="float" office:value="1418.26">
            <text:p>1418.26</text:p>
          </table:table-cell>
          <table:table-cell table:formula="of:=[.D108]/[.D107]-1" office:value-type="float" office:value="0.00765191937420506">
            <text:p>0.0076519194</text:p>
          </table:table-cell>
          <table:table-cell table:number-columns-repeated="5"/>
        </table:table-row>
        <table:table-row table:style-name="ro1">
          <table:table-cell office:value-type="string">
            <text:p>2008-05-07</text:p>
          </table:table-cell>
          <table:table-cell office:value-type="float" office:value="180.98">
            <text:p>180.98</text:p>
          </table:table-cell>
          <table:table-cell table:formula="of:=[.B109]/[.B108]-1" office:value-type="float" office:value="-0.0218354772457032">
            <text:p>-0.0218354772</text:p>
          </table:table-cell>
          <table:table-cell office:value-type="float" office:value="1392.57">
            <text:p>1392.57</text:p>
          </table:table-cell>
          <table:table-cell table:formula="of:=[.D109]/[.D108]-1" office:value-type="float" office:value="-0.018113745011493">
            <text:p>-0.018113745</text:p>
          </table:table-cell>
          <table:table-cell table:number-columns-repeated="5"/>
        </table:table-row>
        <table:table-row table:style-name="ro1">
          <table:table-cell office:value-type="string">
            <text:p>2008-05-08</text:p>
          </table:table-cell>
          <table:table-cell office:value-type="float" office:value="183.43">
            <text:p>183.43</text:p>
          </table:table-cell>
          <table:table-cell table:formula="of:=[.B110]/[.B109]-1" office:value-type="float" office:value="0.013537407448337">
            <text:p>0.0135374074</text:p>
          </table:table-cell>
          <table:table-cell office:value-type="float" office:value="1397.68">
            <text:p>1397.68</text:p>
          </table:table-cell>
          <table:table-cell table:formula="of:=[.D110]/[.D109]-1" office:value-type="float" office:value="0.00366947442498411">
            <text:p>0.0036694744</text:p>
          </table:table-cell>
          <table:table-cell table:number-columns-repeated="5"/>
        </table:table-row>
        <table:table-row table:style-name="ro1">
          <table:table-cell office:value-type="string">
            <text:p>2008-05-09</text:p>
          </table:table-cell>
          <table:table-cell office:value-type="float" office:value="181.84">
            <text:p>181.84</text:p>
          </table:table-cell>
          <table:table-cell table:formula="of:=[.B111]/[.B110]-1" office:value-type="float" office:value="-0.00866815679005617">
            <text:p>-0.0086681568</text:p>
          </table:table-cell>
          <table:table-cell office:value-type="float" office:value="1388.28">
            <text:p>1388.28</text:p>
          </table:table-cell>
          <table:table-cell table:formula="of:=[.D111]/[.D110]-1" office:value-type="float" office:value="-0.00672543071375431">
            <text:p>-0.0067254307</text:p>
          </table:table-cell>
          <table:table-cell table:number-columns-repeated="5"/>
        </table:table-row>
        <table:table-row table:style-name="ro1">
          <table:table-cell office:value-type="string">
            <text:p>2008-05-12</text:p>
          </table:table-cell>
          <table:table-cell office:value-type="float" office:value="186.5">
            <text:p>186.5</text:p>
          </table:table-cell>
          <table:table-cell table:formula="of:=[.B112]/[.B111]-1" office:value-type="float" office:value="0.0256269247690277">
            <text:p>0.0256269248</text:p>
          </table:table-cell>
          <table:table-cell office:value-type="float" office:value="1403.58">
            <text:p>1403.58</text:p>
          </table:table-cell>
          <table:table-cell table:formula="of:=[.D112]/[.D111]-1" office:value-type="float" office:value="0.0110208315325437">
            <text:p>0.0110208315</text:p>
          </table:table-cell>
          <table:table-cell table:number-columns-repeated="5"/>
        </table:table-row>
        <table:table-row table:style-name="ro1">
          <table:table-cell office:value-type="string">
            <text:p>2008-05-13</text:p>
          </table:table-cell>
          <table:table-cell office:value-type="float" office:value="188.29">
            <text:p>188.29</text:p>
          </table:table-cell>
          <table:table-cell table:formula="of:=[.B113]/[.B112]-1" office:value-type="float" office:value="0.00959785522788192">
            <text:p>0.0095978552</text:p>
          </table:table-cell>
          <table:table-cell office:value-type="float" office:value="1403.04">
            <text:p>1403.04</text:p>
          </table:table-cell>
          <table:table-cell table:formula="of:=[.D113]/[.D112]-1" office:value-type="float" office:value="-0.000384730474928374">
            <text:p>-0.0003847305</text:p>
          </table:table-cell>
          <table:table-cell table:number-columns-repeated="5"/>
        </table:table-row>
        <table:table-row table:style-name="ro1">
          <table:table-cell office:value-type="string">
            <text:p>2008-05-14</text:p>
          </table:table-cell>
          <table:table-cell office:value-type="float" office:value="184.62">
            <text:p>184.62</text:p>
          </table:table-cell>
          <table:table-cell table:formula="of:=[.B114]/[.B113]-1" office:value-type="float" office:value="-0.019491210366987">
            <text:p>-0.0194912104</text:p>
          </table:table-cell>
          <table:table-cell office:value-type="float" office:value="1408.66">
            <text:p>1408.66</text:p>
          </table:table-cell>
          <table:table-cell table:formula="of:=[.D114]/[.D113]-1" office:value-type="float" office:value="0.00400558786634742">
            <text:p>0.0040055879</text:p>
          </table:table-cell>
          <table:table-cell table:number-columns-repeated="5"/>
        </table:table-row>
        <table:table-row table:style-name="ro1">
          <table:table-cell office:value-type="string">
            <text:p>2008-05-15</text:p>
          </table:table-cell>
          <table:table-cell office:value-type="float" office:value="188.06">
            <text:p>188.06</text:p>
          </table:table-cell>
          <table:table-cell table:formula="of:=[.B115]/[.B114]-1" office:value-type="float" office:value="0.0186328675116456">
            <text:p>0.0186328675</text:p>
          </table:table-cell>
          <table:table-cell office:value-type="float" office:value="1423.57">
            <text:p>1423.57</text:p>
          </table:table-cell>
          <table:table-cell table:formula="of:=[.D115]/[.D114]-1" office:value-type="float" office:value="0.0105845271392671">
            <text:p>0.0105845271</text:p>
          </table:table-cell>
          <table:table-cell table:number-columns-repeated="5"/>
        </table:table-row>
        <table:table-row table:style-name="ro1">
          <table:table-cell office:value-type="string">
            <text:p>2008-05-16</text:p>
          </table:table-cell>
          <table:table-cell office:value-type="float" office:value="185.97">
            <text:p>185.97</text:p>
          </table:table-cell>
          <table:table-cell table:formula="of:=[.B116]/[.B115]-1" office:value-type="float" office:value="-0.0111134744230564">
            <text:p>-0.0111134744</text:p>
          </table:table-cell>
          <table:table-cell office:value-type="float" office:value="1425.35">
            <text:p>1425.35</text:p>
          </table:table-cell>
          <table:table-cell table:formula="of:=[.D116]/[.D115]-1" office:value-type="float" office:value="0.00125037757187907">
            <text:p>0.0012503776</text:p>
          </table:table-cell>
          <table:table-cell table:number-columns-repeated="5"/>
        </table:table-row>
        <table:table-row table:style-name="ro1">
          <table:table-cell office:value-type="string">
            <text:p>2008-05-19</text:p>
          </table:table-cell>
          <table:table-cell office:value-type="float" office:value="181.98">
            <text:p>181.98</text:p>
          </table:table-cell>
          <table:table-cell table:formula="of:=[.B117]/[.B116]-1" office:value-type="float" office:value="-0.0214550733989354">
            <text:p>-0.0214550734</text:p>
          </table:table-cell>
          <table:table-cell office:value-type="float" office:value="1426.63">
            <text:p>1426.63</text:p>
          </table:table-cell>
          <table:table-cell table:formula="of:=[.D117]/[.D116]-1" office:value-type="float" office:value="0.000898025046479845">
            <text:p>0.000898025</text:p>
          </table:table-cell>
          <table:table-cell table:number-columns-repeated="5"/>
        </table:table-row>
        <table:table-row table:style-name="ro1">
          <table:table-cell office:value-type="string">
            <text:p>2008-05-20</text:p>
          </table:table-cell>
          <table:table-cell office:value-type="float" office:value="184.26">
            <text:p>184.26</text:p>
          </table:table-cell>
          <table:table-cell table:formula="of:=[.B118]/[.B117]-1" office:value-type="float" office:value="0.0125288493241016">
            <text:p>0.0125288493</text:p>
          </table:table-cell>
          <table:table-cell office:value-type="float" office:value="1413.4">
            <text:p>1413.4</text:p>
          </table:table-cell>
          <table:table-cell table:formula="of:=[.D118]/[.D117]-1" office:value-type="float" office:value="-0.0092736028262409">
            <text:p>-0.0092736028</text:p>
          </table:table-cell>
          <table:table-cell table:number-columns-repeated="5"/>
        </table:table-row>
        <table:table-row table:style-name="ro1">
          <table:table-cell office:value-type="string">
            <text:p>2008-05-21</text:p>
          </table:table-cell>
          <table:table-cell office:value-type="float" office:value="176.62">
            <text:p>176.62</text:p>
          </table:table-cell>
          <table:table-cell table:formula="of:=[.B119]/[.B118]-1" office:value-type="float" office:value="-0.0414631498968847">
            <text:p>-0.0414631499</text:p>
          </table:table-cell>
          <table:table-cell office:value-type="float" office:value="1390.71">
            <text:p>1390.71</text:p>
          </table:table-cell>
          <table:table-cell table:formula="of:=[.D119]/[.D118]-1" office:value-type="float" office:value="-0.0160534880430169">
            <text:p>-0.016053488</text:p>
          </table:table-cell>
          <table:table-cell table:number-columns-repeated="5"/>
        </table:table-row>
        <table:table-row table:style-name="ro1">
          <table:table-cell office:value-type="string">
            <text:p>2008-05-22</text:p>
          </table:table-cell>
          <table:table-cell office:value-type="float" office:value="175.49">
            <text:p>175.49</text:p>
          </table:table-cell>
          <table:table-cell table:formula="of:=[.B120]/[.B119]-1" office:value-type="float" office:value="-0.00639791643075527">
            <text:p>-0.0063979164</text:p>
          </table:table-cell>
          <table:table-cell office:value-type="float" office:value="1394.35">
            <text:p>1394.35</text:p>
          </table:table-cell>
          <table:table-cell table:formula="of:=[.D120]/[.D119]-1" office:value-type="float" office:value="0.00261736810693813">
            <text:p>0.0026173681</text:p>
          </table:table-cell>
          <table:table-cell table:number-columns-repeated="5"/>
        </table:table-row>
        <table:table-row table:style-name="ro1">
          <table:table-cell office:value-type="string">
            <text:p>2008-05-23</text:p>
          </table:table-cell>
          <table:table-cell office:value-type="float" office:value="179.58">
            <text:p>179.58</text:p>
          </table:table-cell>
          <table:table-cell table:formula="of:=[.B121]/[.B120]-1" office:value-type="float" office:value="0.0233061712918114">
            <text:p>0.0233061713</text:p>
          </table:table-cell>
          <table:table-cell office:value-type="float" office:value="1375.93">
            <text:p>1375.93</text:p>
          </table:table-cell>
          <table:table-cell table:formula="of:=[.D121]/[.D120]-1" office:value-type="float" office:value="-0.0132104564851004">
            <text:p>-0.0132104565</text:p>
          </table:table-cell>
          <table:table-cell table:number-columns-repeated="5"/>
        </table:table-row>
        <table:table-row table:style-name="ro1">
          <table:table-cell office:value-type="string">
            <text:p>2008-05-27</text:p>
          </table:table-cell>
          <table:table-cell office:value-type="float" office:value="184.79">
            <text:p>184.79</text:p>
          </table:table-cell>
          <table:table-cell table:formula="of:=[.B122]/[.B121]-1" office:value-type="float" office:value="0.0290121394364626">
            <text:p>0.0290121394</text:p>
          </table:table-cell>
          <table:table-cell office:value-type="float" office:value="1385.35">
            <text:p>1385.35</text:p>
          </table:table-cell>
          <table:table-cell table:formula="of:=[.D122]/[.D121]-1" office:value-type="float" office:value="0.00684627851707553">
            <text:p>0.0068462785</text:p>
          </table:table-cell>
          <table:table-cell table:number-columns-repeated="5"/>
        </table:table-row>
        <table:table-row table:style-name="ro1">
          <table:table-cell office:value-type="string">
            <text:p>2008-05-28</text:p>
          </table:table-cell>
          <table:table-cell office:value-type="float" office:value="185.36">
            <text:p>185.36</text:p>
          </table:table-cell>
          <table:table-cell table:formula="of:=[.B123]/[.B122]-1" office:value-type="float" office:value="0.00308458249905308">
            <text:p>0.0030845825</text:p>
          </table:table-cell>
          <table:table-cell office:value-type="float" office:value="1390.84">
            <text:p>1390.84</text:p>
          </table:table-cell>
          <table:table-cell table:formula="of:=[.D123]/[.D122]-1" office:value-type="float" office:value="0.00396289746273504">
            <text:p>0.0039628975</text:p>
          </table:table-cell>
          <table:table-cell table:number-columns-repeated="5"/>
        </table:table-row>
        <table:table-row table:style-name="ro1">
          <table:table-cell office:value-type="string">
            <text:p>2008-05-29</text:p>
          </table:table-cell>
          <table:table-cell office:value-type="float" office:value="185.05">
            <text:p>185.05</text:p>
          </table:table-cell>
          <table:table-cell table:formula="of:=[.B124]/[.B123]-1" office:value-type="float" office:value="-0.00167242123435474">
            <text:p>-0.0016724212</text:p>
          </table:table-cell>
          <table:table-cell office:value-type="float" office:value="1398.26">
            <text:p>1398.26</text:p>
          </table:table-cell>
          <table:table-cell table:formula="of:=[.D124]/[.D123]-1" office:value-type="float" office:value="0.00533490552471894">
            <text:p>0.0053349055</text:p>
          </table:table-cell>
          <table:table-cell table:number-columns-repeated="5"/>
        </table:table-row>
        <table:table-row table:style-name="ro1">
          <table:table-cell office:value-type="string">
            <text:p>2008-05-30</text:p>
          </table:table-cell>
          <table:table-cell office:value-type="float" office:value="187.09">
            <text:p>187.09</text:p>
          </table:table-cell>
          <table:table-cell table:formula="of:=[.B125]/[.B124]-1" office:value-type="float" office:value="0.011024047554715">
            <text:p>0.0110240476</text:p>
          </table:table-cell>
          <table:table-cell office:value-type="float" office:value="1400.38">
            <text:p>1400.38</text:p>
          </table:table-cell>
          <table:table-cell table:formula="of:=[.D125]/[.D124]-1" office:value-type="float" office:value="0.00151617009712068">
            <text:p>0.0015161701</text:p>
          </table:table-cell>
          <table:table-cell table:number-columns-repeated="5"/>
        </table:table-row>
        <table:table-row table:style-name="ro1">
          <table:table-cell office:value-type="string">
            <text:p>2008-06-02</text:p>
          </table:table-cell>
          <table:table-cell office:value-type="float" office:value="184.46">
            <text:p>184.46</text:p>
          </table:table-cell>
          <table:table-cell table:formula="of:=[.B126]/[.B125]-1" office:value-type="float" office:value="-0.0140574055267518">
            <text:p>-0.0140574055</text:p>
          </table:table-cell>
          <table:table-cell office:value-type="float" office:value="1385.67">
            <text:p>1385.67</text:p>
          </table:table-cell>
          <table:table-cell table:formula="of:=[.D126]/[.D125]-1" office:value-type="float" office:value="-0.010504291692255">
            <text:p>-0.0105042917</text:p>
          </table:table-cell>
          <table:table-cell table:number-columns-repeated="5"/>
        </table:table-row>
        <table:table-row table:style-name="ro1">
          <table:table-cell office:value-type="string">
            <text:p>2008-06-03</text:p>
          </table:table-cell>
          <table:table-cell office:value-type="float" office:value="183.74">
            <text:p>183.74</text:p>
          </table:table-cell>
          <table:table-cell table:formula="of:=[.B127]/[.B126]-1" office:value-type="float" office:value="-0.00390328526509809">
            <text:p>-0.0039032853</text:p>
          </table:table-cell>
          <table:table-cell office:value-type="float" office:value="1377.65">
            <text:p>1377.65</text:p>
          </table:table-cell>
          <table:table-cell table:formula="of:=[.D127]/[.D126]-1" office:value-type="float" office:value="-0.00578781383734939">
            <text:p>-0.0057878138</text:p>
          </table:table-cell>
          <table:table-cell table:number-columns-repeated="5"/>
        </table:table-row>
        <table:table-row table:style-name="ro1">
          <table:table-cell office:value-type="string">
            <text:p>2008-06-04</text:p>
          </table:table-cell>
          <table:table-cell office:value-type="float" office:value="183.56">
            <text:p>183.56</text:p>
          </table:table-cell>
          <table:table-cell table:formula="of:=[.B128]/[.B127]-1" office:value-type="float" office:value="-0.000979645150756547">
            <text:p>-0.0009796452</text:p>
          </table:table-cell>
          <table:table-cell office:value-type="float" office:value="1377.2">
            <text:p>1377.2</text:p>
          </table:table-cell>
          <table:table-cell table:formula="of:=[.D128]/[.D127]-1" office:value-type="float" office:value="-0.000326643196748133">
            <text:p>-0.0003266432</text:p>
          </table:table-cell>
          <table:table-cell table:number-columns-repeated="5"/>
        </table:table-row>
        <table:table-row table:style-name="ro1">
          <table:table-cell office:value-type="string">
            <text:p>2008-06-05</text:p>
          </table:table-cell>
          <table:table-cell office:value-type="float" office:value="187.76">
            <text:p>187.76</text:p>
          </table:table-cell>
          <table:table-cell table:formula="of:=[.B129]/[.B128]-1" office:value-type="float" office:value="0.022880801917629">
            <text:p>0.0228808019</text:p>
          </table:table-cell>
          <table:table-cell office:value-type="float" office:value="1404.05">
            <text:p>1404.05</text:p>
          </table:table-cell>
          <table:table-cell table:formula="of:=[.D129]/[.D128]-1" office:value-type="float" office:value="0.0194960790008714">
            <text:p>0.019496079</text:p>
          </table:table-cell>
          <table:table-cell table:number-columns-repeated="5"/>
        </table:table-row>
        <table:table-row table:style-name="ro1">
          <table:table-cell office:value-type="string">
            <text:p>2008-06-06</text:p>
          </table:table-cell>
          <table:table-cell office:value-type="float" office:value="184.01">
            <text:p>184.01</text:p>
          </table:table-cell>
          <table:table-cell table:formula="of:=[.B130]/[.B129]-1" office:value-type="float" office:value="-0.0199723050703026">
            <text:p>-0.0199723051</text:p>
          </table:table-cell>
          <table:table-cell office:value-type="float" office:value="1360.68">
            <text:p>1360.68</text:p>
          </table:table-cell>
          <table:table-cell table:formula="of:=[.D130]/[.D129]-1" office:value-type="float" office:value="-0.0308892133471029">
            <text:p>-0.0308892133</text:p>
          </table:table-cell>
          <table:table-cell table:number-columns-repeated="5"/>
        </table:table-row>
        <table:table-row table:style-name="ro1">
          <table:table-cell office:value-type="string">
            <text:p>2008-06-09</text:p>
          </table:table-cell>
          <table:table-cell office:value-type="float" office:value="180.01">
            <text:p>180.01</text:p>
          </table:table-cell>
          <table:table-cell table:formula="of:=[.B131]/[.B130]-1" office:value-type="float" office:value="-0.0217379490245095">
            <text:p>-0.021737949</text:p>
          </table:table-cell>
          <table:table-cell office:value-type="float" office:value="1361.76">
            <text:p>1361.76</text:p>
          </table:table-cell>
          <table:table-cell table:formula="of:=[.D131]/[.D130]-1" office:value-type="float" office:value="0.000793720786665508">
            <text:p>0.0007937208</text:p>
          </table:table-cell>
          <table:table-cell table:number-columns-repeated="5"/>
        </table:table-row>
        <table:table-row table:style-name="ro1">
          <table:table-cell office:value-type="string">
            <text:p>2008-06-10</text:p>
          </table:table-cell>
          <table:table-cell office:value-type="float" office:value="184.01">
            <text:p>184.01</text:p>
          </table:table-cell>
          <table:table-cell table:formula="of:=[.B132]/[.B131]-1" office:value-type="float" office:value="0.0222209877229043">
            <text:p>0.0222209877</text:p>
          </table:table-cell>
          <table:table-cell office:value-type="float" office:value="1358.44">
            <text:p>1358.44</text:p>
          </table:table-cell>
          <table:table-cell table:formula="of:=[.D132]/[.D131]-1" office:value-type="float" office:value="-0.0024380213840911">
            <text:p>-0.0024380214</text:p>
          </table:table-cell>
          <table:table-cell table:number-columns-repeated="5"/>
        </table:table-row>
        <table:table-row table:style-name="ro1">
          <table:table-cell office:value-type="string">
            <text:p>2008-06-11</text:p>
          </table:table-cell>
          <table:table-cell office:value-type="float" office:value="179.22">
            <text:p>179.22</text:p>
          </table:table-cell>
          <table:table-cell table:formula="of:=[.B133]/[.B132]-1" office:value-type="float" office:value="-0.0260311939568502">
            <text:p>-0.026031194</text:p>
          </table:table-cell>
          <table:table-cell office:value-type="float" office:value="1335.49">
            <text:p>1335.49</text:p>
          </table:table-cell>
          <table:table-cell table:formula="of:=[.D133]/[.D132]-1" office:value-type="float" office:value="-0.0168943788463237">
            <text:p>-0.0168943788</text:p>
          </table:table-cell>
          <table:table-cell table:number-columns-repeated="5"/>
        </table:table-row>
        <table:table-row table:style-name="ro1">
          <table:table-cell office:value-type="string">
            <text:p>2008-06-12</text:p>
          </table:table-cell>
          <table:table-cell office:value-type="float" office:value="171.73">
            <text:p>171.73</text:p>
          </table:table-cell>
          <table:table-cell table:formula="of:=[.B134]/[.B133]-1" office:value-type="float" office:value="-0.0417922106907712">
            <text:p>-0.0417922107</text:p>
          </table:table-cell>
          <table:table-cell office:value-type="float" office:value="1339.87">
            <text:p>1339.87</text:p>
          </table:table-cell>
          <table:table-cell table:formula="of:=[.D134]/[.D133]-1" office:value-type="float" office:value="0.0032796950931866">
            <text:p>0.0032796951</text:p>
          </table:table-cell>
          <table:table-cell table:number-columns-repeated="5"/>
        </table:table-row>
        <table:table-row table:style-name="ro1">
          <table:table-cell office:value-type="string">
            <text:p>2008-06-13</text:p>
          </table:table-cell>
          <table:table-cell office:value-type="float" office:value="170.85">
            <text:p>170.85</text:p>
          </table:table-cell>
          <table:table-cell table:formula="of:=[.B135]/[.B134]-1" office:value-type="float" office:value="-0.00512432306527688">
            <text:p>-0.0051243231</text:p>
          </table:table-cell>
          <table:table-cell office:value-type="float" office:value="1360.03">
            <text:p>1360.03</text:p>
          </table:table-cell>
          <table:table-cell table:formula="of:=[.D135]/[.D134]-1" office:value-type="float" office:value="0.0150462358288492">
            <text:p>0.0150462358</text:p>
          </table:table-cell>
          <table:table-cell table:number-columns-repeated="5"/>
        </table:table-row>
        <table:table-row table:style-name="ro1">
          <table:table-cell office:value-type="string">
            <text:p>2008-06-16</text:p>
          </table:table-cell>
          <table:table-cell office:value-type="float" office:value="175.28">
            <text:p>175.28</text:p>
          </table:table-cell>
          <table:table-cell table:formula="of:=[.B136]/[.B135]-1" office:value-type="float" office:value="0.0259291776412058">
            <text:p>0.0259291776</text:p>
          </table:table-cell>
          <table:table-cell office:value-type="float" office:value="1360.14">
            <text:p>1360.14</text:p>
          </table:table-cell>
          <table:table-cell table:formula="of:=[.D136]/[.D135]-1" office:value-type="float" office:value="0.0000808805688110592">
            <text:p>8.08805688110592E-005</text:p>
          </table:table-cell>
          <table:table-cell table:number-columns-repeated="5"/>
        </table:table-row>
        <table:table-row table:style-name="ro1">
          <table:table-cell office:value-type="string">
            <text:p>2008-06-17</text:p>
          </table:table-cell>
          <table:table-cell office:value-type="float" office:value="179.83">
            <text:p>179.83</text:p>
          </table:table-cell>
          <table:table-cell table:formula="of:=[.B137]/[.B136]-1" office:value-type="float" office:value="0.0259584664536743">
            <text:p>0.0259584665</text:p>
          </table:table-cell>
          <table:table-cell office:value-type="float" office:value="1350.93">
            <text:p>1350.93</text:p>
          </table:table-cell>
          <table:table-cell table:formula="of:=[.D137]/[.D136]-1" office:value-type="float" office:value="-0.00677136177158233">
            <text:p>-0.0067713618</text:p>
          </table:table-cell>
          <table:table-cell table:number-columns-repeated="5"/>
        </table:table-row>
        <table:table-row table:style-name="ro1">
          <table:table-cell office:value-type="string">
            <text:p>2008-06-18</text:p>
          </table:table-cell>
          <table:table-cell office:value-type="float" office:value="177.18">
            <text:p>177.18</text:p>
          </table:table-cell>
          <table:table-cell table:formula="of:=[.B138]/[.B137]-1" office:value-type="float" office:value="-0.0147361396874827">
            <text:p>-0.0147361397</text:p>
          </table:table-cell>
          <table:table-cell office:value-type="float" office:value="1337.81">
            <text:p>1337.81</text:p>
          </table:table-cell>
          <table:table-cell table:formula="of:=[.D138]/[.D137]-1" office:value-type="float" office:value="-0.00971182814801663">
            <text:p>-0.0097118281</text:p>
          </table:table-cell>
          <table:table-cell table:number-columns-repeated="5"/>
        </table:table-row>
        <table:table-row table:style-name="ro1">
          <table:table-cell office:value-type="string">
            <text:p>2008-06-19</text:p>
          </table:table-cell>
          <table:table-cell office:value-type="float" office:value="179.31">
            <text:p>179.31</text:p>
          </table:table-cell>
          <table:table-cell table:formula="of:=[.B139]/[.B138]-1" office:value-type="float" office:value="0.0120216728750424">
            <text:p>0.0120216729</text:p>
          </table:table-cell>
          <table:table-cell office:value-type="float" office:value="1342.83">
            <text:p>1342.83</text:p>
          </table:table-cell>
          <table:table-cell table:formula="of:=[.D139]/[.D138]-1" office:value-type="float" office:value="0.00375240131259291">
            <text:p>0.0037524013</text:p>
          </table:table-cell>
          <table:table-cell table:number-columns-repeated="5"/>
        </table:table-row>
        <table:table-row table:style-name="ro1">
          <table:table-cell office:value-type="string">
            <text:p>2008-06-20</text:p>
          </table:table-cell>
          <table:table-cell office:value-type="float" office:value="173.73">
            <text:p>173.73</text:p>
          </table:table-cell>
          <table:table-cell table:formula="of:=[.B140]/[.B139]-1" office:value-type="float" office:value="-0.0311192906140205">
            <text:p>-0.0311192906</text:p>
          </table:table-cell>
          <table:table-cell office:value-type="float" office:value="1317.93">
            <text:p>1317.93</text:p>
          </table:table-cell>
          <table:table-cell table:formula="of:=[.D140]/[.D139]-1" office:value-type="float" office:value="-0.018542927995353">
            <text:p>-0.018542928</text:p>
          </table:table-cell>
          <table:table-cell table:number-columns-repeated="5"/>
        </table:table-row>
        <table:table-row table:style-name="ro1">
          <table:table-cell office:value-type="string">
            <text:p>2008-06-23</text:p>
          </table:table-cell>
          <table:table-cell office:value-type="float" office:value="171.64">
            <text:p>171.64</text:p>
          </table:table-cell>
          <table:table-cell table:formula="of:=[.B141]/[.B140]-1" office:value-type="float" office:value="-0.0120301617452369">
            <text:p>-0.0120301617</text:p>
          </table:table-cell>
          <table:table-cell office:value-type="float" office:value="1318">
            <text:p>1318</text:p>
          </table:table-cell>
          <table:table-cell table:formula="of:=[.D141]/[.D140]-1" office:value-type="float" office:value="0.0000531135948038664">
            <text:p>5.31135948038664E-005</text:p>
          </table:table-cell>
          <table:table-cell table:number-columns-repeated="5"/>
        </table:table-row>
        <table:table-row table:style-name="ro1">
          <table:table-cell office:value-type="string">
            <text:p>2008-06-24</text:p>
          </table:table-cell>
          <table:table-cell office:value-type="float" office:value="171.72">
            <text:p>171.72</text:p>
          </table:table-cell>
          <table:table-cell table:formula="of:=[.B142]/[.B141]-1" office:value-type="float" office:value="0.000466091820088721">
            <text:p>0.0004660918</text:p>
          </table:table-cell>
          <table:table-cell office:value-type="float" office:value="1314.29">
            <text:p>1314.29</text:p>
          </table:table-cell>
          <table:table-cell table:formula="of:=[.D142]/[.D141]-1" office:value-type="float" office:value="-0.00281487101669198">
            <text:p>-0.002814871</text:p>
          </table:table-cell>
          <table:table-cell table:number-columns-repeated="5"/>
        </table:table-row>
        <table:table-row table:style-name="ro1">
          <table:table-cell office:value-type="string">
            <text:p>2008-06-25</text:p>
          </table:table-cell>
          <table:table-cell office:value-type="float" office:value="175.83">
            <text:p>175.83</text:p>
          </table:table-cell>
          <table:table-cell table:formula="of:=[.B143]/[.B142]-1" office:value-type="float" office:value="0.0239343116701609">
            <text:p>0.0239343117</text:p>
          </table:table-cell>
          <table:table-cell office:value-type="float" office:value="1321.97">
            <text:p>1321.97</text:p>
          </table:table-cell>
          <table:table-cell table:formula="of:=[.D143]/[.D142]-1" office:value-type="float" office:value="0.0058434592061114">
            <text:p>0.0058434592</text:p>
          </table:table-cell>
          <table:table-cell table:number-columns-repeated="5"/>
        </table:table-row>
        <table:table-row table:style-name="ro1">
          <table:table-cell office:value-type="string">
            <text:p>2008-06-26</text:p>
          </table:table-cell>
          <table:table-cell office:value-type="float" office:value="166.78">
            <text:p>166.78</text:p>
          </table:table-cell>
          <table:table-cell table:formula="of:=[.B144]/[.B143]-1" office:value-type="float" office:value="-0.0514701700506172">
            <text:p>-0.0514701701</text:p>
          </table:table-cell>
          <table:table-cell office:value-type="float" office:value="1283.15">
            <text:p>1283.15</text:p>
          </table:table-cell>
          <table:table-cell table:formula="of:=[.D144]/[.D143]-1" office:value-type="float" office:value="-0.0293652654750107">
            <text:p>-0.0293652655</text:p>
          </table:table-cell>
          <table:table-cell table:number-columns-repeated="5"/>
        </table:table-row>
        <table:table-row table:style-name="ro1">
          <table:table-cell office:value-type="string">
            <text:p>2008-06-27</text:p>
          </table:table-cell>
          <table:table-cell office:value-type="float" office:value="168.59">
            <text:p>168.59</text:p>
          </table:table-cell>
          <table:table-cell table:formula="of:=[.B145]/[.B144]-1" office:value-type="float" office:value="0.0108526202182515">
            <text:p>0.0108526202</text:p>
          </table:table-cell>
          <table:table-cell office:value-type="float" office:value="1278.38">
            <text:p>1278.38</text:p>
          </table:table-cell>
          <table:table-cell table:formula="of:=[.D145]/[.D144]-1" office:value-type="float" office:value="-0.00371741417605109">
            <text:p>-0.0037174142</text:p>
          </table:table-cell>
          <table:table-cell table:number-columns-repeated="5"/>
        </table:table-row>
        <table:table-row table:style-name="ro1">
          <table:table-cell office:value-type="string">
            <text:p>2008-06-30</text:p>
          </table:table-cell>
          <table:table-cell office:value-type="float" office:value="165.97">
            <text:p>165.97</text:p>
          </table:table-cell>
          <table:table-cell table:formula="of:=[.B146]/[.B145]-1" office:value-type="float" office:value="-0.0155406607746604">
            <text:p>-0.0155406608</text:p>
          </table:table-cell>
          <table:table-cell office:value-type="float" office:value="1280">
            <text:p>1280</text:p>
          </table:table-cell>
          <table:table-cell table:formula="of:=[.D146]/[.D145]-1" office:value-type="float" office:value="0.0012672288364961">
            <text:p>0.0012672288</text:p>
          </table:table-cell>
          <table:table-cell table:number-columns-repeated="5"/>
        </table:table-row>
        <table:table-row table:style-name="ro1">
          <table:table-cell office:value-type="string">
            <text:p>2008-07-01</text:p>
          </table:table-cell>
          <table:table-cell office:value-type="float" office:value="173.14">
            <text:p>173.14</text:p>
          </table:table-cell>
          <table:table-cell table:formula="of:=[.B147]/[.B146]-1" office:value-type="float" office:value="0.0432005784177862">
            <text:p>0.0432005784</text:p>
          </table:table-cell>
          <table:table-cell office:value-type="float" office:value="1284.91">
            <text:p>1284.91</text:p>
          </table:table-cell>
          <table:table-cell table:formula="of:=[.D147]/[.D146]-1" office:value-type="float" office:value="0.00383593750000011">
            <text:p>0.0038359375</text:p>
          </table:table-cell>
          <table:table-cell table:number-columns-repeated="5"/>
        </table:table-row>
        <table:table-row table:style-name="ro1">
          <table:table-cell office:value-type="string">
            <text:p>2008-07-02</text:p>
          </table:table-cell>
          <table:table-cell office:value-type="float" office:value="166.7">
            <text:p>166.7</text:p>
          </table:table-cell>
          <table:table-cell table:formula="of:=[.B148]/[.B147]-1" office:value-type="float" office:value="-0.0371953332563244">
            <text:p>-0.0371953333</text:p>
          </table:table-cell>
          <table:table-cell office:value-type="float" office:value="1261.52">
            <text:p>1261.52</text:p>
          </table:table-cell>
          <table:table-cell table:formula="of:=[.D148]/[.D147]-1" office:value-type="float" office:value="-0.0182036095913333">
            <text:p>-0.0182036096</text:p>
          </table:table-cell>
          <table:table-cell table:number-columns-repeated="5"/>
        </table:table-row>
        <table:table-row table:style-name="ro1">
          <table:table-cell office:value-type="string">
            <text:p>2008-07-03</text:p>
          </table:table-cell>
          <table:table-cell office:value-type="float" office:value="168.62">
            <text:p>168.62</text:p>
          </table:table-cell>
          <table:table-cell table:formula="of:=[.B149]/[.B148]-1" office:value-type="float" office:value="0.011517696460708">
            <text:p>0.0115176965</text:p>
          </table:table-cell>
          <table:table-cell office:value-type="float" office:value="1262.9">
            <text:p>1262.9</text:p>
          </table:table-cell>
          <table:table-cell table:formula="of:=[.D149]/[.D148]-1" office:value-type="float" office:value="0.00109391844758711">
            <text:p>0.0010939184</text:p>
          </table:table-cell>
          <table:table-cell table:number-columns-repeated="5"/>
        </table:table-row>
        <table:table-row table:style-name="ro1">
          <table:table-cell office:value-type="string">
            <text:p>2008-07-07</text:p>
          </table:table-cell>
          <table:table-cell office:value-type="float" office:value="173.62">
            <text:p>173.62</text:p>
          </table:table-cell>
          <table:table-cell table:formula="of:=[.B150]/[.B149]-1" office:value-type="float" office:value="0.0296524730162495">
            <text:p>0.029652473</text:p>
          </table:table-cell>
          <table:table-cell office:value-type="float" office:value="1252.31">
            <text:p>1252.31</text:p>
          </table:table-cell>
          <table:table-cell table:formula="of:=[.D150]/[.D149]-1" office:value-type="float" office:value="-0.00838546203183166">
            <text:p>-0.008385462</text:p>
          </table:table-cell>
          <table:table-cell table:number-columns-repeated="5"/>
        </table:table-row>
        <table:table-row table:style-name="ro1">
          <table:table-cell office:value-type="string">
            <text:p>2008-07-08</text:p>
          </table:table-cell>
          <table:table-cell office:value-type="float" office:value="177.97">
            <text:p>177.97</text:p>
          </table:table-cell>
          <table:table-cell table:formula="of:=[.B151]/[.B150]-1" office:value-type="float" office:value="0.0250547171984794">
            <text:p>0.0250547172</text:p>
          </table:table-cell>
          <table:table-cell office:value-type="float" office:value="1273.7">
            <text:p>1273.7</text:p>
          </table:table-cell>
          <table:table-cell table:formula="of:=[.D151]/[.D150]-1" office:value-type="float" office:value="0.0170804353554632">
            <text:p>0.0170804354</text:p>
          </table:table-cell>
          <table:table-cell table:number-columns-repeated="5"/>
        </table:table-row>
        <table:table-row table:style-name="ro1">
          <table:table-cell office:value-type="string">
            <text:p>2008-07-09</text:p>
          </table:table-cell>
          <table:table-cell office:value-type="float" office:value="172.72">
            <text:p>172.72</text:p>
          </table:table-cell>
          <table:table-cell table:formula="of:=[.B152]/[.B151]-1" office:value-type="float" office:value="-0.0294993538236782">
            <text:p>-0.0294993538</text:p>
          </table:table-cell>
          <table:table-cell office:value-type="float" office:value="1244.69">
            <text:p>1244.69</text:p>
          </table:table-cell>
          <table:table-cell table:formula="of:=[.D152]/[.D151]-1" office:value-type="float" office:value="-0.0227761639318521">
            <text:p>-0.0227761639</text:p>
          </table:table-cell>
          <table:table-cell table:number-columns-repeated="5"/>
        </table:table-row>
        <table:table-row table:style-name="ro1">
          <table:table-cell office:value-type="string">
            <text:p>2008-07-10</text:p>
          </table:table-cell>
          <table:table-cell office:value-type="float" office:value="175.08">
            <text:p>175.08</text:p>
          </table:table-cell>
          <table:table-cell table:formula="of:=[.B153]/[.B152]-1" office:value-type="float" office:value="0.0136637332098195">
            <text:p>0.0136637332</text:p>
          </table:table-cell>
          <table:table-cell office:value-type="float" office:value="1253.39">
            <text:p>1253.39</text:p>
          </table:table-cell>
          <table:table-cell table:formula="of:=[.D153]/[.D152]-1" office:value-type="float" office:value="0.00698969221251877">
            <text:p>0.0069896922</text:p>
          </table:table-cell>
          <table:table-cell table:number-columns-repeated="5"/>
        </table:table-row>
        <table:table-row table:style-name="ro1">
          <table:table-cell office:value-type="string">
            <text:p>2008-07-11</text:p>
          </table:table-cell>
          <table:table-cell office:value-type="float" office:value="171.06">
            <text:p>171.06</text:p>
          </table:table-cell>
          <table:table-cell table:formula="of:=[.B154]/[.B153]-1" office:value-type="float" office:value="-0.022960932145305">
            <text:p>-0.0229609321</text:p>
          </table:table-cell>
          <table:table-cell office:value-type="float" office:value="1239.49">
            <text:p>1239.49</text:p>
          </table:table-cell>
          <table:table-cell table:formula="of:=[.D154]/[.D153]-1" office:value-type="float" office:value="-0.011089924125771">
            <text:p>-0.0110899241</text:p>
          </table:table-cell>
          <table:table-cell table:number-columns-repeated="5"/>
        </table:table-row>
        <table:table-row table:style-name="ro1">
          <table:table-cell office:value-type="string">
            <text:p>2008-07-14</text:p>
          </table:table-cell>
          <table:table-cell office:value-type="float" office:value="172.35">
            <text:p>172.35</text:p>
          </table:table-cell>
          <table:table-cell table:formula="of:=[.B155]/[.B154]-1" office:value-type="float" office:value="0.00754121360925986">
            <text:p>0.0075412136</text:p>
          </table:table-cell>
          <table:table-cell office:value-type="float" office:value="1228.3">
            <text:p>1228.3</text:p>
          </table:table-cell>
          <table:table-cell table:formula="of:=[.D155]/[.D154]-1" office:value-type="float" office:value="-0.00902790663902098">
            <text:p>-0.0090279066</text:p>
          </table:table-cell>
          <table:table-cell table:number-columns-repeated="5"/>
        </table:table-row>
        <table:table-row table:style-name="ro1">
          <table:table-cell office:value-type="string">
            <text:p>2008-07-15</text:p>
          </table:table-cell>
          <table:table-cell office:value-type="float" office:value="168.15">
            <text:p>168.15</text:p>
          </table:table-cell>
          <table:table-cell table:formula="of:=[.B156]/[.B155]-1" office:value-type="float" office:value="-0.0243690165361183">
            <text:p>-0.0243690165</text:p>
          </table:table-cell>
          <table:table-cell office:value-type="float" office:value="1214.91">
            <text:p>1214.91</text:p>
          </table:table-cell>
          <table:table-cell table:formula="of:=[.D156]/[.D155]-1" office:value-type="float" office:value="-0.0109012456240332">
            <text:p>-0.0109012456</text:p>
          </table:table-cell>
          <table:table-cell table:number-columns-repeated="5"/>
        </table:table-row>
        <table:table-row table:style-name="ro1">
          <table:table-cell office:value-type="string">
            <text:p>2008-07-16</text:p>
          </table:table-cell>
          <table:table-cell office:value-type="float" office:value="171.29">
            <text:p>171.29</text:p>
          </table:table-cell>
          <table:table-cell table:formula="of:=[.B157]/[.B156]-1" office:value-type="float" office:value="0.0186738031519476">
            <text:p>0.0186738032</text:p>
          </table:table-cell>
          <table:table-cell office:value-type="float" office:value="1245.36">
            <text:p>1245.36</text:p>
          </table:table-cell>
          <table:table-cell table:formula="of:=[.D157]/[.D156]-1" office:value-type="float" office:value="0.0250635849569103">
            <text:p>0.025063585</text:p>
          </table:table-cell>
          <table:table-cell table:number-columns-repeated="5"/>
        </table:table-row>
        <table:table-row table:style-name="ro1">
          <table:table-cell office:value-type="string">
            <text:p>2008-07-17</text:p>
          </table:table-cell>
          <table:table-cell office:value-type="float" office:value="170.3">
            <text:p>170.3</text:p>
          </table:table-cell>
          <table:table-cell table:formula="of:=[.B158]/[.B157]-1" office:value-type="float" office:value="-0.00577967190145357">
            <text:p>-0.0057796719</text:p>
          </table:table-cell>
          <table:table-cell office:value-type="float" office:value="1260.32">
            <text:p>1260.32</text:p>
          </table:table-cell>
          <table:table-cell table:formula="of:=[.D158]/[.D157]-1" office:value-type="float" office:value="0.0120125907368152">
            <text:p>0.0120125907</text:p>
          </table:table-cell>
          <table:table-cell table:number-columns-repeated="5"/>
        </table:table-row>
        <table:table-row table:style-name="ro1">
          <table:table-cell office:value-type="string">
            <text:p>2008-07-18</text:p>
          </table:table-cell>
          <table:table-cell office:value-type="float" office:value="163.7">
            <text:p>163.7</text:p>
          </table:table-cell>
          <table:table-cell table:formula="of:=[.B159]/[.B158]-1" office:value-type="float" office:value="-0.0387551379917793">
            <text:p>-0.038755138</text:p>
          </table:table-cell>
          <table:table-cell office:value-type="float" office:value="1260.68">
            <text:p>1260.68</text:p>
          </table:table-cell>
          <table:table-cell table:formula="of:=[.D159]/[.D158]-1" office:value-type="float" office:value="0.000285641741780029">
            <text:p>0.0002856417</text:p>
          </table:table-cell>
          <table:table-cell table:number-columns-repeated="5"/>
        </table:table-row>
        <table:table-row table:style-name="ro1">
          <table:table-cell office:value-type="string">
            <text:p>2008-07-21</text:p>
          </table:table-cell>
          <table:table-cell office:value-type="float" office:value="164.83">
            <text:p>164.83</text:p>
          </table:table-cell>
          <table:table-cell table:formula="of:=[.B160]/[.B159]-1" office:value-type="float" office:value="0.00690287110568133">
            <text:p>0.0069028711</text:p>
          </table:table-cell>
          <table:table-cell office:value-type="float" office:value="1260">
            <text:p>1260</text:p>
          </table:table-cell>
          <table:table-cell table:formula="of:=[.D160]/[.D159]-1" office:value-type="float" office:value="-0.000539391439540626">
            <text:p>-0.0005393914</text:p>
          </table:table-cell>
          <table:table-cell table:number-columns-repeated="5"/>
        </table:table-row>
        <table:table-row table:style-name="ro1">
          <table:table-cell office:value-type="string">
            <text:p>2008-07-22</text:p>
          </table:table-cell>
          <table:table-cell office:value-type="float" office:value="160.59">
            <text:p>160.59</text:p>
          </table:table-cell>
          <table:table-cell table:formula="of:=[.B161]/[.B160]-1" office:value-type="float" office:value="-0.0257234726688104">
            <text:p>-0.0257234727</text:p>
          </table:table-cell>
          <table:table-cell office:value-type="float" office:value="1277">
            <text:p>1277</text:p>
          </table:table-cell>
          <table:table-cell table:formula="of:=[.D161]/[.D160]-1" office:value-type="float" office:value="0.0134920634920634">
            <text:p>0.0134920635</text:p>
          </table:table-cell>
          <table:table-cell table:number-columns-repeated="5"/>
        </table:table-row>
        <table:table-row table:style-name="ro1">
          <table:table-cell office:value-type="string">
            <text:p>2008-07-23</text:p>
          </table:table-cell>
          <table:table-cell office:value-type="float" office:value="164.8">
            <text:p>164.8</text:p>
          </table:table-cell>
          <table:table-cell table:formula="of:=[.B162]/[.B161]-1" office:value-type="float" office:value="0.0262158291300829">
            <text:p>0.0262158291</text:p>
          </table:table-cell>
          <table:table-cell office:value-type="float" office:value="1282.19">
            <text:p>1282.19</text:p>
          </table:table-cell>
          <table:table-cell table:formula="of:=[.D162]/[.D161]-1" office:value-type="float" office:value="0.004064212999217">
            <text:p>0.004064213</text:p>
          </table:table-cell>
          <table:table-cell table:number-columns-repeated="5"/>
        </table:table-row>
        <table:table-row table:style-name="ro1">
          <table:table-cell office:value-type="string">
            <text:p>2008-07-24</text:p>
          </table:table-cell>
          <table:table-cell office:value-type="float" office:value="157.63">
            <text:p>157.63</text:p>
          </table:table-cell>
          <table:table-cell table:formula="of:=[.B163]/[.B162]-1" office:value-type="float" office:value="-0.0435072815533981">
            <text:p>-0.0435072816</text:p>
          </table:table-cell>
          <table:table-cell office:value-type="float" office:value="1252.54">
            <text:p>1252.54</text:p>
          </table:table-cell>
          <table:table-cell table:formula="of:=[.D163]/[.D162]-1" office:value-type="float" office:value="-0.0231244979293241">
            <text:p>-0.0231244979</text:p>
          </table:table-cell>
          <table:table-cell table:number-columns-repeated="5"/>
        </table:table-row>
        <table:table-row table:style-name="ro1">
          <table:table-cell office:value-type="string">
            <text:p>2008-07-25</text:p>
          </table:table-cell>
          <table:table-cell office:value-type="float" office:value="160.69">
            <text:p>160.69</text:p>
          </table:table-cell>
          <table:table-cell table:formula="of:=[.B164]/[.B163]-1" office:value-type="float" office:value="0.0194125483727716">
            <text:p>0.0194125484</text:p>
          </table:table-cell>
          <table:table-cell office:value-type="float" office:value="1257.76">
            <text:p>1257.76</text:p>
          </table:table-cell>
          <table:table-cell table:formula="of:=[.D164]/[.D163]-1" office:value-type="float" office:value="0.00416753157583782">
            <text:p>0.0041675316</text:p>
          </table:table-cell>
          <table:table-cell table:number-columns-repeated="5"/>
        </table:table-row>
        <table:table-row table:style-name="ro1">
          <table:table-cell office:value-type="string">
            <text:p>2008-07-28</text:p>
          </table:table-cell>
          <table:table-cell office:value-type="float" office:value="153.04">
            <text:p>153.04</text:p>
          </table:table-cell>
          <table:table-cell table:formula="of:=[.B165]/[.B164]-1" office:value-type="float" office:value="-0.0476071939759787">
            <text:p>-0.047607194</text:p>
          </table:table-cell>
          <table:table-cell office:value-type="float" office:value="1234.37">
            <text:p>1234.37</text:p>
          </table:table-cell>
          <table:table-cell table:formula="of:=[.D165]/[.D164]-1" office:value-type="float" office:value="-0.0185965526014503">
            <text:p>-0.0185965526</text:p>
          </table:table-cell>
          <table:table-cell table:number-columns-repeated="5"/>
        </table:table-row>
        <table:table-row table:style-name="ro1">
          <table:table-cell office:value-type="string">
            <text:p>2008-07-29</text:p>
          </table:table-cell>
          <table:table-cell office:value-type="float" office:value="155.7">
            <text:p>155.7</text:p>
          </table:table-cell>
          <table:table-cell table:formula="of:=[.B166]/[.B165]-1" office:value-type="float" office:value="0.0173810768426554">
            <text:p>0.0173810768</text:p>
          </table:table-cell>
          <table:table-cell office:value-type="float" office:value="1263.2">
            <text:p>1263.2</text:p>
          </table:table-cell>
          <table:table-cell table:formula="of:=[.D166]/[.D165]-1" office:value-type="float" office:value="0.0233560439738492">
            <text:p>0.023356044</text:p>
          </table:table-cell>
          <table:table-cell table:number-columns-repeated="5"/>
        </table:table-row>
        <table:table-row table:style-name="ro1">
          <table:table-cell office:value-type="string">
            <text:p>2008-07-30</text:p>
          </table:table-cell>
          <table:table-cell office:value-type="float" office:value="158.47">
            <text:p>158.47</text:p>
          </table:table-cell>
          <table:table-cell table:formula="of:=[.B167]/[.B166]-1" office:value-type="float" office:value="0.0177906229929352">
            <text:p>0.017790623</text:p>
          </table:table-cell>
          <table:table-cell office:value-type="float" office:value="1284.26">
            <text:p>1284.26</text:p>
          </table:table-cell>
          <table:table-cell table:formula="of:=[.D167]/[.D166]-1" office:value-type="float" office:value="0.0166719442685244">
            <text:p>0.0166719443</text:p>
          </table:table-cell>
          <table:table-cell table:number-columns-repeated="5"/>
        </table:table-row>
        <table:table-row table:style-name="ro1">
          <table:table-cell office:value-type="string">
            <text:p>2008-07-31</text:p>
          </table:table-cell>
          <table:table-cell office:value-type="float" office:value="157.55">
            <text:p>157.55</text:p>
          </table:table-cell>
          <table:table-cell table:formula="of:=[.B168]/[.B167]-1" office:value-type="float" office:value="-0.00580551523947748">
            <text:p>-0.0058055152</text:p>
          </table:table-cell>
          <table:table-cell office:value-type="float" office:value="1267.38">
            <text:p>1267.38</text:p>
          </table:table-cell>
          <table:table-cell table:formula="of:=[.D168]/[.D167]-1" office:value-type="float" office:value="-0.0131437559372711">
            <text:p>-0.0131437559</text:p>
          </table:table-cell>
          <table:table-cell table:number-columns-repeated="5"/>
        </table:table-row>
        <table:table-row table:style-name="ro1">
          <table:table-cell office:value-type="string">
            <text:p>2008-08-01</text:p>
          </table:table-cell>
          <table:table-cell office:value-type="float" office:value="155.28">
            <text:p>155.28</text:p>
          </table:table-cell>
          <table:table-cell table:formula="of:=[.B169]/[.B168]-1" office:value-type="float" office:value="-0.0144081244049509">
            <text:p>-0.0144081244</text:p>
          </table:table-cell>
          <table:table-cell office:value-type="float" office:value="1260.31">
            <text:p>1260.31</text:p>
          </table:table-cell>
          <table:table-cell table:formula="of:=[.D169]/[.D168]-1" office:value-type="float" office:value="-0.00557843740630293">
            <text:p>-0.0055784374</text:p>
          </table:table-cell>
          <table:table-cell table:number-columns-repeated="5"/>
        </table:table-row>
        <table:table-row table:style-name="ro1">
          <table:table-cell office:value-type="string">
            <text:p>2008-08-04</text:p>
          </table:table-cell>
          <table:table-cell office:value-type="float" office:value="151.88">
            <text:p>151.88</text:p>
          </table:table-cell>
          <table:table-cell table:formula="of:=[.B170]/[.B169]-1" office:value-type="float" office:value="-0.0218959299330242">
            <text:p>-0.0218959299</text:p>
          </table:table-cell>
          <table:table-cell office:value-type="float" office:value="1249.01">
            <text:p>1249.01</text:p>
          </table:table-cell>
          <table:table-cell table:formula="of:=[.D170]/[.D169]-1" office:value-type="float" office:value="-0.0089660480358007">
            <text:p>-0.008966048</text:p>
          </table:table-cell>
          <table:table-cell table:number-columns-repeated="5"/>
        </table:table-row>
        <table:table-row table:style-name="ro1">
          <table:table-cell office:value-type="string">
            <text:p>2008-08-05</text:p>
          </table:table-cell>
          <table:table-cell office:value-type="float" office:value="159.23">
            <text:p>159.23</text:p>
          </table:table-cell>
          <table:table-cell table:formula="of:=[.B171]/[.B170]-1" office:value-type="float" office:value="0.0483934685277851">
            <text:p>0.0483934685</text:p>
          </table:table-cell>
          <table:table-cell office:value-type="float" office:value="1284.88">
            <text:p>1284.88</text:p>
          </table:table-cell>
          <table:table-cell table:formula="of:=[.D171]/[.D170]-1" office:value-type="float" office:value="0.0287187452462352">
            <text:p>0.0287187452</text:p>
          </table:table-cell>
          <table:table-cell table:number-columns-repeated="5"/>
        </table:table-row>
        <table:table-row table:style-name="ro1">
          <table:table-cell office:value-type="string">
            <text:p>2008-08-06</text:p>
          </table:table-cell>
          <table:table-cell office:value-type="float" office:value="162.74">
            <text:p>162.74</text:p>
          </table:table-cell>
          <table:table-cell table:formula="of:=[.B172]/[.B171]-1" office:value-type="float" office:value="0.0220435847516174">
            <text:p>0.0220435848</text:p>
          </table:table-cell>
          <table:table-cell office:value-type="float" office:value="1289.19">
            <text:p>1289.19</text:p>
          </table:table-cell>
          <table:table-cell table:formula="of:=[.D172]/[.D171]-1" office:value-type="float" office:value="0.00335439885436761">
            <text:p>0.0033543989</text:p>
          </table:table-cell>
          <table:table-cell table:number-columns-repeated="5"/>
        </table:table-row>
        <table:table-row table:style-name="ro1">
          <table:table-cell office:value-type="string">
            <text:p>2008-08-07</text:p>
          </table:table-cell>
          <table:table-cell office:value-type="float" office:value="162.13">
            <text:p>162.13</text:p>
          </table:table-cell>
          <table:table-cell table:formula="of:=[.B173]/[.B172]-1" office:value-type="float" office:value="-0.00374831018803012">
            <text:p>-0.0037483102</text:p>
          </table:table-cell>
          <table:table-cell office:value-type="float" office:value="1266.07">
            <text:p>1266.07</text:p>
          </table:table-cell>
          <table:table-cell table:formula="of:=[.D173]/[.D172]-1" office:value-type="float" office:value="-0.0179337413414625">
            <text:p>-0.0179337413</text:p>
          </table:table-cell>
          <table:table-cell table:number-columns-repeated="5"/>
        </table:table-row>
        <table:table-row table:style-name="ro1">
          <table:table-cell office:value-type="string">
            <text:p>2008-08-08</text:p>
          </table:table-cell>
          <table:table-cell office:value-type="float" office:value="168.06">
            <text:p>168.06</text:p>
          </table:table-cell>
          <table:table-cell table:formula="of:=[.B174]/[.B173]-1" office:value-type="float" office:value="0.0365755874915192">
            <text:p>0.0365755875</text:p>
          </table:table-cell>
          <table:table-cell office:value-type="float" office:value="1296.32">
            <text:p>1296.32</text:p>
          </table:table-cell>
          <table:table-cell table:formula="of:=[.D174]/[.D173]-1" office:value-type="float" office:value="0.0238928337295725">
            <text:p>0.0238928337</text:p>
          </table:table-cell>
          <table:table-cell table:number-columns-repeated="5"/>
        </table:table-row>
        <table:table-row table:style-name="ro1">
          <table:table-cell office:value-type="string">
            <text:p>2008-08-11</text:p>
          </table:table-cell>
          <table:table-cell office:value-type="float" office:value="172.03">
            <text:p>172.03</text:p>
          </table:table-cell>
          <table:table-cell table:formula="of:=[.B175]/[.B174]-1" office:value-type="float" office:value="0.023622515768178">
            <text:p>0.0236225158</text:p>
          </table:table-cell>
          <table:table-cell office:value-type="float" office:value="1305.32">
            <text:p>1305.32</text:p>
          </table:table-cell>
          <table:table-cell table:formula="of:=[.D175]/[.D174]-1" office:value-type="float" office:value="0.00694273019007663">
            <text:p>0.0069427302</text:p>
          </table:table-cell>
          <table:table-cell table:number-columns-repeated="5"/>
        </table:table-row>
        <table:table-row table:style-name="ro1">
          <table:table-cell office:value-type="string">
            <text:p>2008-08-12</text:p>
          </table:table-cell>
          <table:table-cell office:value-type="float" office:value="175.17">
            <text:p>175.17</text:p>
          </table:table-cell>
          <table:table-cell table:formula="of:=[.B176]/[.B175]-1" office:value-type="float" office:value="0.0182526303551704">
            <text:p>0.0182526304</text:p>
          </table:table-cell>
          <table:table-cell office:value-type="float" office:value="1289.59">
            <text:p>1289.59</text:p>
          </table:table-cell>
          <table:table-cell table:formula="of:=[.D176]/[.D175]-1" office:value-type="float" office:value="-0.012050684889529">
            <text:p>-0.0120506849</text:p>
          </table:table-cell>
          <table:table-cell table:number-columns-repeated="5"/>
        </table:table-row>
        <table:table-row table:style-name="ro1">
          <table:table-cell office:value-type="string">
            <text:p>2008-08-13</text:p>
          </table:table-cell>
          <table:table-cell office:value-type="float" office:value="177.72">
            <text:p>177.72</text:p>
          </table:table-cell>
          <table:table-cell table:formula="of:=[.B177]/[.B176]-1" office:value-type="float" office:value="0.0145572872067135">
            <text:p>0.0145572872</text:p>
          </table:table-cell>
          <table:table-cell office:value-type="float" office:value="1285.83">
            <text:p>1285.83</text:p>
          </table:table-cell>
          <table:table-cell table:formula="of:=[.D177]/[.D176]-1" office:value-type="float" office:value="-0.00291565536333249">
            <text:p>-0.0029156554</text:p>
          </table:table-cell>
          <table:table-cell table:number-columns-repeated="5"/>
        </table:table-row>
        <table:table-row table:style-name="ro1">
          <table:table-cell office:value-type="string">
            <text:p>2008-08-14</text:p>
          </table:table-cell>
          <table:table-cell office:value-type="float" office:value="177.74">
            <text:p>177.74</text:p>
          </table:table-cell>
          <table:table-cell table:formula="of:=[.B178]/[.B177]-1" office:value-type="float" office:value="0.000112536574386812">
            <text:p>0.0001125366</text:p>
          </table:table-cell>
          <table:table-cell office:value-type="float" office:value="1292.93">
            <text:p>1292.93</text:p>
          </table:table-cell>
          <table:table-cell table:formula="of:=[.D178]/[.D177]-1" office:value-type="float" office:value="0.00552172526694839">
            <text:p>0.0055217253</text:p>
          </table:table-cell>
          <table:table-cell table:number-columns-repeated="5"/>
        </table:table-row>
        <table:table-row table:style-name="ro1">
          <table:table-cell office:value-type="string">
            <text:p>2008-08-15</text:p>
          </table:table-cell>
          <table:table-cell office:value-type="float" office:value="174.19">
            <text:p>174.19</text:p>
          </table:table-cell>
          <table:table-cell table:formula="of:=[.B179]/[.B178]-1" office:value-type="float" office:value="-0.0199729942612806">
            <text:p>-0.0199729943</text:p>
          </table:table-cell>
          <table:table-cell office:value-type="float" office:value="1298.2">
            <text:p>1298.2</text:p>
          </table:table-cell>
          <table:table-cell table:formula="of:=[.D179]/[.D178]-1" office:value-type="float" office:value="0.00407601339593011">
            <text:p>0.0040760134</text:p>
          </table:table-cell>
          <table:table-cell table:number-columns-repeated="5"/>
        </table:table-row>
        <table:table-row table:style-name="ro1">
          <table:table-cell office:value-type="string">
            <text:p>2008-08-18</text:p>
          </table:table-cell>
          <table:table-cell office:value-type="float" office:value="173.85">
            <text:p>173.85</text:p>
          </table:table-cell>
          <table:table-cell table:formula="of:=[.B180]/[.B179]-1" office:value-type="float" office:value="-0.00195189161260689">
            <text:p>-0.0019518916</text:p>
          </table:table-cell>
          <table:table-cell office:value-type="float" office:value="1278.6">
            <text:p>1278.6</text:p>
          </table:table-cell>
          <table:table-cell table:formula="of:=[.D180]/[.D179]-1" office:value-type="float" office:value="-0.015097827761516">
            <text:p>-0.0150978278</text:p>
          </table:table-cell>
          <table:table-cell table:number-columns-repeated="5"/>
        </table:table-row>
        <table:table-row table:style-name="ro1">
          <table:table-cell office:value-type="string">
            <text:p>2008-08-19</text:p>
          </table:table-cell>
          <table:table-cell office:value-type="float" office:value="172">
            <text:p>172</text:p>
          </table:table-cell>
          <table:table-cell table:formula="of:=[.B181]/[.B180]-1" office:value-type="float" office:value="-0.0106413574920908">
            <text:p>-0.0106413575</text:p>
          </table:table-cell>
          <table:table-cell office:value-type="float" office:value="1266.69">
            <text:p>1266.69</text:p>
          </table:table-cell>
          <table:table-cell table:formula="of:=[.D181]/[.D180]-1" office:value-type="float" office:value="-0.00931487564523692">
            <text:p>-0.0093148756</text:p>
          </table:table-cell>
          <table:table-cell table:number-columns-repeated="5"/>
        </table:table-row>
        <table:table-row table:style-name="ro1">
          <table:table-cell office:value-type="string">
            <text:p>2008-08-20</text:p>
          </table:table-cell>
          <table:table-cell office:value-type="float" office:value="174.29">
            <text:p>174.29</text:p>
          </table:table-cell>
          <table:table-cell table:formula="of:=[.B182]/[.B181]-1" office:value-type="float" office:value="0.0133139534883719">
            <text:p>0.0133139535</text:p>
          </table:table-cell>
          <table:table-cell office:value-type="float" office:value="1274.54">
            <text:p>1274.54</text:p>
          </table:table-cell>
          <table:table-cell table:formula="of:=[.D182]/[.D181]-1" office:value-type="float" office:value="0.00619725426110573">
            <text:p>0.0061972543</text:p>
          </table:table-cell>
          <table:table-cell table:number-columns-repeated="5"/>
        </table:table-row>
        <table:table-row table:style-name="ro1">
          <table:table-cell office:value-type="string">
            <text:p>2008-08-21</text:p>
          </table:table-cell>
          <table:table-cell office:value-type="float" office:value="172.76">
            <text:p>172.76</text:p>
          </table:table-cell>
          <table:table-cell table:formula="of:=[.B183]/[.B182]-1" office:value-type="float" office:value="-0.00877847266050835">
            <text:p>-0.0087784727</text:p>
          </table:table-cell>
          <table:table-cell office:value-type="float" office:value="1277.72">
            <text:p>1277.72</text:p>
          </table:table-cell>
          <table:table-cell table:formula="of:=[.D183]/[.D182]-1" office:value-type="float" office:value="0.00249501781034733">
            <text:p>0.0024950178</text:p>
          </table:table-cell>
          <table:table-cell table:number-columns-repeated="5"/>
        </table:table-row>
        <table:table-row table:style-name="ro1">
          <table:table-cell office:value-type="string">
            <text:p>2008-08-22</text:p>
          </table:table-cell>
          <table:table-cell office:value-type="float" office:value="175.23">
            <text:p>175.23</text:p>
          </table:table-cell>
          <table:table-cell table:formula="of:=[.B184]/[.B183]-1" office:value-type="float" office:value="0.0142972910395924">
            <text:p>0.014297291</text:p>
          </table:table-cell>
          <table:table-cell office:value-type="float" office:value="1292.2">
            <text:p>1292.2</text:p>
          </table:table-cell>
          <table:table-cell table:formula="of:=[.D184]/[.D183]-1" office:value-type="float" office:value="0.0113326863475567">
            <text:p>0.0113326863</text:p>
          </table:table-cell>
          <table:table-cell table:number-columns-repeated="5"/>
        </table:table-row>
        <table:table-row table:style-name="ro1">
          <table:table-cell office:value-type="string">
            <text:p>2008-08-25</text:p>
          </table:table-cell>
          <table:table-cell office:value-type="float" office:value="171.03">
            <text:p>171.03</text:p>
          </table:table-cell>
          <table:table-cell table:formula="of:=[.B185]/[.B184]-1" office:value-type="float" office:value="-0.0239684985447697">
            <text:p>-0.0239684985</text:p>
          </table:table-cell>
          <table:table-cell office:value-type="float" office:value="1266.84">
            <text:p>1266.84</text:p>
          </table:table-cell>
          <table:table-cell table:formula="of:=[.D185]/[.D184]-1" office:value-type="float" office:value="-0.0196254449775578">
            <text:p>-0.019625445</text:p>
          </table:table-cell>
          <table:table-cell table:number-columns-repeated="5"/>
        </table:table-row>
        <table:table-row table:style-name="ro1">
          <table:table-cell office:value-type="string">
            <text:p>2008-08-26</text:p>
          </table:table-cell>
          <table:table-cell office:value-type="float" office:value="172.11">
            <text:p>172.11</text:p>
          </table:table-cell>
          <table:table-cell table:formula="of:=[.B186]/[.B185]-1" office:value-type="float" office:value="0.00631468163480098">
            <text:p>0.0063146816</text:p>
          </table:table-cell>
          <table:table-cell office:value-type="float" office:value="1271.51">
            <text:p>1271.51</text:p>
          </table:table-cell>
          <table:table-cell table:formula="of:=[.D186]/[.D185]-1" office:value-type="float" office:value="0.00368633765905724">
            <text:p>0.0036863377</text:p>
          </table:table-cell>
          <table:table-cell table:number-columns-repeated="5"/>
        </table:table-row>
        <table:table-row table:style-name="ro1">
          <table:table-cell office:value-type="string">
            <text:p>2008-08-27</text:p>
          </table:table-cell>
          <table:table-cell office:value-type="float" office:value="173.13">
            <text:p>173.13</text:p>
          </table:table-cell>
          <table:table-cell table:formula="of:=[.B187]/[.B186]-1" office:value-type="float" office:value="0.00592644239149376">
            <text:p>0.0059264424</text:p>
          </table:table-cell>
          <table:table-cell office:value-type="float" office:value="1281.66">
            <text:p>1281.66</text:p>
          </table:table-cell>
          <table:table-cell table:formula="of:=[.D187]/[.D186]-1" office:value-type="float" office:value="0.00798263482001715">
            <text:p>0.0079826348</text:p>
          </table:table-cell>
          <table:table-cell table:number-columns-repeated="5"/>
        </table:table-row>
        <table:table-row table:style-name="ro1">
          <table:table-cell office:value-type="string">
            <text:p>2008-08-28</text:p>
          </table:table-cell>
          <table:table-cell office:value-type="float" office:value="172.21">
            <text:p>172.21</text:p>
          </table:table-cell>
          <table:table-cell table:formula="of:=[.B188]/[.B187]-1" office:value-type="float" office:value="-0.00531392595159697">
            <text:p>-0.005313926</text:p>
          </table:table-cell>
          <table:table-cell office:value-type="float" office:value="1300.68">
            <text:p>1300.68</text:p>
          </table:table-cell>
          <table:table-cell table:formula="of:=[.D188]/[.D187]-1" office:value-type="float" office:value="0.0148401292074341">
            <text:p>0.0148401292</text:p>
          </table:table-cell>
          <table:table-cell table:number-columns-repeated="5"/>
        </table:table-row>
        <table:table-row table:style-name="ro1">
          <table:table-cell office:value-type="string">
            <text:p>2008-08-29</text:p>
          </table:table-cell>
          <table:table-cell office:value-type="float" office:value="168.04">
            <text:p>168.04</text:p>
          </table:table-cell>
          <table:table-cell table:formula="of:=[.B189]/[.B188]-1" office:value-type="float" office:value="-0.0242146216828292">
            <text:p>-0.0242146217</text:p>
          </table:table-cell>
          <table:table-cell office:value-type="float" office:value="1282.83">
            <text:p>1282.83</text:p>
          </table:table-cell>
          <table:table-cell table:formula="of:=[.D189]/[.D188]-1" office:value-type="float" office:value="-0.013723590737153">
            <text:p>-0.0137235907</text:p>
          </table:table-cell>
          <table:table-cell table:number-columns-repeated="5"/>
        </table:table-row>
        <table:table-row table:style-name="ro1">
          <table:table-cell office:value-type="string">
            <text:p>2008-09-02</text:p>
          </table:table-cell>
          <table:table-cell office:value-type="float" office:value="164.73">
            <text:p>164.73</text:p>
          </table:table-cell>
          <table:table-cell table:formula="of:=[.B190]/[.B189]-1" office:value-type="float" office:value="-0.0196976910259462">
            <text:p>-0.019697691</text:p>
          </table:table-cell>
          <table:table-cell office:value-type="float" office:value="1277.58">
            <text:p>1277.58</text:p>
          </table:table-cell>
          <table:table-cell table:formula="of:=[.D190]/[.D189]-1" office:value-type="float" office:value="-0.00409251420687073">
            <text:p>-0.0040925142</text:p>
          </table:table-cell>
          <table:table-cell table:number-columns-repeated="5"/>
        </table:table-row>
        <table:table-row table:style-name="ro1">
          <table:table-cell office:value-type="string">
            <text:p>2008-09-03</text:p>
          </table:table-cell>
          <table:table-cell office:value-type="float" office:value="165.49">
            <text:p>165.49</text:p>
          </table:table-cell>
          <table:table-cell table:formula="of:=[.B191]/[.B190]-1" office:value-type="float" office:value="0.00461361014994255">
            <text:p>0.0046136101</text:p>
          </table:table-cell>
          <table:table-cell office:value-type="float" office:value="1274.98">
            <text:p>1274.98</text:p>
          </table:table-cell>
          <table:table-cell table:formula="of:=[.D191]/[.D190]-1" office:value-type="float" office:value="-0.00203509760641207">
            <text:p>-0.0020350976</text:p>
          </table:table-cell>
          <table:table-cell table:number-columns-repeated="5"/>
        </table:table-row>
        <table:table-row table:style-name="ro1">
          <table:table-cell office:value-type="string">
            <text:p>2008-09-04</text:p>
          </table:table-cell>
          <table:table-cell office:value-type="float" office:value="159.8">
            <text:p>159.8</text:p>
          </table:table-cell>
          <table:table-cell table:formula="of:=[.B192]/[.B191]-1" office:value-type="float" office:value="-0.0343827421596471">
            <text:p>-0.0343827422</text:p>
          </table:table-cell>
          <table:table-cell office:value-type="float" office:value="1236.83">
            <text:p>1236.83</text:p>
          </table:table-cell>
          <table:table-cell table:formula="of:=[.D192]/[.D191]-1" office:value-type="float" office:value="-0.0299220379927529">
            <text:p>-0.029922038</text:p>
          </table:table-cell>
          <table:table-cell table:number-columns-repeated="5"/>
        </table:table-row>
        <table:table-row table:style-name="ro1">
          <table:table-cell office:value-type="string">
            <text:p>2008-09-05</text:p>
          </table:table-cell>
          <table:table-cell office:value-type="float" office:value="158.77">
            <text:p>158.77</text:p>
          </table:table-cell>
          <table:table-cell table:formula="of:=[.B193]/[.B192]-1" office:value-type="float" office:value="-0.00644555694618276">
            <text:p>-0.0064455569</text:p>
          </table:table-cell>
          <table:table-cell office:value-type="float" office:value="1242.31">
            <text:p>1242.31</text:p>
          </table:table-cell>
          <table:table-cell table:formula="of:=[.D193]/[.D192]-1" office:value-type="float" office:value="0.00443068166199079">
            <text:p>0.0044306817</text:p>
          </table:table-cell>
          <table:table-cell table:number-columns-repeated="5"/>
        </table:table-row>
        <table:table-row table:style-name="ro1">
          <table:table-cell office:value-type="string">
            <text:p>2008-09-08</text:p>
          </table:table-cell>
          <table:table-cell office:value-type="float" office:value="156.53">
            <text:p>156.53</text:p>
          </table:table-cell>
          <table:table-cell table:formula="of:=[.B194]/[.B193]-1" office:value-type="float" office:value="-0.0141084587768471">
            <text:p>-0.0141084588</text:p>
          </table:table-cell>
          <table:table-cell office:value-type="float" office:value="1267.79">
            <text:p>1267.79</text:p>
          </table:table-cell>
          <table:table-cell table:formula="of:=[.D194]/[.D193]-1" office:value-type="float" office:value="0.0205101786188633">
            <text:p>0.0205101786</text:p>
          </table:table-cell>
          <table:table-cell table:number-columns-repeated="5"/>
        </table:table-row>
        <table:table-row table:style-name="ro1">
          <table:table-cell office:value-type="string">
            <text:p>2008-09-09</text:p>
          </table:table-cell>
          <table:table-cell office:value-type="float" office:value="150.34">
            <text:p>150.34</text:p>
          </table:table-cell>
          <table:table-cell table:formula="of:=[.B195]/[.B194]-1" office:value-type="float" office:value="-0.0395451351178687">
            <text:p>-0.0395451351</text:p>
          </table:table-cell>
          <table:table-cell office:value-type="float" office:value="1224.51">
            <text:p>1224.51</text:p>
          </table:table-cell>
          <table:table-cell table:formula="of:=[.D195]/[.D194]-1" office:value-type="float" office:value="-0.0341381459074452">
            <text:p>-0.0341381459</text:p>
          </table:table-cell>
          <table:table-cell table:number-columns-repeated="5"/>
        </table:table-row>
        <table:table-row table:style-name="ro1">
          <table:table-cell office:value-type="string">
            <text:p>2008-09-10</text:p>
          </table:table-cell>
          <table:table-cell office:value-type="float" office:value="150.28">
            <text:p>150.28</text:p>
          </table:table-cell>
          <table:table-cell table:formula="of:=[.B196]/[.B195]-1" office:value-type="float" office:value="-0.000399095383796788">
            <text:p>-0.0003990954</text:p>
          </table:table-cell>
          <table:table-cell office:value-type="float" office:value="1232.04">
            <text:p>1232.04</text:p>
          </table:table-cell>
          <table:table-cell table:formula="of:=[.D196]/[.D195]-1" office:value-type="float" office:value="0.00614939853492413">
            <text:p>0.0061493985</text:p>
          </table:table-cell>
          <table:table-cell table:number-columns-repeated="5"/>
        </table:table-row>
        <table:table-row table:style-name="ro1">
          <table:table-cell office:value-type="string">
            <text:p>2008-09-11</text:p>
          </table:table-cell>
          <table:table-cell office:value-type="float" office:value="151.31">
            <text:p>151.31</text:p>
          </table:table-cell>
          <table:table-cell table:formula="of:=[.B197]/[.B196]-1" office:value-type="float" office:value="0.00685387277082783">
            <text:p>0.0068538728</text:p>
          </table:table-cell>
          <table:table-cell office:value-type="float" office:value="1249.05">
            <text:p>1249.05</text:p>
          </table:table-cell>
          <table:table-cell table:formula="of:=[.D197]/[.D196]-1" office:value-type="float" office:value="0.0138063699230544">
            <text:p>0.0138063699</text:p>
          </table:table-cell>
          <table:table-cell table:number-columns-repeated="5"/>
        </table:table-row>
        <table:table-row table:style-name="ro1">
          <table:table-cell office:value-type="string">
            <text:p>2008-09-12</text:p>
          </table:table-cell>
          <table:table-cell office:value-type="float" office:value="147.63">
            <text:p>147.63</text:p>
          </table:table-cell>
          <table:table-cell table:formula="of:=[.B198]/[.B197]-1" office:value-type="float" office:value="-0.0243209305399511">
            <text:p>-0.0243209305</text:p>
          </table:table-cell>
          <table:table-cell office:value-type="float" office:value="1251.7">
            <text:p>1251.7</text:p>
          </table:table-cell>
          <table:table-cell table:formula="of:=[.D198]/[.D197]-1" office:value-type="float" office:value="0.00212161242544351">
            <text:p>0.0021216124</text:p>
          </table:table-cell>
          <table:table-cell table:number-columns-repeated="5"/>
        </table:table-row>
        <table:table-row table:style-name="ro1">
          <table:table-cell office:value-type="string">
            <text:p>2008-09-15</text:p>
          </table:table-cell>
          <table:table-cell office:value-type="float" office:value="139.12">
            <text:p>139.12</text:p>
          </table:table-cell>
          <table:table-cell table:formula="of:=[.B199]/[.B198]-1" office:value-type="float" office:value="-0.0576441102756892">
            <text:p>-0.0576441103</text:p>
          </table:table-cell>
          <table:table-cell office:value-type="float" office:value="1192.7">
            <text:p>1192.7</text:p>
          </table:table-cell>
          <table:table-cell table:formula="of:=[.D199]/[.D198]-1" office:value-type="float" office:value="-0.0471358951825517">
            <text:p>-0.0471358952</text:p>
          </table:table-cell>
          <table:table-cell table:number-columns-repeated="5"/>
        </table:table-row>
        <table:table-row table:style-name="ro1">
          <table:table-cell office:value-type="string">
            <text:p>2008-09-16</text:p>
          </table:table-cell>
          <table:table-cell office:value-type="float" office:value="138.65">
            <text:p>138.65</text:p>
          </table:table-cell>
          <table:table-cell table:formula="of:=[.B200]/[.B199]-1" office:value-type="float" office:value="-0.0033783783783784">
            <text:p>-0.0033783784</text:p>
          </table:table-cell>
          <table:table-cell office:value-type="float" office:value="1213.6">
            <text:p>1213.6</text:p>
          </table:table-cell>
          <table:table-cell table:formula="of:=[.D200]/[.D199]-1" office:value-type="float" office:value="0.0175232665381067">
            <text:p>0.0175232665</text:p>
          </table:table-cell>
          <table:table-cell table:number-columns-repeated="5"/>
        </table:table-row>
        <table:table-row table:style-name="ro1">
          <table:table-cell office:value-type="string">
            <text:p>2008-09-17</text:p>
          </table:table-cell>
          <table:table-cell office:value-type="float" office:value="126.7">
            <text:p>126.7</text:p>
          </table:table-cell>
          <table:table-cell table:formula="of:=[.B201]/[.B200]-1" office:value-type="float" office:value="-0.0861882437793004">
            <text:p>-0.0861882438</text:p>
          </table:table-cell>
          <table:table-cell office:value-type="float" office:value="1156.39">
            <text:p>1156.39</text:p>
          </table:table-cell>
          <table:table-cell table:formula="of:=[.D201]/[.D200]-1" office:value-type="float" office:value="-0.0471407382992747">
            <text:p>-0.0471407383</text:p>
          </table:table-cell>
          <table:table-cell table:number-columns-repeated="5"/>
        </table:table-row>
        <table:table-row table:style-name="ro1">
          <table:table-cell office:value-type="string">
            <text:p>2008-09-18</text:p>
          </table:table-cell>
          <table:table-cell office:value-type="float" office:value="132.91">
            <text:p>132.91</text:p>
          </table:table-cell>
          <table:table-cell table:formula="of:=[.B202]/[.B201]-1" office:value-type="float" office:value="0.0490134175217047">
            <text:p>0.0490134175</text:p>
          </table:table-cell>
          <table:table-cell office:value-type="float" office:value="1206.51">
            <text:p>1206.51</text:p>
          </table:table-cell>
          <table:table-cell table:formula="of:=[.D202]/[.D201]-1" office:value-type="float" office:value="0.0433417791575506">
            <text:p>0.0433417792</text:p>
          </table:table-cell>
          <table:table-cell table:number-columns-repeated="5"/>
        </table:table-row>
        <table:table-row table:style-name="ro1">
          <table:table-cell office:value-type="string">
            <text:p>2008-09-19</text:p>
          </table:table-cell>
          <table:table-cell office:value-type="float" office:value="139.67">
            <text:p>139.67</text:p>
          </table:table-cell>
          <table:table-cell table:formula="of:=[.B203]/[.B202]-1" office:value-type="float" office:value="0.0508614852155593">
            <text:p>0.0508614852</text:p>
          </table:table-cell>
          <table:table-cell office:value-type="float" office:value="1255.08">
            <text:p>1255.08</text:p>
          </table:table-cell>
          <table:table-cell table:formula="of:=[.D203]/[.D202]-1" office:value-type="float" office:value="0.0402566079021309">
            <text:p>0.0402566079</text:p>
          </table:table-cell>
          <table:table-cell table:number-columns-repeated="5"/>
        </table:table-row>
        <table:table-row table:style-name="ro1">
          <table:table-cell office:value-type="string">
            <text:p>2008-09-22</text:p>
          </table:table-cell>
          <table:table-cell office:value-type="float" office:value="129.9">
            <text:p>129.9</text:p>
          </table:table-cell>
          <table:table-cell table:formula="of:=[.B204]/[.B203]-1" office:value-type="float" office:value="-0.0699505978377604">
            <text:p>-0.0699505978</text:p>
          </table:table-cell>
          <table:table-cell office:value-type="float" office:value="1207.09">
            <text:p>1207.09</text:p>
          </table:table-cell>
          <table:table-cell table:formula="of:=[.D204]/[.D203]-1" office:value-type="float" office:value="-0.0382366064314625">
            <text:p>-0.0382366064</text:p>
          </table:table-cell>
          <table:table-cell table:number-columns-repeated="5"/>
        </table:table-row>
        <table:table-row table:style-name="ro1">
          <table:table-cell office:value-type="string">
            <text:p>2008-09-23</text:p>
          </table:table-cell>
          <table:table-cell office:value-type="float" office:value="125.72">
            <text:p>125.72</text:p>
          </table:table-cell>
          <table:table-cell table:formula="of:=[.B205]/[.B204]-1" office:value-type="float" office:value="-0.0321785989222479">
            <text:p>-0.0321785989</text:p>
          </table:table-cell>
          <table:table-cell office:value-type="float" office:value="1188.22">
            <text:p>1188.22</text:p>
          </table:table-cell>
          <table:table-cell table:formula="of:=[.D205]/[.D204]-1" office:value-type="float" office:value="-0.015632637168728">
            <text:p>-0.0156326372</text:p>
          </table:table-cell>
          <table:table-cell table:number-columns-repeated="5"/>
        </table:table-row>
        <table:table-row table:style-name="ro1">
          <table:table-cell office:value-type="string">
            <text:p>2008-09-24</text:p>
          </table:table-cell>
          <table:table-cell office:value-type="float" office:value="127.58">
            <text:p>127.58</text:p>
          </table:table-cell>
          <table:table-cell table:formula="of:=[.B206]/[.B205]-1" office:value-type="float" office:value="0.0147947820553611">
            <text:p>0.0147947821</text:p>
          </table:table-cell>
          <table:table-cell office:value-type="float" office:value="1185.87">
            <text:p>1185.87</text:p>
          </table:table-cell>
          <table:table-cell table:formula="of:=[.D206]/[.D205]-1" office:value-type="float" office:value="-0.00197774822844266">
            <text:p>-0.0019777482</text:p>
          </table:table-cell>
          <table:table-cell table:number-columns-repeated="5"/>
        </table:table-row>
        <table:table-row table:style-name="ro1">
          <table:table-cell office:value-type="string">
            <text:p>2008-09-25</text:p>
          </table:table-cell>
          <table:table-cell office:value-type="float" office:value="130.77">
            <text:p>130.77</text:p>
          </table:table-cell>
          <table:table-cell table:formula="of:=[.B207]/[.B206]-1" office:value-type="float" office:value="0.0250039191095783">
            <text:p>0.0250039191</text:p>
          </table:table-cell>
          <table:table-cell office:value-type="float" office:value="1209.18">
            <text:p>1209.18</text:p>
          </table:table-cell>
          <table:table-cell table:formula="of:=[.D207]/[.D206]-1" office:value-type="float" office:value="0.0196564547547371">
            <text:p>0.0196564548</text:p>
          </table:table-cell>
          <table:table-cell table:number-columns-repeated="5"/>
        </table:table-row>
        <table:table-row table:style-name="ro1">
          <table:table-cell office:value-type="string">
            <text:p>2008-09-26</text:p>
          </table:table-cell>
          <table:table-cell office:value-type="float" office:value="127.11">
            <text:p>127.11</text:p>
          </table:table-cell>
          <table:table-cell table:formula="of:=[.B208]/[.B207]-1" office:value-type="float" office:value="-0.027988070658408">
            <text:p>-0.0279880707</text:p>
          </table:table-cell>
          <table:table-cell office:value-type="float" office:value="1213.27">
            <text:p>1213.27</text:p>
          </table:table-cell>
          <table:table-cell table:formula="of:=[.D208]/[.D207]-1" office:value-type="float" office:value="0.00338245753320421">
            <text:p>0.0033824575</text:p>
          </table:table-cell>
          <table:table-cell table:number-columns-repeated="5"/>
        </table:table-row>
        <table:table-row table:style-name="ro1">
          <table:table-cell office:value-type="string">
            <text:p>2008-09-29</text:p>
          </table:table-cell>
          <table:table-cell office:value-type="float" office:value="104.33">
            <text:p>104.33</text:p>
          </table:table-cell>
          <table:table-cell table:formula="of:=[.B209]/[.B208]-1" office:value-type="float" office:value="-0.17921485327669">
            <text:p>-0.1792148533</text:p>
          </table:table-cell>
          <table:table-cell office:value-type="float" office:value="1106.42">
            <text:p>1106.42</text:p>
          </table:table-cell>
          <table:table-cell table:formula="of:=[.D209]/[.D208]-1" office:value-type="float" office:value="-0.0880677837579433">
            <text:p>-0.0880677838</text:p>
          </table:table-cell>
          <table:table-cell table:number-columns-repeated="5"/>
        </table:table-row>
        <table:table-row table:style-name="ro1">
          <table:table-cell office:value-type="string">
            <text:p>2008-09-30</text:p>
          </table:table-cell>
          <table:table-cell office:value-type="float" office:value="112.66">
            <text:p>112.66</text:p>
          </table:table-cell>
          <table:table-cell table:formula="of:=[.B210]/[.B209]-1" office:value-type="float" office:value="0.0798428064794403">
            <text:p>0.0798428065</text:p>
          </table:table-cell>
          <table:table-cell office:value-type="float" office:value="1166.36">
            <text:p>1166.36</text:p>
          </table:table-cell>
          <table:table-cell table:formula="of:=[.D210]/[.D209]-1" office:value-type="float" office:value="0.054174725691871">
            <text:p>0.0541747257</text:p>
          </table:table-cell>
          <table:table-cell table:number-columns-repeated="5"/>
        </table:table-row>
        <table:table-row table:style-name="ro1">
          <table:table-cell office:value-type="string">
            <text:p>2008-10-01</text:p>
          </table:table-cell>
          <table:table-cell office:value-type="float" office:value="108.16">
            <text:p>108.16</text:p>
          </table:table-cell>
          <table:table-cell table:formula="of:=[.B211]/[.B210]-1" office:value-type="float" office:value="-0.0399431919048464">
            <text:p>-0.0399431919</text:p>
          </table:table-cell>
          <table:table-cell office:value-type="float" office:value="1161.06">
            <text:p>1161.06</text:p>
          </table:table-cell>
          <table:table-cell table:formula="of:=[.D211]/[.D210]-1" office:value-type="float" office:value="-0.00454405157927218">
            <text:p>-0.0045440516</text:p>
          </table:table-cell>
          <table:table-cell table:number-columns-repeated="5"/>
        </table:table-row>
        <table:table-row table:style-name="ro1">
          <table:table-cell office:value-type="string">
            <text:p>2008-10-02</text:p>
          </table:table-cell>
          <table:table-cell office:value-type="float" office:value="99.22">
            <text:p>99.22</text:p>
          </table:table-cell>
          <table:table-cell table:formula="of:=[.B212]/[.B211]-1" office:value-type="float" office:value="-0.082655325443787">
            <text:p>-0.0826553254</text:p>
          </table:table-cell>
          <table:table-cell office:value-type="float" office:value="1114.28">
            <text:p>1114.28</text:p>
          </table:table-cell>
          <table:table-cell table:formula="of:=[.D212]/[.D211]-1" office:value-type="float" office:value="-0.0402907687802525">
            <text:p>-0.0402907688</text:p>
          </table:table-cell>
          <table:table-cell table:number-columns-repeated="5"/>
        </table:table-row>
        <table:table-row table:style-name="ro1">
          <table:table-cell office:value-type="string">
            <text:p>2008-10-03</text:p>
          </table:table-cell>
          <table:table-cell office:value-type="float" office:value="96.22">
            <text:p>96.22</text:p>
          </table:table-cell>
          <table:table-cell table:formula="of:=[.B213]/[.B212]-1" office:value-type="float" office:value="-0.0302358395484781">
            <text:p>-0.0302358395</text:p>
          </table:table-cell>
          <table:table-cell office:value-type="float" office:value="1099.23">
            <text:p>1099.23</text:p>
          </table:table-cell>
          <table:table-cell table:formula="of:=[.D213]/[.D212]-1" office:value-type="float" office:value="-0.0135064795204077">
            <text:p>-0.0135064795</text:p>
          </table:table-cell>
          <table:table-cell table:number-columns-repeated="5"/>
        </table:table-row>
        <table:table-row table:style-name="ro1">
          <table:table-cell office:value-type="string">
            <text:p>2008-10-06</text:p>
          </table:table-cell>
          <table:table-cell office:value-type="float" office:value="97.28">
            <text:p>97.28</text:p>
          </table:table-cell>
          <table:table-cell table:formula="of:=[.B214]/[.B213]-1" office:value-type="float" office:value="0.0110164207025567">
            <text:p>0.0110164207</text:p>
          </table:table-cell>
          <table:table-cell office:value-type="float" office:value="1056.89">
            <text:p>1056.89</text:p>
          </table:table-cell>
          <table:table-cell table:formula="of:=[.D214]/[.D213]-1" office:value-type="float" office:value="-0.0385178716010297">
            <text:p>-0.0385178716</text:p>
          </table:table-cell>
          <table:table-cell table:number-columns-repeated="5"/>
        </table:table-row>
        <table:table-row table:style-name="ro1">
          <table:table-cell office:value-type="string">
            <text:p>2008-10-07</text:p>
          </table:table-cell>
          <table:table-cell office:value-type="float" office:value="88.38">
            <text:p>88.38</text:p>
          </table:table-cell>
          <table:table-cell table:formula="of:=[.B215]/[.B214]-1" office:value-type="float" office:value="-0.0914884868421053">
            <text:p>-0.0914884868</text:p>
          </table:table-cell>
          <table:table-cell office:value-type="float" office:value="996.23">
            <text:p>996.23</text:p>
          </table:table-cell>
          <table:table-cell table:formula="of:=[.D215]/[.D214]-1" office:value-type="float" office:value="-0.057394809298981">
            <text:p>-0.0573948093</text:p>
          </table:table-cell>
          <table:table-cell table:number-columns-repeated="5"/>
        </table:table-row>
        <table:table-row table:style-name="ro1">
          <table:table-cell office:value-type="string">
            <text:p>2008-10-08</text:p>
          </table:table-cell>
          <table:table-cell office:value-type="float" office:value="89">
            <text:p>89</text:p>
          </table:table-cell>
          <table:table-cell table:formula="of:=[.B216]/[.B215]-1" office:value-type="float" office:value="0.00701516180131256">
            <text:p>0.0070151618</text:p>
          </table:table-cell>
          <table:table-cell office:value-type="float" office:value="984.94">
            <text:p>984.94</text:p>
          </table:table-cell>
          <table:table-cell table:formula="of:=[.D216]/[.D215]-1" office:value-type="float" office:value="-0.0113327243708782">
            <text:p>-0.0113327244</text:p>
          </table:table-cell>
          <table:table-cell table:number-columns-repeated="5"/>
        </table:table-row>
        <table:table-row table:style-name="ro1">
          <table:table-cell office:value-type="string">
            <text:p>2008-10-09</text:p>
          </table:table-cell>
          <table:table-cell office:value-type="float" office:value="87.96">
            <text:p>87.96</text:p>
          </table:table-cell>
          <table:table-cell table:formula="of:=[.B217]/[.B216]-1" office:value-type="float" office:value="-0.011685393258427">
            <text:p>-0.0116853933</text:p>
          </table:table-cell>
          <table:table-cell office:value-type="float" office:value="909.92">
            <text:p>909.92</text:p>
          </table:table-cell>
          <table:table-cell table:formula="of:=[.D217]/[.D216]-1" office:value-type="float" office:value="-0.0761670761670763">
            <text:p>-0.0761670762</text:p>
          </table:table-cell>
          <table:table-cell table:number-columns-repeated="5"/>
        </table:table-row>
        <table:table-row table:style-name="ro1">
          <table:table-cell office:value-type="string">
            <text:p>2008-10-10</text:p>
          </table:table-cell>
          <table:table-cell office:value-type="float" office:value="95.95">
            <text:p>95.95</text:p>
          </table:table-cell>
          <table:table-cell table:formula="of:=[.B218]/[.B217]-1" office:value-type="float" office:value="0.0908367439745339">
            <text:p>0.090836744</text:p>
          </table:table-cell>
          <table:table-cell office:value-type="float" office:value="899.22">
            <text:p>899.22</text:p>
          </table:table-cell>
          <table:table-cell table:formula="of:=[.D218]/[.D217]-1" office:value-type="float" office:value="-0.0117592755407068">
            <text:p>-0.0117592755</text:p>
          </table:table-cell>
          <table:table-cell table:number-columns-repeated="5"/>
        </table:table-row>
        <table:table-row table:style-name="ro1">
          <table:table-cell office:value-type="string">
            <text:p>2008-10-13</text:p>
          </table:table-cell>
          <table:table-cell office:value-type="float" office:value="109.29">
            <text:p>109.29</text:p>
          </table:table-cell>
          <table:table-cell table:formula="of:=[.B219]/[.B218]-1" office:value-type="float" office:value="0.139030745179781">
            <text:p>0.1390307452</text:p>
          </table:table-cell>
          <table:table-cell office:value-type="float" office:value="1003.35">
            <text:p>1003.35</text:p>
          </table:table-cell>
          <table:table-cell table:formula="of:=[.D219]/[.D218]-1" office:value-type="float" office:value="0.115800360312271">
            <text:p>0.1158003603</text:p>
          </table:table-cell>
          <table:table-cell table:number-columns-repeated="5"/>
        </table:table-row>
        <table:table-row table:style-name="ro1">
          <table:table-cell office:value-type="string">
            <text:p>2008-10-14</text:p>
          </table:table-cell>
          <table:table-cell office:value-type="float" office:value="103.16">
            <text:p>103.16</text:p>
          </table:table-cell>
          <table:table-cell table:formula="of:=[.B220]/[.B219]-1" office:value-type="float" office:value="-0.0560893036874371">
            <text:p>-0.0560893037</text:p>
          </table:table-cell>
          <table:table-cell office:value-type="float" office:value="998.01">
            <text:p>998.01</text:p>
          </table:table-cell>
          <table:table-cell table:formula="of:=[.D220]/[.D219]-1" office:value-type="float" office:value="-0.00532217072806107">
            <text:p>-0.0053221707</text:p>
          </table:table-cell>
          <table:table-cell table:number-columns-repeated="5"/>
        </table:table-row>
        <table:table-row table:style-name="ro1">
          <table:table-cell office:value-type="string">
            <text:p>2008-10-15</text:p>
          </table:table-cell>
          <table:table-cell office:value-type="float" office:value="97.09">
            <text:p>97.09</text:p>
          </table:table-cell>
          <table:table-cell table:formula="of:=[.B221]/[.B220]-1" office:value-type="float" office:value="-0.0588406359053896">
            <text:p>-0.0588406359</text:p>
          </table:table-cell>
          <table:table-cell office:value-type="float" office:value="907.84">
            <text:p>907.84</text:p>
          </table:table-cell>
          <table:table-cell table:formula="of:=[.D221]/[.D220]-1" office:value-type="float" office:value="-0.0903497960942274">
            <text:p>-0.0903497961</text:p>
          </table:table-cell>
          <table:table-cell table:number-columns-repeated="5"/>
        </table:table-row>
        <table:table-row table:style-name="ro1">
          <table:table-cell office:value-type="string">
            <text:p>2008-10-16</text:p>
          </table:table-cell>
          <table:table-cell office:value-type="float" office:value="100.99">
            <text:p>100.99</text:p>
          </table:table-cell>
          <table:table-cell table:formula="of:=[.B222]/[.B221]-1" office:value-type="float" office:value="0.040168915439283">
            <text:p>0.0401689154</text:p>
          </table:table-cell>
          <table:table-cell office:value-type="float" office:value="946.43">
            <text:p>946.43</text:p>
          </table:table-cell>
          <table:table-cell table:formula="of:=[.D222]/[.D221]-1" office:value-type="float" office:value="0.0425074903066618">
            <text:p>0.0425074903</text:p>
          </table:table-cell>
          <table:table-cell table:number-columns-repeated="5"/>
        </table:table-row>
        <table:table-row table:style-name="ro1">
          <table:table-cell office:value-type="string">
            <text:p>2008-10-17</text:p>
          </table:table-cell>
          <table:table-cell office:value-type="float" office:value="96.54">
            <text:p>96.54</text:p>
          </table:table-cell>
          <table:table-cell table:formula="of:=[.B223]/[.B222]-1" office:value-type="float" office:value="-0.0440637686899692">
            <text:p>-0.0440637687</text:p>
          </table:table-cell>
          <table:table-cell office:value-type="float" office:value="940.55">
            <text:p>940.55</text:p>
          </table:table-cell>
          <table:table-cell table:formula="of:=[.D223]/[.D222]-1" office:value-type="float" office:value="-0.00621282081083652">
            <text:p>-0.0062128208</text:p>
          </table:table-cell>
          <table:table-cell table:number-columns-repeated="5"/>
        </table:table-row>
        <table:table-row table:style-name="ro1">
          <table:table-cell office:value-type="string">
            <text:p>2008-10-20</text:p>
          </table:table-cell>
          <table:table-cell office:value-type="float" office:value="97.57">
            <text:p>97.57</text:p>
          </table:table-cell>
          <table:table-cell table:formula="of:=[.B224]/[.B223]-1" office:value-type="float" office:value="0.0106691526828255">
            <text:p>0.0106691527</text:p>
          </table:table-cell>
          <table:table-cell office:value-type="float" office:value="985.4">
            <text:p>985.4</text:p>
          </table:table-cell>
          <table:table-cell table:formula="of:=[.D224]/[.D223]-1" office:value-type="float" office:value="0.0476848652384243">
            <text:p>0.0476848652</text:p>
          </table:table-cell>
          <table:table-cell table:number-columns-repeated="5"/>
        </table:table-row>
        <table:table-row table:style-name="ro1">
          <table:table-cell office:value-type="string">
            <text:p>2008-10-21</text:p>
          </table:table-cell>
          <table:table-cell office:value-type="float" office:value="90.68">
            <text:p>90.68</text:p>
          </table:table-cell>
          <table:table-cell table:formula="of:=[.B225]/[.B224]-1" office:value-type="float" office:value="-0.0706159680229578">
            <text:p>-0.070615968</text:p>
          </table:table-cell>
          <table:table-cell office:value-type="float" office:value="955.05">
            <text:p>955.05</text:p>
          </table:table-cell>
          <table:table-cell table:formula="of:=[.D225]/[.D224]-1" office:value-type="float" office:value="-0.0307996752587781">
            <text:p>-0.0307996753</text:p>
          </table:table-cell>
          <table:table-cell table:number-columns-repeated="5"/>
        </table:table-row>
        <table:table-row table:style-name="ro1">
          <table:table-cell office:value-type="string">
            <text:p>2008-10-22</text:p>
          </table:table-cell>
          <table:table-cell office:value-type="float" office:value="96.02">
            <text:p>96.02</text:p>
          </table:table-cell>
          <table:table-cell table:formula="of:=[.B226]/[.B225]-1" office:value-type="float" office:value="0.0588883987648874">
            <text:p>0.0588883988</text:p>
          </table:table-cell>
          <table:table-cell office:value-type="float" office:value="896.78">
            <text:p>896.78</text:p>
          </table:table-cell>
          <table:table-cell table:formula="of:=[.D226]/[.D225]-1" office:value-type="float" office:value="-0.0610125124339039">
            <text:p>-0.0610125124</text:p>
          </table:table-cell>
          <table:table-cell table:number-columns-repeated="5"/>
        </table:table-row>
        <table:table-row table:style-name="ro1">
          <table:table-cell office:value-type="string">
            <text:p>2008-10-23</text:p>
          </table:table-cell>
          <table:table-cell office:value-type="float" office:value="97.37">
            <text:p>97.37</text:p>
          </table:table-cell>
          <table:table-cell table:formula="of:=[.B227]/[.B226]-1" office:value-type="float" office:value="0.0140595709227245">
            <text:p>0.0140595709</text:p>
          </table:table-cell>
          <table:table-cell office:value-type="float" office:value="908.11">
            <text:p>908.11</text:p>
          </table:table-cell>
          <table:table-cell table:formula="of:=[.D227]/[.D226]-1" office:value-type="float" office:value="0.0126340908584046">
            <text:p>0.0126340909</text:p>
          </table:table-cell>
          <table:table-cell table:number-columns-repeated="5"/>
        </table:table-row>
        <table:table-row table:style-name="ro1">
          <table:table-cell office:value-type="string">
            <text:p>2008-10-24</text:p>
          </table:table-cell>
          <table:table-cell office:value-type="float" office:value="95.53">
            <text:p>95.53</text:p>
          </table:table-cell>
          <table:table-cell table:formula="of:=[.B228]/[.B227]-1" office:value-type="float" office:value="-0.0188969908596077">
            <text:p>-0.0188969909</text:p>
          </table:table-cell>
          <table:table-cell office:value-type="float" office:value="876.77">
            <text:p>876.77</text:p>
          </table:table-cell>
          <table:table-cell table:formula="of:=[.D228]/[.D227]-1" office:value-type="float" office:value="-0.0345112376253979">
            <text:p>-0.0345112376</text:p>
          </table:table-cell>
          <table:table-cell table:number-columns-repeated="5"/>
        </table:table-row>
        <table:table-row table:style-name="ro1">
          <table:table-cell office:value-type="string">
            <text:p>2008-10-27</text:p>
          </table:table-cell>
          <table:table-cell office:value-type="float" office:value="91.28">
            <text:p>91.28</text:p>
          </table:table-cell>
          <table:table-cell table:formula="of:=[.B229]/[.B228]-1" office:value-type="float" office:value="-0.0444886423113158">
            <text:p>-0.0444886423</text:p>
          </table:table-cell>
          <table:table-cell office:value-type="float" office:value="848.92">
            <text:p>848.92</text:p>
          </table:table-cell>
          <table:table-cell table:formula="of:=[.D229]/[.D228]-1" office:value-type="float" office:value="-0.0317643167535386">
            <text:p>-0.0317643168</text:p>
          </table:table-cell>
          <table:table-cell table:number-columns-repeated="5"/>
        </table:table-row>
        <table:table-row table:style-name="ro1">
          <table:table-cell office:value-type="string">
            <text:p>2008-10-28</text:p>
          </table:table-cell>
          <table:table-cell office:value-type="float" office:value="99.03">
            <text:p>99.03</text:p>
          </table:table-cell>
          <table:table-cell table:formula="of:=[.B230]/[.B229]-1" office:value-type="float" office:value="0.0849035933391762">
            <text:p>0.0849035933</text:p>
          </table:table-cell>
          <table:table-cell office:value-type="float" office:value="940.51">
            <text:p>940.51</text:p>
          </table:table-cell>
          <table:table-cell table:formula="of:=[.D230]/[.D229]-1" office:value-type="float" office:value="0.107890024972907">
            <text:p>0.107890025</text:p>
          </table:table-cell>
          <table:table-cell table:number-columns-repeated="5"/>
        </table:table-row>
        <table:table-row table:style-name="ro1">
          <table:table-cell office:value-type="string">
            <text:p>2008-10-29</text:p>
          </table:table-cell>
          <table:table-cell office:value-type="float" office:value="103.63">
            <text:p>103.63</text:p>
          </table:table-cell>
          <table:table-cell table:formula="of:=[.B231]/[.B230]-1" office:value-type="float" office:value="0.0464505705341816">
            <text:p>0.0464505705</text:p>
          </table:table-cell>
          <table:table-cell office:value-type="float" office:value="930.09">
            <text:p>930.09</text:p>
          </table:table-cell>
          <table:table-cell table:formula="of:=[.D231]/[.D230]-1" office:value-type="float" office:value="-0.0110790953844191">
            <text:p>-0.0110790954</text:p>
          </table:table-cell>
          <table:table-cell table:number-columns-repeated="5"/>
        </table:table-row>
        <table:table-row table:style-name="ro1">
          <table:table-cell office:value-type="string">
            <text:p>2008-10-30</text:p>
          </table:table-cell>
          <table:table-cell office:value-type="float" office:value="110.06">
            <text:p>110.06</text:p>
          </table:table-cell>
          <table:table-cell table:formula="of:=[.B232]/[.B231]-1" office:value-type="float" office:value="0.0620476695937471">
            <text:p>0.0620476696</text:p>
          </table:table-cell>
          <table:table-cell office:value-type="float" office:value="954.09">
            <text:p>954.09</text:p>
          </table:table-cell>
          <table:table-cell table:formula="of:=[.D232]/[.D231]-1" office:value-type="float" office:value="0.0258039544560205">
            <text:p>0.0258039545</text:p>
          </table:table-cell>
          <table:table-cell table:number-columns-repeated="5"/>
        </table:table-row>
        <table:table-row table:style-name="ro1">
          <table:table-cell office:value-type="string">
            <text:p>2008-10-31</text:p>
          </table:table-cell>
          <table:table-cell office:value-type="float" office:value="106.64">
            <text:p>106.64</text:p>
          </table:table-cell>
          <table:table-cell table:formula="of:=[.B233]/[.B232]-1" office:value-type="float" office:value="-0.0310739596583682">
            <text:p>-0.0310739597</text:p>
          </table:table-cell>
          <table:table-cell office:value-type="float" office:value="968.75">
            <text:p>968.75</text:p>
          </table:table-cell>
          <table:table-cell table:formula="of:=[.D233]/[.D232]-1" office:value-type="float" office:value="0.015365426741712">
            <text:p>0.0153654267</text:p>
          </table:table-cell>
          <table:table-cell table:number-columns-repeated="5"/>
        </table:table-row>
        <table:table-row table:style-name="ro1">
          <table:table-cell office:value-type="string">
            <text:p>2008-11-03</text:p>
          </table:table-cell>
          <table:table-cell office:value-type="float" office:value="106.02">
            <text:p>106.02</text:p>
          </table:table-cell>
          <table:table-cell table:formula="of:=[.B234]/[.B233]-1" office:value-type="float" office:value="-0.0058139534883721">
            <text:p>-0.0058139535</text:p>
          </table:table-cell>
          <table:table-cell office:value-type="float" office:value="966.3">
            <text:p>966.3</text:p>
          </table:table-cell>
          <table:table-cell table:formula="of:=[.D234]/[.D233]-1" office:value-type="float" office:value="-0.00252903225806456">
            <text:p>-0.0025290323</text:p>
          </table:table-cell>
          <table:table-cell table:number-columns-repeated="5"/>
        </table:table-row>
        <table:table-row table:style-name="ro1">
          <table:table-cell office:value-type="string">
            <text:p>2008-11-04</text:p>
          </table:table-cell>
          <table:table-cell office:value-type="float" office:value="110.01">
            <text:p>110.01</text:p>
          </table:table-cell>
          <table:table-cell table:formula="of:=[.B235]/[.B234]-1" office:value-type="float" office:value="0.0376344086021507">
            <text:p>0.0376344086</text:p>
          </table:table-cell>
          <table:table-cell office:value-type="float" office:value="1005.75">
            <text:p>1005.75</text:p>
          </table:table-cell>
          <table:table-cell table:formula="of:=[.D235]/[.D234]-1" office:value-type="float" office:value="0.0408258304874263">
            <text:p>0.0408258305</text:p>
          </table:table-cell>
          <table:table-cell table:number-columns-repeated="5"/>
        </table:table-row>
        <table:table-row table:style-name="ro1">
          <table:table-cell office:value-type="string">
            <text:p>2008-11-05</text:p>
          </table:table-cell>
          <table:table-cell office:value-type="float" office:value="102.39">
            <text:p>102.39</text:p>
          </table:table-cell>
          <table:table-cell table:formula="of:=[.B236]/[.B235]-1" office:value-type="float" office:value="-0.069266430324516">
            <text:p>-0.0692664303</text:p>
          </table:table-cell>
          <table:table-cell office:value-type="float" office:value="952.77">
            <text:p>952.77</text:p>
          </table:table-cell>
          <table:table-cell table:formula="of:=[.D236]/[.D235]-1" office:value-type="float" office:value="-0.0526771066368382">
            <text:p>-0.0526771066</text:p>
          </table:table-cell>
          <table:table-cell table:number-columns-repeated="5"/>
        </table:table-row>
        <table:table-row table:style-name="ro1">
          <table:table-cell office:value-type="string">
            <text:p>2008-11-06</text:p>
          </table:table-cell>
          <table:table-cell office:value-type="float" office:value="98.23">
            <text:p>98.23</text:p>
          </table:table-cell>
          <table:table-cell table:formula="of:=[.B237]/[.B236]-1" office:value-type="float" office:value="-0.0406289676726242">
            <text:p>-0.0406289677</text:p>
          </table:table-cell>
          <table:table-cell office:value-type="float" office:value="904.88">
            <text:p>904.88</text:p>
          </table:table-cell>
          <table:table-cell table:formula="of:=[.D237]/[.D236]-1" office:value-type="float" office:value="-0.0502639671694113">
            <text:p>-0.0502639672</text:p>
          </table:table-cell>
          <table:table-cell table:number-columns-repeated="5"/>
        </table:table-row>
        <table:table-row table:style-name="ro1">
          <table:table-cell office:value-type="string">
            <text:p>2008-11-07</text:p>
          </table:table-cell>
          <table:table-cell office:value-type="float" office:value="97.38">
            <text:p>97.38</text:p>
          </table:table-cell>
          <table:table-cell table:formula="of:=[.B238]/[.B237]-1" office:value-type="float" office:value="-0.00865316094879376">
            <text:p>-0.0086531609</text:p>
          </table:table-cell>
          <table:table-cell office:value-type="float" office:value="930.99">
            <text:p>930.99</text:p>
          </table:table-cell>
          <table:table-cell table:formula="of:=[.D238]/[.D237]-1" office:value-type="float" office:value="0.0288546547608524">
            <text:p>0.0288546548</text:p>
          </table:table-cell>
          <table:table-cell table:number-columns-repeated="5"/>
        </table:table-row>
        <table:table-row table:style-name="ro1">
          <table:table-cell office:value-type="string">
            <text:p>2008-11-10</text:p>
          </table:table-cell>
          <table:table-cell office:value-type="float" office:value="95.04">
            <text:p>95.04</text:p>
          </table:table-cell>
          <table:table-cell table:formula="of:=[.B239]/[.B238]-1" office:value-type="float" office:value="-0.0240295748613677">
            <text:p>-0.0240295749</text:p>
          </table:table-cell>
          <table:table-cell office:value-type="float" office:value="919.21">
            <text:p>919.21</text:p>
          </table:table-cell>
          <table:table-cell table:formula="of:=[.D239]/[.D238]-1" office:value-type="float" office:value="-0.0126531971342334">
            <text:p>-0.0126531971</text:p>
          </table:table-cell>
          <table:table-cell table:number-columns-repeated="5"/>
        </table:table-row>
        <table:table-row table:style-name="ro1">
          <table:table-cell office:value-type="string">
            <text:p>2008-11-11</text:p>
          </table:table-cell>
          <table:table-cell office:value-type="float" office:value="93.94">
            <text:p>93.94</text:p>
          </table:table-cell>
          <table:table-cell table:formula="of:=[.B240]/[.B239]-1" office:value-type="float" office:value="-0.0115740740740742">
            <text:p>-0.0115740741</text:p>
          </table:table-cell>
          <table:table-cell office:value-type="float" office:value="898.95">
            <text:p>898.95</text:p>
          </table:table-cell>
          <table:table-cell table:formula="of:=[.D240]/[.D239]-1" office:value-type="float" office:value="-0.0220406653539452">
            <text:p>-0.0220406654</text:p>
          </table:table-cell>
          <table:table-cell table:number-columns-repeated="5"/>
        </table:table-row>
        <table:table-row table:style-name="ro1">
          <table:table-cell office:value-type="string">
            <text:p>2008-11-12</text:p>
          </table:table-cell>
          <table:table-cell office:value-type="float" office:value="89.33">
            <text:p>89.33</text:p>
          </table:table-cell>
          <table:table-cell table:formula="of:=[.B241]/[.B240]-1" office:value-type="float" office:value="-0.0490738769427294">
            <text:p>-0.0490738769</text:p>
          </table:table-cell>
          <table:table-cell office:value-type="float" office:value="852.3">
            <text:p>852.3</text:p>
          </table:table-cell>
          <table:table-cell table:formula="of:=[.D241]/[.D240]-1" office:value-type="float" office:value="-0.0518938761888871">
            <text:p>-0.0518938762</text:p>
          </table:table-cell>
          <table:table-cell table:number-columns-repeated="5"/>
        </table:table-row>
        <table:table-row table:style-name="ro1">
          <table:table-cell office:value-type="string">
            <text:p>2008-11-13</text:p>
          </table:table-cell>
          <table:table-cell office:value-type="float" office:value="95.59">
            <text:p>95.59</text:p>
          </table:table-cell>
          <table:table-cell table:formula="of:=[.B242]/[.B241]-1" office:value-type="float" office:value="0.0700772416881228">
            <text:p>0.0700772417</text:p>
          </table:table-cell>
          <table:table-cell office:value-type="float" office:value="911.29">
            <text:p>911.29</text:p>
          </table:table-cell>
          <table:table-cell table:formula="of:=[.D242]/[.D241]-1" office:value-type="float" office:value="0.0692127185263405">
            <text:p>0.0692127185</text:p>
          </table:table-cell>
          <table:table-cell table:number-columns-repeated="5"/>
        </table:table-row>
        <table:table-row table:style-name="ro1">
          <table:table-cell office:value-type="string">
            <text:p>2008-11-14</text:p>
          </table:table-cell>
          <table:table-cell office:value-type="float" office:value="89.45">
            <text:p>89.45</text:p>
          </table:table-cell>
          <table:table-cell table:formula="of:=[.B243]/[.B242]-1" office:value-type="float" office:value="-0.0642326603201172">
            <text:p>-0.0642326603</text:p>
          </table:table-cell>
          <table:table-cell office:value-type="float" office:value="873.29">
            <text:p>873.29</text:p>
          </table:table-cell>
          <table:table-cell table:formula="of:=[.D243]/[.D242]-1" office:value-type="float" office:value="-0.0416991298050017">
            <text:p>-0.0416991298</text:p>
          </table:table-cell>
          <table:table-cell table:number-columns-repeated="5"/>
        </table:table-row>
        <table:table-row table:style-name="ro1">
          <table:table-cell office:value-type="string">
            <text:p>2008-11-17</text:p>
          </table:table-cell>
          <table:table-cell office:value-type="float" office:value="87.36">
            <text:p>87.36</text:p>
          </table:table-cell>
          <table:table-cell table:formula="of:=[.B244]/[.B243]-1" office:value-type="float" office:value="-0.0233650083845724">
            <text:p>-0.0233650084</text:p>
          </table:table-cell>
          <table:table-cell office:value-type="float" office:value="850.75">
            <text:p>850.75</text:p>
          </table:table-cell>
          <table:table-cell table:formula="of:=[.D244]/[.D243]-1" office:value-type="float" office:value="-0.0258104409760789">
            <text:p>-0.025810441</text:p>
          </table:table-cell>
          <table:table-cell table:number-columns-repeated="5"/>
        </table:table-row>
        <table:table-row table:style-name="ro1">
          <table:table-cell office:value-type="string">
            <text:p>2008-11-18</text:p>
          </table:table-cell>
          <table:table-cell office:value-type="float" office:value="89.12">
            <text:p>89.12</text:p>
          </table:table-cell>
          <table:table-cell table:formula="of:=[.B245]/[.B244]-1" office:value-type="float" office:value="0.0201465201465203">
            <text:p>0.0201465201</text:p>
          </table:table-cell>
          <table:table-cell office:value-type="float" office:value="859.12">
            <text:p>859.12</text:p>
          </table:table-cell>
          <table:table-cell table:formula="of:=[.D245]/[.D244]-1" office:value-type="float" office:value="0.00983837790185138">
            <text:p>0.0098383779</text:p>
          </table:table-cell>
          <table:table-cell table:number-columns-repeated="5"/>
        </table:table-row>
        <table:table-row table:style-name="ro1">
          <table:table-cell office:value-type="string">
            <text:p>2008-11-19</text:p>
          </table:table-cell>
          <table:table-cell office:value-type="float" office:value="85.53">
            <text:p>85.53</text:p>
          </table:table-cell>
          <table:table-cell table:formula="of:=[.B246]/[.B245]-1" office:value-type="float" office:value="-0.0402827648114902">
            <text:p>-0.0402827648</text:p>
          </table:table-cell>
          <table:table-cell office:value-type="float" office:value="806.58">
            <text:p>806.58</text:p>
          </table:table-cell>
          <table:table-cell table:formula="of:=[.D246]/[.D245]-1" office:value-type="float" office:value="-0.061155601080175">
            <text:p>-0.0611556011</text:p>
          </table:table-cell>
          <table:table-cell table:number-columns-repeated="5"/>
        </table:table-row>
        <table:table-row table:style-name="ro1">
          <table:table-cell office:value-type="string">
            <text:p>2008-11-20</text:p>
          </table:table-cell>
          <table:table-cell office:value-type="float" office:value="79.78">
            <text:p>79.78</text:p>
          </table:table-cell>
          <table:table-cell table:formula="of:=[.B247]/[.B246]-1" office:value-type="float" office:value="-0.0672278732608441">
            <text:p>-0.0672278733</text:p>
          </table:table-cell>
          <table:table-cell office:value-type="float" office:value="752.44">
            <text:p>752.44</text:p>
          </table:table-cell>
          <table:table-cell table:formula="of:=[.D247]/[.D246]-1" office:value-type="float" office:value="-0.067122914032086">
            <text:p>-0.067122914</text:p>
          </table:table-cell>
          <table:table-cell table:number-columns-repeated="5"/>
        </table:table-row>
        <table:table-row table:style-name="ro1">
          <table:table-cell office:value-type="string">
            <text:p>2008-11-21</text:p>
          </table:table-cell>
          <table:table-cell office:value-type="float" office:value="81.85">
            <text:p>81.85</text:p>
          </table:table-cell>
          <table:table-cell table:formula="of:=[.B248]/[.B247]-1" office:value-type="float" office:value="0.0259463524692904">
            <text:p>0.0259463525</text:p>
          </table:table-cell>
          <table:table-cell office:value-type="float" office:value="800.03">
            <text:p>800.03</text:p>
          </table:table-cell>
          <table:table-cell table:formula="of:=[.D248]/[.D247]-1" office:value-type="float" office:value="0.0632475679123916">
            <text:p>0.0632475679</text:p>
          </table:table-cell>
          <table:table-cell table:number-columns-repeated="5"/>
        </table:table-row>
        <table:table-row table:style-name="ro1">
          <table:table-cell office:value-type="string">
            <text:p>2008-11-24</text:p>
          </table:table-cell>
          <table:table-cell office:value-type="float" office:value="92.13">
            <text:p>92.13</text:p>
          </table:table-cell>
          <table:table-cell table:formula="of:=[.B249]/[.B248]-1" office:value-type="float" office:value="0.125595601710446">
            <text:p>0.1255956017</text:p>
          </table:table-cell>
          <table:table-cell office:value-type="float" office:value="851.81">
            <text:p>851.81</text:p>
          </table:table-cell>
          <table:table-cell table:formula="of:=[.D249]/[.D248]-1" office:value-type="float" office:value="0.0647225729035161">
            <text:p>0.0647225729</text:p>
          </table:table-cell>
          <table:table-cell table:number-columns-repeated="5"/>
        </table:table-row>
        <table:table-row table:style-name="ro1">
          <table:table-cell office:value-type="string">
            <text:p>2008-11-25</text:p>
          </table:table-cell>
          <table:table-cell office:value-type="float" office:value="90">
            <text:p>90</text:p>
          </table:table-cell>
          <table:table-cell table:formula="of:=[.B250]/[.B249]-1" office:value-type="float" office:value="-0.0231195050472158">
            <text:p>-0.023119505</text:p>
          </table:table-cell>
          <table:table-cell office:value-type="float" office:value="857.39">
            <text:p>857.39</text:p>
          </table:table-cell>
          <table:table-cell table:formula="of:=[.D250]/[.D249]-1" office:value-type="float" office:value="0.00655075662412985">
            <text:p>0.0065507566</text:p>
          </table:table-cell>
          <table:table-cell table:number-columns-repeated="5"/>
        </table:table-row>
        <table:table-row table:style-name="ro1">
          <table:table-cell office:value-type="string">
            <text:p>2008-11-26</text:p>
          </table:table-cell>
          <table:table-cell office:value-type="float" office:value="94.16">
            <text:p>94.16</text:p>
          </table:table-cell>
          <table:table-cell table:formula="of:=[.B251]/[.B250]-1" office:value-type="float" office:value="0.0462222222222222">
            <text:p>0.0462222222</text:p>
          </table:table-cell>
          <table:table-cell office:value-type="float" office:value="887.68">
            <text:p>887.68</text:p>
          </table:table-cell>
          <table:table-cell table:formula="of:=[.D251]/[.D250]-1" office:value-type="float" office:value="0.0353281470509337">
            <text:p>0.0353281471</text:p>
          </table:table-cell>
          <table:table-cell table:number-columns-repeated="5"/>
        </table:table-row>
        <table:table-row table:style-name="ro1">
          <table:table-cell office:value-type="string">
            <text:p>2008-11-28</text:p>
          </table:table-cell>
          <table:table-cell office:value-type="float" office:value="91.85">
            <text:p>91.85</text:p>
          </table:table-cell>
          <table:table-cell table:formula="of:=[.B252]/[.B251]-1" office:value-type="float" office:value="-0.0245327102803738">
            <text:p>-0.0245327103</text:p>
          </table:table-cell>
          <table:table-cell office:value-type="float" office:value="896.24">
            <text:p>896.24</text:p>
          </table:table-cell>
          <table:table-cell table:formula="of:=[.D252]/[.D251]-1" office:value-type="float" office:value="0.00964311463590484">
            <text:p>0.0096431146</text:p>
          </table:table-cell>
          <table:table-cell table:number-columns-repeated="5"/>
        </table:table-row>
        <table:table-row table:style-name="ro1">
          <table:table-cell office:value-type="string">
            <text:p>2008-12-01</text:p>
          </table:table-cell>
          <table:table-cell office:value-type="float" office:value="88.15">
            <text:p>88.15</text:p>
          </table:table-cell>
          <table:table-cell table:formula="of:=[.B253]/[.B252]-1" office:value-type="float" office:value="-0.0402830702231899">
            <text:p>-0.0402830702</text:p>
          </table:table-cell>
          <table:table-cell office:value-type="float" office:value="816.21">
            <text:p>816.21</text:p>
          </table:table-cell>
          <table:table-cell table:formula="of:=[.D253]/[.D252]-1" office:value-type="float" office:value="-0.0892952780505222">
            <text:p>-0.0892952781</text:p>
          </table:table-cell>
          <table:table-cell table:number-columns-repeated="5"/>
        </table:table-row>
        <table:table-row table:style-name="ro1">
          <table:table-cell office:value-type="string">
            <text:p>2008-12-02</text:p>
          </table:table-cell>
          <table:table-cell office:value-type="float" office:value="91.66">
            <text:p>91.66</text:p>
          </table:table-cell>
          <table:table-cell table:formula="of:=[.B254]/[.B253]-1" office:value-type="float" office:value="0.0398184912081678">
            <text:p>0.0398184912</text:p>
          </table:table-cell>
          <table:table-cell office:value-type="float" office:value="848.81">
            <text:p>848.81</text:p>
          </table:table-cell>
          <table:table-cell table:formula="of:=[.D254]/[.D253]-1" office:value-type="float" office:value="0.0399407015351441">
            <text:p>0.0399407015</text:p>
          </table:table-cell>
          <table:table-cell table:number-columns-repeated="5"/>
        </table:table-row>
        <table:table-row table:style-name="ro1">
          <table:table-cell office:value-type="string">
            <text:p>2008-12-03</text:p>
          </table:table-cell>
          <table:table-cell office:value-type="float" office:value="95.06">
            <text:p>95.06</text:p>
          </table:table-cell>
          <table:table-cell table:formula="of:=[.B255]/[.B254]-1" office:value-type="float" office:value="0.0370936068077679">
            <text:p>0.0370936068</text:p>
          </table:table-cell>
          <table:table-cell office:value-type="float" office:value="870.74">
            <text:p>870.74</text:p>
          </table:table-cell>
          <table:table-cell table:formula="of:=[.D255]/[.D254]-1" office:value-type="float" office:value="0.0258361706388945">
            <text:p>0.0258361706</text:p>
          </table:table-cell>
          <table:table-cell table:number-columns-repeated="5"/>
        </table:table-row>
        <table:table-row table:style-name="ro1">
          <table:table-cell office:value-type="string">
            <text:p>2008-12-04</text:p>
          </table:table-cell>
          <table:table-cell office:value-type="float" office:value="90.61">
            <text:p>90.61</text:p>
          </table:table-cell>
          <table:table-cell table:formula="of:=[.B256]/[.B255]-1" office:value-type="float" office:value="-0.0468125394487692">
            <text:p>-0.0468125394</text:p>
          </table:table-cell>
          <table:table-cell office:value-type="float" office:value="845.22">
            <text:p>845.22</text:p>
          </table:table-cell>
          <table:table-cell table:formula="of:=[.D256]/[.D255]-1" office:value-type="float" office:value="-0.0293084043457289">
            <text:p>-0.0293084043</text:p>
          </table:table-cell>
          <table:table-cell table:number-columns-repeated="5"/>
        </table:table-row>
        <table:table-row table:style-name="ro1">
          <table:table-cell office:value-type="string">
            <text:p>2008-12-05</text:p>
          </table:table-cell>
          <table:table-cell office:value-type="float" office:value="93.17">
            <text:p>93.17</text:p>
          </table:table-cell>
          <table:table-cell table:formula="of:=[.B257]/[.B256]-1" office:value-type="float" office:value="0.0282529522127801">
            <text:p>0.0282529522</text:p>
          </table:table-cell>
          <table:table-cell office:value-type="float" office:value="876.07">
            <text:p>876.07</text:p>
          </table:table-cell>
          <table:table-cell table:formula="of:=[.D257]/[.D256]-1" office:value-type="float" office:value="0.0364993729443221">
            <text:p>0.0364993729</text:p>
          </table:table-cell>
          <table:table-cell table:number-columns-repeated="5"/>
        </table:table-row>
        <table:table-row table:style-name="ro1">
          <table:table-cell office:value-type="string">
            <text:p>2008-12-08</text:p>
          </table:table-cell>
          <table:table-cell office:value-type="float" office:value="98.84">
            <text:p>98.84</text:p>
          </table:table-cell>
          <table:table-cell table:formula="of:=[.B258]/[.B257]-1" office:value-type="float" office:value="0.0608564988730278">
            <text:p>0.0608564989</text:p>
          </table:table-cell>
          <table:table-cell office:value-type="float" office:value="909.7">
            <text:p>909.7</text:p>
          </table:table-cell>
          <table:table-cell table:formula="of:=[.D258]/[.D257]-1" office:value-type="float" office:value="0.0383873434771194">
            <text:p>0.0383873435</text:p>
          </table:table-cell>
          <table:table-cell table:number-columns-repeated="5"/>
        </table:table-row>
        <table:table-row table:style-name="ro1">
          <table:table-cell office:value-type="string">
            <text:p>2008-12-09</text:p>
          </table:table-cell>
          <table:table-cell office:value-type="float" office:value="99.18">
            <text:p>99.18</text:p>
          </table:table-cell>
          <table:table-cell table:formula="of:=[.B259]/[.B258]-1" office:value-type="float" office:value="0.00343990287333074">
            <text:p>0.0034399029</text:p>
          </table:table-cell>
          <table:table-cell office:value-type="float" office:value="888.67">
            <text:p>888.67</text:p>
          </table:table-cell>
          <table:table-cell table:formula="of:=[.D259]/[.D258]-1" office:value-type="float" office:value="-0.0231175112674509">
            <text:p>-0.0231175113</text:p>
          </table:table-cell>
          <table:table-cell table:number-columns-repeated="5"/>
        </table:table-row>
        <table:table-row table:style-name="ro1">
          <table:table-cell office:value-type="string">
            <text:p>2008-12-10</text:p>
          </table:table-cell>
          <table:table-cell office:value-type="float" office:value="97.35">
            <text:p>97.35</text:p>
          </table:table-cell>
          <table:table-cell table:formula="of:=[.B260]/[.B259]-1" office:value-type="float" office:value="-0.0184513006654569">
            <text:p>-0.0184513007</text:p>
          </table:table-cell>
          <table:table-cell office:value-type="float" office:value="899.24">
            <text:p>899.24</text:p>
          </table:table-cell>
          <table:table-cell table:formula="of:=[.D260]/[.D259]-1" office:value-type="float" office:value="0.0118941789415645">
            <text:p>0.0118941789</text:p>
          </table:table-cell>
          <table:table-cell table:number-columns-repeated="5"/>
        </table:table-row>
        <table:table-row table:style-name="ro1">
          <table:table-cell office:value-type="string">
            <text:p>2008-12-11</text:p>
          </table:table-cell>
          <table:table-cell office:value-type="float" office:value="94.16">
            <text:p>94.16</text:p>
          </table:table-cell>
          <table:table-cell table:formula="of:=[.B261]/[.B260]-1" office:value-type="float" office:value="-0.0327683615819209">
            <text:p>-0.0327683616</text:p>
          </table:table-cell>
          <table:table-cell office:value-type="float" office:value="873.59">
            <text:p>873.59</text:p>
          </table:table-cell>
          <table:table-cell table:formula="of:=[.D261]/[.D260]-1" office:value-type="float" office:value="-0.0285240870068058">
            <text:p>-0.028524087</text:p>
          </table:table-cell>
          <table:table-cell/>
          <table:table-cell office:value-type="string">
            <text:p>Slope</text:p>
          </table:table-cell>
          <table:table-cell table:formula="of:=SLOPE([.C14:.C265];[.E14:.E265])" office:value-type="float" office:value="0.979022904574874">
            <text:p>0.9790229046</text:p>
          </table:table-cell>
          <table:table-cell table:number-columns-repeated="2"/>
        </table:table-row>
        <table:table-row table:style-name="ro1">
          <table:table-cell office:value-type="string">
            <text:p>2008-12-12</text:p>
          </table:table-cell>
          <table:table-cell office:value-type="float" office:value="97.4">
            <text:p>97.4</text:p>
          </table:table-cell>
          <table:table-cell table:formula="of:=[.B262]/[.B261]-1" office:value-type="float" office:value="0.0344095157179269">
            <text:p>0.0344095157</text:p>
          </table:table-cell>
          <table:table-cell office:value-type="float" office:value="879.73">
            <text:p>879.73</text:p>
          </table:table-cell>
          <table:table-cell table:formula="of:=[.D262]/[.D261]-1" office:value-type="float" office:value="0.00702846873247176">
            <text:p>0.0070284687</text:p>
          </table:table-cell>
          <table:table-cell/>
          <table:table-cell office:value-type="string">
            <text:p>Intercept</text:p>
          </table:table-cell>
          <table:table-cell table:formula="of:=INTERCEPT([.C14:.C265];[.E14:.E265])" office:value-type="float" office:value="-0.000647869572713648">
            <text:p>-0.0006478696</text:p>
          </table:table-cell>
          <table:table-cell table:number-columns-repeated="2"/>
        </table:table-row>
        <table:table-row table:style-name="ro1">
          <table:table-cell office:value-type="string">
            <text:p>2008-12-15</text:p>
          </table:table-cell>
          <table:table-cell office:value-type="float" office:value="93.92">
            <text:p>93.92</text:p>
          </table:table-cell>
          <table:table-cell table:formula="of:=[.B263]/[.B262]-1" office:value-type="float" office:value="-0.035728952772074">
            <text:p>-0.0357289528</text:p>
          </table:table-cell>
          <table:table-cell office:value-type="float" office:value="868.57">
            <text:p>868.57</text:p>
          </table:table-cell>
          <table:table-cell table:formula="of:=[.D263]/[.D262]-1" office:value-type="float" office:value="-0.0126857103884146">
            <text:p>-0.0126857104</text:p>
          </table:table-cell>
          <table:table-cell/>
          <table:table-cell office:value-type="string">
            <text:p>STD Error</text:p>
          </table:table-cell>
          <table:table-cell table:formula="of:=STEYX([.C14:.C265];[.E14:.E265])" office:value-type="float" office:value="0.0267687789088269">
            <text:p>0.0267687789</text:p>
          </table:table-cell>
          <table:table-cell table:number-columns-repeated="2"/>
        </table:table-row>
        <table:table-row table:style-name="ro1">
          <table:table-cell office:value-type="string">
            <text:p>2008-12-16</text:p>
          </table:table-cell>
          <table:table-cell office:value-type="float" office:value="94.59">
            <text:p>94.59</text:p>
          </table:table-cell>
          <table:table-cell table:formula="of:=[.B264]/[.B263]-1" office:value-type="float" office:value="0.00713373083475299">
            <text:p>0.0071337308</text:p>
          </table:table-cell>
          <table:table-cell office:value-type="float" office:value="913.18">
            <text:p>913.18</text:p>
          </table:table-cell>
          <table:table-cell table:formula="of:=[.D264]/[.D263]-1" office:value-type="float" office:value="0.0513602818425687">
            <text:p>0.0513602818</text:p>
          </table:table-cell>
          <table:table-cell table:number-columns-repeated="5"/>
        </table:table-row>
        <table:table-row table:style-name="ro1">
          <table:table-cell office:value-type="string">
            <text:p>2008-12-17</text:p>
          </table:table-cell>
          <table:table-cell office:value-type="float" office:value="88.38">
            <text:p>88.38</text:p>
          </table:table-cell>
          <table:table-cell table:formula="of:=[.B265]/[.B264]-1" office:value-type="float" office:value="-0.0656517602283541">
            <text:p>-0.0656517602</text:p>
          </table:table-cell>
          <table:table-cell office:value-type="float" office:value="904.42">
            <text:p>904.42</text:p>
          </table:table-cell>
          <table:table-cell table:formula="of:=[.D265]/[.D264]-1" office:value-type="float" office:value="-0.00959285135460697">
            <text:p>-0.0095928514</text:p>
          </table:table-cell>
          <table:table-cell/>
          <table:table-cell office:value-type="string">
            <text:p>ER</text:p>
          </table:table-cell>
          <table:table-cell office:value-type="string">
            <text:p>AR</text:p>
          </table:table-cell>
          <table:table-cell office:value-type="string">
            <text:p>CAR</text:p>
          </table:table-cell>
          <table:table-cell office:value-type="string">
            <text:p>T-test</text:p>
          </table:table-cell>
        </table:table-row>
        <table:table-row table:style-name="ro1">
          <table:table-cell table:style-name="ce3" office:value-type="string">
            <text:p>2008-12-18</text:p>
          </table:table-cell>
          <table:table-cell table:style-name="ce6" office:value-type="float" office:value="88.64">
            <text:p>88.64</text:p>
          </table:table-cell>
          <table:table-cell table:style-name="ce6" table:formula="of:=[.B266]/[.B265]-1" office:value-type="float" office:value="0.00294184204571168">
            <text:p>0.002941842</text:p>
          </table:table-cell>
          <table:table-cell table:style-name="ce6" office:value-type="float" office:value="885.28">
            <text:p>885.28</text:p>
          </table:table-cell>
          <table:table-cell table:style-name="ce6" table:formula="of:=[.D266]/[.D265]-1" office:value-type="float" office:value="-0.0211627341279494">
            <text:p>-0.0211627341</text:p>
          </table:table-cell>
          <table:table-cell/>
          <table:table-cell table:formula="of:=[.E266]*[.$H$261]+[.$H$262]" office:value-type="float" office:value="-0.0213666710074045">
            <text:p>-0.021366671</text:p>
          </table:table-cell>
          <table:table-cell table:formula="of:=[.C266]-[.G266]" office:value-type="float" office:value="0.0243085130531162">
            <text:p>0.0243085131</text:p>
          </table:table-cell>
          <table:table-cell table:formula="of:=[.H266]" office:value-type="float" office:value="0.0243085130531162">
            <text:p>0.0243085131</text:p>
          </table:table-cell>
          <table:table-cell table:formula="of:=[.H266]/[.$H$263]" office:value-type="float" office:value="0.908091965491208">
            <text:p>0.9080919655</text:p>
          </table:table-cell>
        </table:table-row>
        <table:table-row table:style-name="ro1">
          <table:table-cell table:style-name="ce3" office:value-type="string">
            <text:p>2008-12-19</text:p>
          </table:table-cell>
          <table:table-cell table:style-name="ce6" office:value-type="float" office:value="89.21">
            <text:p>89.21</text:p>
          </table:table-cell>
          <table:table-cell table:style-name="ce6" table:formula="of:=[.B267]/[.B266]-1" office:value-type="float" office:value="0.00643050541516232">
            <text:p>0.0064305054</text:p>
          </table:table-cell>
          <table:table-cell table:style-name="ce6" office:value-type="float" office:value="887.88">
            <text:p>887.88</text:p>
          </table:table-cell>
          <table:table-cell table:style-name="ce6" table:formula="of:=[.D267]/[.D266]-1" office:value-type="float" office:value="0.00293692391107903">
            <text:p>0.0029369239</text:p>
          </table:table-cell>
          <table:table-cell/>
          <table:table-cell table:formula="of:=[.E267]*[.$H$261]+[.$H$262]" office:value-type="float" office:value="0.00222744620522634">
            <text:p>0.0022274462</text:p>
          </table:table-cell>
          <table:table-cell table:formula="of:=[.C267]-[.G267]" office:value-type="float" office:value="0.00420305920993599">
            <text:p>0.0042030592</text:p>
          </table:table-cell>
          <table:table-cell table:formula="of:=SUM([.$H$266:.H267])" office:value-type="float" office:value="0.0285115722630522">
            <text:p>0.0285115723</text:p>
          </table:table-cell>
          <table:table-cell table:formula="of:=[.H267]/[.$H$263]" office:value-type="float" office:value="0.157013482917969">
            <text:p>0.1570134829</text:p>
          </table:table-cell>
        </table:table-row>
        <table:table-row table:style-name="ro1">
          <table:table-cell table:style-name="ce3" office:value-type="string">
            <text:p>2008-12-22</text:p>
          </table:table-cell>
          <table:table-cell table:style-name="ce6" office:value-type="float" office:value="84.99">
            <text:p>84.99</text:p>
          </table:table-cell>
          <table:table-cell table:style-name="ce6" table:formula="of:=[.B268]/[.B267]-1" office:value-type="float" office:value="-0.0473041138885775">
            <text:p>-0.0473041139</text:p>
          </table:table-cell>
          <table:table-cell table:style-name="ce6" office:value-type="float" office:value="871.63">
            <text:p>871.63</text:p>
          </table:table-cell>
          <table:table-cell table:style-name="ce6" table:formula="of:=[.D268]/[.D267]-1" office:value-type="float" office:value="-0.0183020227958733">
            <text:p>-0.0183020228</text:p>
          </table:table-cell>
          <table:table-cell/>
          <table:table-cell table:formula="of:=[.E268]*[.$H$261]+[.$H$262]" office:value-type="float" office:value="-0.0185659690899251">
            <text:p>-0.0185659691</text:p>
          </table:table-cell>
          <table:table-cell table:formula="of:=[.C268]-[.G268]" office:value-type="float" office:value="-0.0287381447986524">
            <text:p>-0.0287381448</text:p>
          </table:table-cell>
          <table:table-cell table:formula="of:=SUM([.$H$266:.H268])" office:value-type="float" office:value="-0.000226572535600159">
            <text:p>-0.0002265725</text:p>
          </table:table-cell>
          <table:table-cell table:formula="of:=[.H268]/[.$H$263]" office:value-type="float" office:value="-1.07356950784095">
            <text:p>-1.0735695078</text:p>
          </table:table-cell>
        </table:table-row>
        <table:table-row table:style-name="ro1">
          <table:table-cell table:style-name="ce3" office:value-type="string">
            <text:p>2008-12-23</text:p>
          </table:table-cell>
          <table:table-cell table:style-name="ce6" office:value-type="float" office:value="85.62">
            <text:p>85.62</text:p>
          </table:table-cell>
          <table:table-cell table:style-name="ce6" table:formula="of:=[.B269]/[.B268]-1" office:value-type="float" office:value="0.00741263678079784">
            <text:p>0.0074126368</text:p>
          </table:table-cell>
          <table:table-cell table:style-name="ce6" office:value-type="float" office:value="863.16">
            <text:p>863.16</text:p>
          </table:table-cell>
          <table:table-cell table:style-name="ce6" table:formula="of:=[.D269]/[.D268]-1" office:value-type="float" office:value="-0.0097174259720294">
            <text:p>-0.009717426</text:p>
          </table:table-cell>
          <table:table-cell/>
          <table:table-cell table:formula="of:=[.E269]*[.$H$261]+[.$H$262]" office:value-type="float" office:value="-0.0101614521728412">
            <text:p>-0.0101614522</text:p>
          </table:table-cell>
          <table:table-cell table:formula="of:=[.C269]-[.G269]" office:value-type="float" office:value="0.017574088953639">
            <text:p>0.017574089</text:p>
          </table:table-cell>
          <table:table-cell table:formula="of:=SUM([.$H$266:.H269])" office:value-type="float" office:value="0.0173475164180389">
            <text:p>0.0173475164</text:p>
          </table:table-cell>
          <table:table-cell table:formula="of:=[.H269]/[.$H$263]" office:value-type="float" office:value="0.656514404840635">
            <text:p>0.6565144048</text:p>
          </table:table-cell>
        </table:table-row>
        <table:table-row table:style-name="ro1">
          <table:table-cell table:style-name="ce3" office:value-type="string">
            <text:p>2008-12-24</text:p>
          </table:table-cell>
          <table:table-cell table:style-name="ce6" office:value-type="float" office:value="84.29">
            <text:p>84.29</text:p>
          </table:table-cell>
          <table:table-cell table:style-name="ce6" table:formula="of:=[.B270]/[.B269]-1" office:value-type="float" office:value="-0.0155337537958421">
            <text:p>-0.0155337538</text:p>
          </table:table-cell>
          <table:table-cell table:style-name="ce6" office:value-type="float" office:value="868.15">
            <text:p>868.15</text:p>
          </table:table-cell>
          <table:table-cell table:style-name="ce6" table:formula="of:=[.D270]/[.D269]-1" office:value-type="float" office:value="0.00578108346077211">
            <text:p>0.0057810835</text:p>
          </table:table-cell>
          <table:table-cell/>
          <table:table-cell table:formula="of:=[.E270]*[.$H$261]+[.$H$262]" office:value-type="float" office:value="0.00501194354864122">
            <text:p>0.0050119435</text:p>
          </table:table-cell>
          <table:table-cell table:formula="of:=[.C270]-[.G270]" office:value-type="float" office:value="-0.0205456973444833">
            <text:p>-0.0205456973</text:p>
          </table:table-cell>
          <table:table-cell table:formula="of:=SUM([.$H$266:.H270])" office:value-type="float" office:value="-0.00319818092644445">
            <text:p>-0.0031981809</text:p>
          </table:table-cell>
          <table:table-cell table:formula="of:=[.H270]/[.$H$263]" office:value-type="float" office:value="-0.767524638103999">
            <text:p>-0.7675246381</text:p>
          </table:table-cell>
        </table:table-row>
        <table:table-row table:style-name="ro1">
          <table:table-cell table:style-name="ce3" office:value-type="string">
            <text:p>2008-12-26</text:p>
          </table:table-cell>
          <table:table-cell table:style-name="ce6" office:value-type="float" office:value="85.05">
            <text:p>85.05</text:p>
          </table:table-cell>
          <table:table-cell table:style-name="ce6" table:formula="of:=[.B271]/[.B270]-1" office:value-type="float" office:value="0.00901649068691413">
            <text:p>0.0090164907</text:p>
          </table:table-cell>
          <table:table-cell table:style-name="ce6" office:value-type="float" office:value="872.8">
            <text:p>872.8</text:p>
          </table:table-cell>
          <table:table-cell table:style-name="ce6" table:formula="of:=[.D271]/[.D270]-1" office:value-type="float" office:value="0.00535621724356394">
            <text:p>0.0053562172</text:p>
          </table:table-cell>
          <table:table-cell/>
          <table:table-cell table:formula="of:=[.E271]*[.$H$261]+[.$H$262]" office:value-type="float" office:value="0.00459598979061435">
            <text:p>0.0045959898</text:p>
          </table:table-cell>
          <table:table-cell table:formula="of:=[.C271]-[.G271]" office:value-type="float" office:value="0.00442050089629978">
            <text:p>0.0044205009</text:p>
          </table:table-cell>
          <table:table-cell table:formula="of:=SUM([.$H$266:.H271])" office:value-type="float" office:value="0.00122231996985533">
            <text:p>0.00122232</text:p>
          </table:table-cell>
          <table:table-cell table:formula="of:=[.H271]/[.$H$263]" office:value-type="float" office:value="0.165136441649273">
            <text:p>0.1651364416</text:p>
          </table:table-cell>
        </table:table-row>
        <table:table-row table:style-name="ro1">
          <table:table-cell table:style-name="ce3" office:value-type="string">
            <text:p>2008-12-29</text:p>
          </table:table-cell>
          <table:table-cell table:style-name="ce6" office:value-type="float" office:value="85.85">
            <text:p>85.85</text:p>
          </table:table-cell>
          <table:table-cell table:style-name="ce6" table:formula="of:=[.B272]/[.B271]-1" office:value-type="float" office:value="0.00940623162845378">
            <text:p>0.0094062316</text:p>
          </table:table-cell>
          <table:table-cell table:style-name="ce6" office:value-type="float" office:value="869.42">
            <text:p>869.42</text:p>
          </table:table-cell>
          <table:table-cell table:style-name="ce6" table:formula="of:=[.D272]/[.D271]-1" office:value-type="float" office:value="-0.0038725939505041">
            <text:p>-0.003872594</text:p>
          </table:table-cell>
          <table:table-cell/>
          <table:table-cell table:formula="of:=[.E272]*[.$H$261]+[.$H$262]" office:value-type="float" office:value="-0.00443922775037526">
            <text:p>-0.0044392278</text:p>
          </table:table-cell>
          <table:table-cell table:formula="of:=[.C272]-[.G272]" office:value-type="float" office:value="0.013845459378829">
            <text:p>0.0138454594</text:p>
          </table:table-cell>
          <table:table-cell table:formula="of:=SUM([.$H$266:.H272])" office:value-type="float" office:value="0.0150677793486844">
            <text:p>0.0150677793</text:p>
          </table:table-cell>
          <table:table-cell table:formula="of:=[.H272]/[.$H$263]" office:value-type="float" office:value="0.517224167228022">
            <text:p>0.5172241672</text:p>
          </table:table-cell>
        </table:table-row>
        <table:table-row table:style-name="ro1">
          <table:table-cell table:style-name="ce3" office:value-type="string">
            <text:p>2008-12-30</text:p>
          </table:table-cell>
          <table:table-cell table:style-name="ce6" office:value-type="float" office:value="85.53">
            <text:p>85.53</text:p>
          </table:table-cell>
          <table:table-cell table:style-name="ce6" table:formula="of:=[.B273]/[.B272]-1" office:value-type="float" office:value="-0.00372743156668598">
            <text:p>-0.0037274316</text:p>
          </table:table-cell>
          <table:table-cell table:style-name="ce6" office:value-type="float" office:value="890.64">
            <text:p>890.64</text:p>
          </table:table-cell>
          <table:table-cell table:style-name="ce6" table:formula="of:=[.D273]/[.D272]-1" office:value-type="float" office:value="0.024407075981689">
            <text:p>0.024407076</text:p>
          </table:table-cell>
          <table:table-cell/>
          <table:table-cell table:formula="of:=[.E273]*[.$H$261]+[.$H$262]" office:value-type="float" office:value="0.0232472168470592">
            <text:p>0.0232472168</text:p>
          </table:table-cell>
          <table:table-cell table:formula="of:=[.C273]-[.G273]" office:value-type="float" office:value="-0.0269746484137451">
            <text:p>-0.0269746484</text:p>
          </table:table-cell>
          <table:table-cell table:formula="of:=SUM([.$H$266:.H273])" office:value-type="float" office:value="-0.0119068690650608">
            <text:p>-0.0119068691</text:p>
          </table:table-cell>
          <table:table-cell table:formula="of:=[.H273]/[.$H$263]" office:value-type="float" office:value="-1.00769065729966">
            <text:p>-1.0076906573</text:p>
          </table:table-cell>
        </table:table-row>
        <table:table-row table:style-name="ro1">
          <table:table-cell table:style-name="ce3" office:value-type="string">
            <text:p>2008-12-31</text:p>
          </table:table-cell>
          <table:table-cell table:style-name="ce6" office:value-type="float" office:value="84.6">
            <text:p>84.6</text:p>
          </table:table-cell>
          <table:table-cell table:style-name="ce6" table:formula="of:=[.B274]/[.B273]-1" office:value-type="float" office:value="-0.0108733777621888">
            <text:p>-0.0108733778</text:p>
          </table:table-cell>
          <table:table-cell table:style-name="ce6" office:value-type="float" office:value="903.25">
            <text:p>903.25</text:p>
          </table:table-cell>
          <table:table-cell table:style-name="ce6" table:formula="of:=[.D274]/[.D273]-1" office:value-type="float" office:value="0.0141583580346718">
            <text:p>0.014158358</text:p>
          </table:table-cell>
          <table:table-cell/>
          <table:table-cell table:formula="of:=[.E274]*[.$H$261]+[.$H$262]" office:value-type="float" office:value="0.0132134872344017">
            <text:p>0.0132134872</text:p>
          </table:table-cell>
          <table:table-cell table:formula="of:=[.C274]-[.G274]" office:value-type="float" office:value="-0.0240868649965905">
            <text:p>-0.024086865</text:p>
          </table:table-cell>
          <table:table-cell table:formula="of:=SUM([.$H$266:.H274])" office:value-type="float" office:value="-0.0359937340616513">
            <text:p>-0.0359937341</text:p>
          </table:table-cell>
          <table:table-cell table:formula="of:=[.H274]/[.$H$263]" office:value-type="float" office:value="-0.899811869589912">
            <text:p>-0.8998118696</text:p>
          </table:table-cell>
        </table:table-row>
        <table:table-row table:style-name="ro1">
          <table:table-cell table:style-name="ce3" office:value-type="string">
            <text:p>2009-01-02</text:p>
          </table:table-cell>
          <table:table-cell table:style-name="ce6" office:value-type="float" office:value="89.95">
            <text:p>89.95</text:p>
          </table:table-cell>
          <table:table-cell table:style-name="ce6" table:formula="of:=[.B275]/[.B274]-1" office:value-type="float" office:value="0.0632387706855793">
            <text:p>0.0632387707</text:p>
          </table:table-cell>
          <table:table-cell table:style-name="ce6" office:value-type="float" office:value="931.8">
            <text:p>931.8</text:p>
          </table:table-cell>
          <table:table-cell table:style-name="ce6" table:formula="of:=[.D275]/[.D274]-1" office:value-type="float" office:value="0.0316080819263769">
            <text:p>0.0316080819</text:p>
          </table:table-cell>
          <table:table-cell/>
          <table:table-cell table:formula="of:=[.E275]*[.$H$261]+[.$H$262]" office:value-type="float" office:value="0.0302971666028884">
            <text:p>0.0302971666</text:p>
          </table:table-cell>
          <table:table-cell table:formula="of:=[.C275]-[.G275]" office:value-type="float" office:value="0.0329416040826909">
            <text:p>0.0329416041</text:p>
          </table:table-cell>
          <table:table-cell table:formula="of:=SUM([.$H$266:.H275])" office:value-type="float" office:value="-0.00305212997896044">
            <text:p>-0.00305213</text:p>
          </table:table-cell>
          <table:table-cell table:formula="of:=[.H275]/[.$H$263]" office:value-type="float" office:value="1.23059793630813">
            <text:p>1.2305979363</text:p>
          </table:table-cell>
        </table:table-row>
        <table:table-row table:style-name="ro1">
          <table:table-cell table:style-name="ce4" office:value-type="string">
            <text:p>2009-01-05</text:p>
          </table:table-cell>
          <table:table-cell table:style-name="ce7" office:value-type="float" office:value="93.75">
            <text:p>93.75</text:p>
          </table:table-cell>
          <table:table-cell table:style-name="ce7" table:formula="of:=[.B276]/[.B275]-1" office:value-type="float" office:value="0.0422456920511396">
            <text:p>0.0422456921</text:p>
          </table:table-cell>
          <table:table-cell table:style-name="ce7" office:value-type="float" office:value="927.45">
            <text:p>927.45</text:p>
          </table:table-cell>
          <table:table-cell table:style-name="ce7" table:formula="of:=[.D276]/[.D275]-1" office:value-type="float" office:value="-0.00466838377334178">
            <text:p>-0.0046683838</text:p>
          </table:table-cell>
          <table:table-cell/>
          <table:table-cell table:formula="of:=[.E276]*[.$H$261]+[.$H$262]" office:value-type="float" office:value="-0.00521832421416092">
            <text:p>-0.0052183242</text:p>
          </table:table-cell>
          <table:table-cell table:formula="of:=[.C276]-[.G276]" office:value-type="float" office:value="0.0474640162653005">
            <text:p>0.0474640163</text:p>
          </table:table-cell>
          <table:table-cell table:formula="of:=SUM([.$H$266:.H276])" office:value-type="float" office:value="0.0444118862863401">
            <text:p>0.0444118863</text:p>
          </table:table-cell>
          <table:table-cell table:formula="of:=[.H276]/[.$H$263]" office:value-type="float" office:value="1.77311099721659">
            <text:p>1.7731109972</text:p>
          </table:table-cell>
        </table:table-row>
        <table:table-row table:style-name="ro1">
          <table:table-cell table:style-name="ce3" office:value-type="string">
            <text:p>2009-01-06</text:p>
          </table:table-cell>
          <table:table-cell table:style-name="ce6" office:value-type="float" office:value="92.2">
            <text:p>92.2</text:p>
          </table:table-cell>
          <table:table-cell table:style-name="ce6" table:formula="of:=[.B277]/[.B276]-1" office:value-type="float" office:value="-0.0165333333333333">
            <text:p>-0.0165333333</text:p>
          </table:table-cell>
          <table:table-cell table:style-name="ce6" office:value-type="float" office:value="934.7">
            <text:p>934.7</text:p>
          </table:table-cell>
          <table:table-cell table:style-name="ce6" table:formula="of:=[.D277]/[.D276]-1" office:value-type="float" office:value="0.00781713299908349">
            <text:p>0.007817133</text:p>
          </table:table-cell>
          <table:table-cell/>
          <table:table-cell table:formula="of:=[.E277]*[.$H$261]+[.$H$262]" office:value-type="float" office:value="0.00700528268149716">
            <text:p>0.0070052827</text:p>
          </table:table-cell>
          <table:table-cell table:formula="of:=[.C277]-[.G277]" office:value-type="float" office:value="-0.0235386160148304">
            <text:p>-0.023538616</text:p>
          </table:table-cell>
          <table:table-cell table:formula="of:=SUM([.$H$266:.H277])" office:value-type="float" office:value="0.0208732702715096">
            <text:p>0.0208732703</text:p>
          </table:table-cell>
          <table:table-cell table:formula="of:=[.H277]/[.$H$263]" office:value-type="float" office:value="-0.879330958464777">
            <text:p>-0.8793309585</text:p>
          </table:table-cell>
        </table:table-row>
        <table:table-row table:style-name="ro1">
          <table:table-cell table:style-name="ce3" office:value-type="string">
            <text:p>2009-01-07</text:p>
          </table:table-cell>
          <table:table-cell table:style-name="ce6" office:value-type="float" office:value="90.21">
            <text:p>90.21</text:p>
          </table:table-cell>
          <table:table-cell table:style-name="ce6" table:formula="of:=[.B278]/[.B277]-1" office:value-type="float" office:value="-0.0215835140997832">
            <text:p>-0.0215835141</text:p>
          </table:table-cell>
          <table:table-cell table:style-name="ce6" office:value-type="float" office:value="906.65">
            <text:p>906.65</text:p>
          </table:table-cell>
          <table:table-cell table:style-name="ce6" table:formula="of:=[.D278]/[.D277]-1" office:value-type="float" office:value="-0.0300096287578903">
            <text:p>-0.0300096288</text:p>
          </table:table-cell>
          <table:table-cell/>
          <table:table-cell table:formula="of:=[.E278]*[.$H$261]+[.$H$262]" office:value-type="float" office:value="-0.030027983484477">
            <text:p>-0.0300279835</text:p>
          </table:table-cell>
          <table:table-cell table:formula="of:=[.C278]-[.G278]" office:value-type="float" office:value="0.00844446938469382">
            <text:p>0.0084444694</text:p>
          </table:table-cell>
          <table:table-cell table:formula="of:=SUM([.$H$266:.H278])" office:value-type="float" office:value="0.0293177396562034">
            <text:p>0.0293177397</text:p>
          </table:table-cell>
          <table:table-cell table:formula="of:=[.H278]/[.$H$263]" office:value-type="float" office:value="0.315459641003994">
            <text:p>0.315459641</text:p>
          </table:table-cell>
        </table:table-row>
        <table:table-row table:style-name="ro1">
          <table:table-cell table:style-name="ce3" office:value-type="string">
            <text:p>2009-01-08</text:p>
          </table:table-cell>
          <table:table-cell table:style-name="ce6" office:value-type="float" office:value="91.88">
            <text:p>91.88</text:p>
          </table:table-cell>
          <table:table-cell table:style-name="ce6" table:formula="of:=[.B279]/[.B278]-1" office:value-type="float" office:value="0.0185123600487751">
            <text:p>0.01851236</text:p>
          </table:table-cell>
          <table:table-cell table:style-name="ce6" office:value-type="float" office:value="909.73">
            <text:p>909.73</text:p>
          </table:table-cell>
          <table:table-cell table:style-name="ce6" table:formula="of:=[.D279]/[.D278]-1" office:value-type="float" office:value="0.00339712127061165">
            <text:p>0.0033971213</text:p>
          </table:table-cell>
          <table:table-cell/>
          <table:table-cell table:formula="of:=[.E279]*[.$H$261]+[.$H$262]" office:value-type="float" office:value="0.00267798996083365">
            <text:p>0.00267799</text:p>
          </table:table-cell>
          <table:table-cell table:formula="of:=[.C279]-[.G279]" office:value-type="float" office:value="0.0158343700879415">
            <text:p>0.0158343701</text:p>
          </table:table-cell>
          <table:table-cell table:formula="of:=SUM([.$H$266:.H279])" office:value-type="float" office:value="0.0451521097441449">
            <text:p>0.0451521097</text:p>
          </table:table-cell>
          <table:table-cell table:formula="of:=[.H279]/[.$H$263]" office:value-type="float" office:value="0.591523809953099">
            <text:p>0.59152381</text:p>
          </table:table-cell>
        </table:table-row>
        <table:table-row table:style-name="ro1">
          <table:table-cell table:style-name="ce3" office:value-type="string">
            <text:p>2009-01-09</text:p>
          </table:table-cell>
          <table:table-cell table:style-name="ce6" office:value-type="float" office:value="89.78">
            <text:p>89.78</text:p>
          </table:table-cell>
          <table:table-cell table:style-name="ce6" table:formula="of:=[.B280]/[.B279]-1" office:value-type="float" office:value="-0.0228558989986939">
            <text:p>-0.022855899</text:p>
          </table:table-cell>
          <table:table-cell table:style-name="ce6" office:value-type="float" office:value="890.35">
            <text:p>890.35</text:p>
          </table:table-cell>
          <table:table-cell table:style-name="ce6" table:formula="of:=[.D280]/[.D279]-1" office:value-type="float" office:value="-0.0213030239741462">
            <text:p>-0.021303024</text:p>
          </table:table-cell>
          <table:table-cell/>
          <table:table-cell table:formula="of:=[.E280]*[.$H$261]+[.$H$262]" office:value-type="float" office:value="-0.0215040179801104">
            <text:p>-0.021504018</text:p>
          </table:table-cell>
          <table:table-cell table:formula="of:=[.C280]-[.G280]" office:value-type="float" office:value="-0.00135188101858348">
            <text:p>-0.001351881</text:p>
          </table:table-cell>
          <table:table-cell table:formula="of:=SUM([.$H$266:.H280])" office:value-type="float" office:value="0.0438002287255614">
            <text:p>0.0438002287</text:p>
          </table:table-cell>
          <table:table-cell table:formula="of:=[.H280]/[.$H$263]" office:value-type="float" office:value="-0.0505021548867775">
            <text:p>-0.0505021549</text:p>
          </table:table-cell>
        </table:table-row>
        <table:table-row table:style-name="ro1">
          <table:table-cell table:style-name="ce3" office:value-type="string">
            <text:p>2009-01-12</text:p>
          </table:table-cell>
          <table:table-cell table:style-name="ce6" office:value-type="float" office:value="87.88">
            <text:p>87.88</text:p>
          </table:table-cell>
          <table:table-cell table:style-name="ce6" table:formula="of:=[.B281]/[.B280]-1" office:value-type="float" office:value="-0.0211628425038984">
            <text:p>-0.0211628425</text:p>
          </table:table-cell>
          <table:table-cell table:style-name="ce6" office:value-type="float" office:value="870.26">
            <text:p>870.26</text:p>
          </table:table-cell>
          <table:table-cell table:style-name="ce6" table:formula="of:=[.D281]/[.D280]-1" office:value-type="float" office:value="-0.0225641601617342">
            <text:p>-0.0225641602</text:p>
          </table:table-cell>
          <table:table-cell/>
          <table:table-cell table:formula="of:=[.E281]*[.$H$261]+[.$H$262]" office:value-type="float" office:value="-0.0227386991935474">
            <text:p>-0.0227386992</text:p>
          </table:table-cell>
          <table:table-cell table:formula="of:=[.C281]-[.G281]" office:value-type="float" office:value="0.00157585668964891">
            <text:p>0.0015758567</text:p>
          </table:table-cell>
          <table:table-cell table:formula="of:=SUM([.$H$266:.H281])" office:value-type="float" office:value="0.0453760854152103">
            <text:p>0.0453760854</text:p>
          </table:table-cell>
          <table:table-cell table:formula="of:=[.H281]/[.$H$263]" office:value-type="float" office:value="0.0588692033736841">
            <text:p>0.0588692034</text:p>
          </table:table-cell>
        </table:table-row>
        <table:table-row table:style-name="ro1">
          <table:table-cell table:style-name="ce3" office:value-type="string">
            <text:p>2009-01-13</text:p>
          </table:table-cell>
          <table:table-cell table:style-name="ce6" office:value-type="float" office:value="86.94">
            <text:p>86.94</text:p>
          </table:table-cell>
          <table:table-cell table:style-name="ce6" table:formula="of:=[.B282]/[.B281]-1" office:value-type="float" office:value="-0.0106964041875284">
            <text:p>-0.0106964042</text:p>
          </table:table-cell>
          <table:table-cell table:style-name="ce6" office:value-type="float" office:value="871.79">
            <text:p>871.79</text:p>
          </table:table-cell>
          <table:table-cell table:style-name="ce6" table:formula="of:=[.D282]/[.D281]-1" office:value-type="float" office:value="0.00175809528186965">
            <text:p>0.0017580953</text:p>
          </table:table-cell>
          <table:table-cell/>
          <table:table-cell table:formula="of:=[.E282]*[.$H$261]+[.$H$262]" office:value-type="float" office:value="0.00107334597666176">
            <text:p>0.001073346</text:p>
          </table:table-cell>
          <table:table-cell table:formula="of:=[.C282]-[.G282]" office:value-type="float" office:value="-0.0117697501641901">
            <text:p>-0.0117697502</text:p>
          </table:table-cell>
          <table:table-cell table:formula="of:=SUM([.$H$266:.H282])" office:value-type="float" office:value="0.0336063352510202">
            <text:p>0.0336063353</text:p>
          </table:table-cell>
          <table:table-cell table:formula="of:=[.H282]/[.$H$263]" office:value-type="float" office:value="-0.43968199686199">
            <text:p>-0.4396819969</text:p>
          </table:table-cell>
        </table:table-row>
        <table:table-row table:style-name="ro1">
          <table:table-cell table:style-name="ce3" office:value-type="string">
            <text:p>2009-01-14</text:p>
          </table:table-cell>
          <table:table-cell table:style-name="ce6" office:value-type="float" office:value="84.58">
            <text:p>84.58</text:p>
          </table:table-cell>
          <table:table-cell table:style-name="ce6" table:formula="of:=[.B283]/[.B282]-1" office:value-type="float" office:value="-0.0271451575799402">
            <text:p>-0.0271451576</text:p>
          </table:table-cell>
          <table:table-cell table:style-name="ce6" office:value-type="float" office:value="842.62">
            <text:p>842.62</text:p>
          </table:table-cell>
          <table:table-cell table:style-name="ce6" table:formula="of:=[.D283]/[.D282]-1" office:value-type="float" office:value="-0.0334598928641071">
            <text:p>-0.0334598929</text:p>
          </table:table-cell>
          <table:table-cell/>
          <table:table-cell table:formula="of:=[.E283]*[.$H$261]+[.$H$262]" office:value-type="float" office:value="-0.0334058710712959">
            <text:p>-0.0334058711</text:p>
          </table:table-cell>
          <table:table-cell table:formula="of:=[.C283]-[.G283]" office:value-type="float" office:value="0.0062607134913557">
            <text:p>0.0062607135</text:p>
          </table:table-cell>
          <table:table-cell table:formula="of:=SUM([.$H$266:.H283])" office:value-type="float" office:value="0.0398670487423759">
            <text:p>0.0398670487</text:p>
          </table:table-cell>
          <table:table-cell table:formula="of:=[.H283]/[.$H$263]" office:value-type="float" office:value="0.233881176002812">
            <text:p>0.233881176</text:p>
          </table:table-cell>
        </table:table-row>
        <table:table-row table:style-name="ro1">
          <table:table-cell table:style-name="ce3" office:value-type="string">
            <text:p>2009-01-15</text:p>
          </table:table-cell>
          <table:table-cell table:style-name="ce6" office:value-type="float" office:value="82.65">
            <text:p>82.65</text:p>
          </table:table-cell>
          <table:table-cell table:style-name="ce6" table:formula="of:=[.B284]/[.B283]-1" office:value-type="float" office:value="-0.0228186332466304">
            <text:p>-0.0228186332</text:p>
          </table:table-cell>
          <table:table-cell table:style-name="ce6" office:value-type="float" office:value="843.74">
            <text:p>843.74</text:p>
          </table:table-cell>
          <table:table-cell table:style-name="ce6" table:formula="of:=[.D284]/[.D283]-1" office:value-type="float" office:value="0.0013291875341197">
            <text:p>0.0013291875</text:p>
          </table:table-cell>
          <table:table-cell/>
          <table:table-cell table:formula="of:=[.E284]*[.$H$261]+[.$H$262]" office:value-type="float" office:value="0.000653435467664937">
            <text:p>0.0006534355</text:p>
          </table:table-cell>
          <table:table-cell table:formula="of:=[.C284]-[.G284]" office:value-type="float" office:value="-0.0234720687142953">
            <text:p>-0.0234720687</text:p>
          </table:table-cell>
          <table:table-cell table:formula="of:=SUM([.$H$266:.H284])" office:value-type="float" office:value="0.0163949800280806">
            <text:p>0.01639498</text:p>
          </table:table-cell>
          <table:table-cell table:formula="of:=[.H284]/[.$H$263]" office:value-type="float" office:value="-0.876844954125102">
            <text:p>-0.8768449541</text:p>
          </table:table-cell>
        </table:table-row>
        <table:table-row table:style-name="ro1">
          <table:table-cell table:style-name="ce3" office:value-type="string">
            <text:p>2009-01-16</text:p>
          </table:table-cell>
          <table:table-cell table:style-name="ce6" office:value-type="float" office:value="81.61">
            <text:p>81.61</text:p>
          </table:table-cell>
          <table:table-cell table:style-name="ce6" table:formula="of:=[.B285]/[.B284]-1" office:value-type="float" office:value="-0.012583182093164">
            <text:p>-0.0125831821</text:p>
          </table:table-cell>
          <table:table-cell table:style-name="ce6" office:value-type="float" office:value="850.12">
            <text:p>850.12</text:p>
          </table:table-cell>
          <table:table-cell table:style-name="ce6" table:formula="of:=[.D285]/[.D284]-1" office:value-type="float" office:value="0.00756157110010203">
            <text:p>0.0075615711</text:p>
          </table:table-cell>
          <table:table-cell/>
          <table:table-cell table:formula="of:=[.E285]*[.$H$261]+[.$H$262]" office:value-type="float" office:value="0.00675508172885766">
            <text:p>0.0067550817</text:p>
          </table:table-cell>
          <table:table-cell table:formula="of:=[.C285]-[.G285]" office:value-type="float" office:value="-0.0193382638220217">
            <text:p>-0.0193382638</text:p>
          </table:table-cell>
          <table:table-cell table:formula="of:=SUM([.$H$266:.H285])" office:value-type="float" office:value="-0.00294328379394106">
            <text:p>-0.0029432838</text:p>
          </table:table-cell>
          <table:table-cell table:formula="of:=[.H285]/[.$H$263]" office:value-type="float" office:value="-0.722418601456825">
            <text:p>-0.7224186015</text:p>
          </table:table-cell>
        </table:table-row>
        <table:table-row table:style-name="ro1">
          <table:table-cell table:style-name="ce3" office:value-type="string">
            <text:p>2009-01-20</text:p>
          </table:table-cell>
          <table:table-cell table:style-name="ce6" office:value-type="float" office:value="77.51">
            <text:p>77.51</text:p>
          </table:table-cell>
          <table:table-cell table:style-name="ce6" table:formula="of:=[.B286]/[.B285]-1" office:value-type="float" office:value="-0.0502389413062124">
            <text:p>-0.0502389413</text:p>
          </table:table-cell>
          <table:table-cell table:style-name="ce6" office:value-type="float" office:value="805.22">
            <text:p>805.22</text:p>
          </table:table-cell>
          <table:table-cell table:style-name="ce6" table:formula="of:=[.D286]/[.D285]-1" office:value-type="float" office:value="-0.0528160730249847">
            <text:p>-0.052816073</text:p>
          </table:table-cell>
          <table:table-cell/>
          <table:table-cell table:formula="of:=[.E286]*[.$H$261]+[.$H$262]" office:value-type="float" office:value="-0.0523560147938728">
            <text:p>-0.0523560148</text:p>
          </table:table-cell>
          <table:table-cell table:formula="of:=[.C286]-[.G286]" office:value-type="float" office:value="0.00211707348766037">
            <text:p>0.0021170735</text:p>
          </table:table-cell>
          <table:table-cell table:formula="of:=SUM([.$H$266:.H286])" office:value-type="float" office:value="-0.000826210306280689">
            <text:p>-0.0008262103</text:p>
          </table:table-cell>
          <table:table-cell table:formula="of:=[.H286]/[.$H$263]" office:value-type="float" office:value="0.0790874135451236">
            <text:p>0.0790874135</text:p>
          </table:table-cell>
        </table:table-row>
        <table:table-row table:style-name="ro1">
          <table:table-cell table:style-name="ce1" office:value-type="string">
            <text:p>2009-01-21</text:p>
          </table:table-cell>
          <table:table-cell table:style-name="Default" office:value-type="float" office:value="82.1">
            <text:p>82.1</text:p>
          </table:table-cell>
          <table:table-cell table:style-name="Default" table:formula="of:=[.B287]/[.B286]-1" office:value-type="float" office:value="0.0592181653980131">
            <text:p>0.0592181654</text:p>
          </table:table-cell>
          <table:table-cell table:style-name="Default" office:value-type="float" office:value="840.24">
            <text:p>840.24</text:p>
          </table:table-cell>
          <table:table-cell table:style-name="Default" table:formula="of:=[.D287]/[.D286]-1" office:value-type="float" office:value="0.0434912197908646">
            <text:p>0.0434912198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9-01-22</text:p>
          </table:table-cell>
          <table:table-cell table:style-name="Default" office:value-type="float" office:value="87.58">
            <text:p>87.58</text:p>
          </table:table-cell>
          <table:table-cell table:style-name="Default" table:formula="of:=[.B288]/[.B287]-1" office:value-type="float" office:value="0.066747868453106">
            <text:p>0.0667478685</text:p>
          </table:table-cell>
          <table:table-cell table:style-name="Default" office:value-type="float" office:value="827.5">
            <text:p>827.5</text:p>
          </table:table-cell>
          <table:table-cell table:style-name="Default" table:formula="of:=[.D288]/[.D287]-1" office:value-type="float" office:value="-0.015162334571075">
            <text:p>-0.0151623346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9-01-23</text:p>
          </table:table-cell>
          <table:table-cell table:style-name="Default" office:value-type="float" office:value="87.58">
            <text:p>87.58</text:p>
          </table:table-cell>
          <table:table-cell table:style-name="Default" table:formula="of:=[.B289]/[.B288]-1" office:value-type="float" office:value="0">
            <text:p>0</text:p>
          </table:table-cell>
          <table:table-cell table:style-name="Default" office:value-type="float" office:value="831.95">
            <text:p>831.95</text:p>
          </table:table-cell>
          <table:table-cell table:style-name="Default" table:formula="of:=[.D289]/[.D288]-1" office:value-type="float" office:value="0.00537764350453185">
            <text:p>0.0053776435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9-01-26</text:p>
          </table:table-cell>
          <table:table-cell table:style-name="Default" office:value-type="float" office:value="88.85">
            <text:p>88.85</text:p>
          </table:table-cell>
          <table:table-cell table:style-name="Default" table:formula="of:=[.B290]/[.B289]-1" office:value-type="float" office:value="0.0145010276318793">
            <text:p>0.0145010276</text:p>
          </table:table-cell>
          <table:table-cell table:style-name="Default" office:value-type="float" office:value="836.57">
            <text:p>836.57</text:p>
          </table:table-cell>
          <table:table-cell table:style-name="Default" table:formula="of:=[.D290]/[.D289]-1" office:value-type="float" office:value="0.00555321834244849">
            <text:p>0.0055532183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9-01-27</text:p>
          </table:table-cell>
          <table:table-cell table:style-name="Default" office:value-type="float" office:value="89.93">
            <text:p>89.93</text:p>
          </table:table-cell>
          <table:table-cell table:style-name="Default" table:formula="of:=[.B291]/[.B290]-1" office:value-type="float" office:value="0.0121553179516041">
            <text:p>0.012155318</text:p>
          </table:table-cell>
          <table:table-cell table:style-name="Default" office:value-type="float" office:value="845.71">
            <text:p>845.71</text:p>
          </table:table-cell>
          <table:table-cell table:style-name="Default" table:formula="of:=[.D291]/[.D290]-1" office:value-type="float" office:value="0.0109255651051317">
            <text:p>0.0109255651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9-01-28</text:p>
          </table:table-cell>
          <table:table-cell table:style-name="Default" office:value-type="float" office:value="93.37">
            <text:p>93.37</text:p>
          </table:table-cell>
          <table:table-cell table:style-name="Default" table:formula="of:=[.B292]/[.B291]-1" office:value-type="float" office:value="0.0382519737573668">
            <text:p>0.0382519738</text:p>
          </table:table-cell>
          <table:table-cell table:style-name="Default" office:value-type="float" office:value="874.09">
            <text:p>874.09</text:p>
          </table:table-cell>
          <table:table-cell table:style-name="Default" table:formula="of:=[.D292]/[.D291]-1" office:value-type="float" office:value="0.0335576024878503">
            <text:p>0.0335576025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9-01-29</text:p>
          </table:table-cell>
          <table:table-cell table:style-name="Default" office:value-type="float" office:value="92.18">
            <text:p>92.18</text:p>
          </table:table-cell>
          <table:table-cell table:style-name="Default" table:formula="of:=[.B293]/[.B292]-1" office:value-type="float" office:value="-0.0127449930384491">
            <text:p>-0.012744993</text:p>
          </table:table-cell>
          <table:table-cell table:style-name="Default" office:value-type="float" office:value="845.14">
            <text:p>845.14</text:p>
          </table:table-cell>
          <table:table-cell table:style-name="Default" table:formula="of:=[.D293]/[.D292]-1" office:value-type="float" office:value="-0.0331201592513357">
            <text:p>-0.0331201593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009-01-30</text:p>
          </table:table-cell>
          <table:table-cell table:style-name="Default" office:value-type="float" office:value="89.34">
            <text:p>89.34</text:p>
          </table:table-cell>
          <table:table-cell table:style-name="Default" table:formula="of:=[.B294]/[.B293]-1" office:value-type="float" office:value="-0.0308092861792146">
            <text:p>-0.0308092862</text:p>
          </table:table-cell>
          <table:table-cell table:style-name="Default" office:value-type="float" office:value="825.88">
            <text:p>825.88</text:p>
          </table:table-cell>
          <table:table-cell table:style-name="Default" table:formula="of:=[.D294]/[.D293]-1" office:value-type="float" office:value="-0.0227891236954824">
            <text:p>-0.0227891237</text:p>
          </table:table-cell>
          <table:table-cell table:number-columns-repeated="5"/>
        </table:table-row>
      </table:table>
      <table:table table:name="window" table:style-name="ta1">
        <table:table-column table:style-name="co3" table:number-columns-repeated="3" table:default-cell-style-name="Default"/>
        <table:table-column table:style-name="co4" table:number-columns-repeated="4" table:default-cell-style-name="ce8"/>
        <table:table-row table:style-name="ro1">
          <table:table-cell table:formula="of:=[all.G261]" office:value-type="string" office:string-value="Slope">
            <text:p>Slope</text:p>
          </table:table-cell>
          <table:table-cell table:formula="of:=[all.G262]" office:value-type="string" office:string-value="Intercept">
            <text:p>Intercept</text:p>
          </table:table-cell>
          <table:table-cell table:formula="of:=[all.G263]" office:value-type="string" office:string-value="STD Error">
            <text:p>STD Error</text:p>
          </table:table-cell>
          <table:table-cell table:style-name="Default" table:formula="of:=[all.G265]" office:value-type="string" office:string-value="ER">
            <text:p>ER</text:p>
          </table:table-cell>
          <table:table-cell table:style-name="Default" table:formula="of:=[all.H265]" office:value-type="string" office:string-value="AR">
            <text:p>AR</text:p>
          </table:table-cell>
          <table:table-cell table:style-name="Default" table:formula="of:=[all.I265]" office:value-type="string" office:string-value="CAR">
            <text:p>CAR</text:p>
          </table:table-cell>
          <table:table-cell table:style-name="Default" table:formula="of:=[all.J265]" office:value-type="string" office:string-value="T-test">
            <text:p>T-test</text:p>
          </table:table-cell>
        </table:table-row>
        <table:table-row table:style-name="ro1">
          <table:table-cell table:formula="of:=[all.H261]" office:value-type="float" office:value="0.979022904574874">
            <text:p>0.9790229046</text:p>
          </table:table-cell>
          <table:table-cell table:formula="of:=[all.H262]" office:value-type="float" office:value="-0.000647869572713648">
            <text:p>-0.0006478696</text:p>
          </table:table-cell>
          <table:table-cell table:formula="of:=[all.H263]" office:value-type="float" office:value="0.0267687789088269">
            <text:p>0.0267687789</text:p>
          </table:table-cell>
          <table:table-cell table:formula="of:=[all.G266]" office:value-type="float" office:value="-0.0213666710074045">
            <text:p>-0.021366671007</text:p>
          </table:table-cell>
          <table:table-cell table:formula="of:=[all.H266]" office:value-type="float" office:value="0.0243085130531162">
            <text:p>0.024308513053</text:p>
          </table:table-cell>
          <table:table-cell table:formula="of:=[all.I266]" office:value-type="float" office:value="0.0243085130531162">
            <text:p>0.024308513053</text:p>
          </table:table-cell>
          <table:table-cell table:formula="of:=[all.J266]" office:value-type="float" office:value="0.908091965491208">
            <text:p>0.908091965491</text:p>
          </table:table-cell>
        </table:table-row>
        <table:table-row table:style-name="ro1">
          <table:table-cell table:number-columns-repeated="3"/>
          <table:table-cell table:formula="of:=[all.G267]" office:value-type="float" office:value="0.00222744620522634">
            <text:p>0.002227446205</text:p>
          </table:table-cell>
          <table:table-cell table:formula="of:=[all.H267]" office:value-type="float" office:value="0.00420305920993599">
            <text:p>0.004203059210</text:p>
          </table:table-cell>
          <table:table-cell table:formula="of:=[all.I267]" office:value-type="float" office:value="0.0285115722630522">
            <text:p>0.028511572263</text:p>
          </table:table-cell>
          <table:table-cell table:formula="of:=[all.J267]" office:value-type="float" office:value="0.157013482917969">
            <text:p>0.157013482918</text:p>
          </table:table-cell>
        </table:table-row>
        <table:table-row table:style-name="ro1">
          <table:table-cell table:number-columns-repeated="3"/>
          <table:table-cell table:formula="of:=[all.G268]" office:value-type="float" office:value="-0.0185659690899251">
            <text:p>-0.018565969090</text:p>
          </table:table-cell>
          <table:table-cell table:formula="of:=[all.H268]" office:value-type="float" office:value="-0.0287381447986524">
            <text:p>-0.028738144799</text:p>
          </table:table-cell>
          <table:table-cell table:formula="of:=[all.I268]" office:value-type="float" office:value="-0.000226572535600159">
            <text:p>-0.000226572536</text:p>
          </table:table-cell>
          <table:table-cell table:formula="of:=[all.J268]" office:value-type="float" office:value="-1.07356950784095">
            <text:p>-1.073569507841</text:p>
          </table:table-cell>
        </table:table-row>
        <table:table-row table:style-name="ro1">
          <table:table-cell table:number-columns-repeated="3"/>
          <table:table-cell table:formula="of:=[all.G269]" office:value-type="float" office:value="-0.0101614521728412">
            <text:p>-0.010161452173</text:p>
          </table:table-cell>
          <table:table-cell table:formula="of:=[all.H269]" office:value-type="float" office:value="0.017574088953639">
            <text:p>0.017574088954</text:p>
          </table:table-cell>
          <table:table-cell table:formula="of:=[all.I269]" office:value-type="float" office:value="0.0173475164180389">
            <text:p>0.017347516418</text:p>
          </table:table-cell>
          <table:table-cell table:formula="of:=[all.J269]" office:value-type="float" office:value="0.656514404840635">
            <text:p>0.656514404841</text:p>
          </table:table-cell>
        </table:table-row>
        <table:table-row table:style-name="ro1">
          <table:table-cell table:number-columns-repeated="3"/>
          <table:table-cell table:formula="of:=[all.G270]" office:value-type="float" office:value="0.00501194354864122">
            <text:p>0.005011943549</text:p>
          </table:table-cell>
          <table:table-cell table:formula="of:=[all.H270]" office:value-type="float" office:value="-0.0205456973444833">
            <text:p>-0.020545697344</text:p>
          </table:table-cell>
          <table:table-cell table:formula="of:=[all.I270]" office:value-type="float" office:value="-0.00319818092644445">
            <text:p>-0.003198180926</text:p>
          </table:table-cell>
          <table:table-cell table:formula="of:=[all.J270]" office:value-type="float" office:value="-0.767524638103999">
            <text:p>-0.767524638104</text:p>
          </table:table-cell>
        </table:table-row>
        <table:table-row table:style-name="ro1">
          <table:table-cell table:number-columns-repeated="3"/>
          <table:table-cell table:formula="of:=[all.G271]" office:value-type="float" office:value="0.00459598979061435">
            <text:p>0.004595989791</text:p>
          </table:table-cell>
          <table:table-cell table:formula="of:=[all.H271]" office:value-type="float" office:value="0.00442050089629978">
            <text:p>0.004420500896</text:p>
          </table:table-cell>
          <table:table-cell table:formula="of:=[all.I271]" office:value-type="float" office:value="0.00122231996985533">
            <text:p>0.001222319970</text:p>
          </table:table-cell>
          <table:table-cell table:formula="of:=[all.J271]" office:value-type="float" office:value="0.165136441649273">
            <text:p>0.165136441649</text:p>
          </table:table-cell>
        </table:table-row>
        <table:table-row table:style-name="ro1">
          <table:table-cell table:number-columns-repeated="3"/>
          <table:table-cell table:formula="of:=[all.G272]" office:value-type="float" office:value="-0.00443922775037526">
            <text:p>-0.004439227750</text:p>
          </table:table-cell>
          <table:table-cell table:formula="of:=[all.H272]" office:value-type="float" office:value="0.013845459378829">
            <text:p>0.013845459379</text:p>
          </table:table-cell>
          <table:table-cell table:formula="of:=[all.I272]" office:value-type="float" office:value="0.0150677793486844">
            <text:p>0.015067779349</text:p>
          </table:table-cell>
          <table:table-cell table:formula="of:=[all.J272]" office:value-type="float" office:value="0.517224167228022">
            <text:p>0.517224167228</text:p>
          </table:table-cell>
        </table:table-row>
        <table:table-row table:style-name="ro1">
          <table:table-cell table:number-columns-repeated="3"/>
          <table:table-cell table:formula="of:=[all.G273]" office:value-type="float" office:value="0.0232472168470592">
            <text:p>0.023247216847</text:p>
          </table:table-cell>
          <table:table-cell table:formula="of:=[all.H273]" office:value-type="float" office:value="-0.0269746484137451">
            <text:p>-0.026974648414</text:p>
          </table:table-cell>
          <table:table-cell table:formula="of:=[all.I273]" office:value-type="float" office:value="-0.0119068690650608">
            <text:p>-0.011906869065</text:p>
          </table:table-cell>
          <table:table-cell table:formula="of:=[all.J273]" office:value-type="float" office:value="-1.00769065729966">
            <text:p>-1.007690657300</text:p>
          </table:table-cell>
        </table:table-row>
        <table:table-row table:style-name="ro1">
          <table:table-cell table:number-columns-repeated="3"/>
          <table:table-cell table:formula="of:=[all.G274]" office:value-type="float" office:value="0.0132134872344017">
            <text:p>0.013213487234</text:p>
          </table:table-cell>
          <table:table-cell table:formula="of:=[all.H274]" office:value-type="float" office:value="-0.0240868649965905">
            <text:p>-0.024086864997</text:p>
          </table:table-cell>
          <table:table-cell table:formula="of:=[all.I274]" office:value-type="float" office:value="-0.0359937340616513">
            <text:p>-0.035993734062</text:p>
          </table:table-cell>
          <table:table-cell table:formula="of:=[all.J274]" office:value-type="float" office:value="-0.899811869589912">
            <text:p>-0.899811869590</text:p>
          </table:table-cell>
        </table:table-row>
        <table:table-row table:style-name="ro1">
          <table:table-cell table:number-columns-repeated="3"/>
          <table:table-cell table:formula="of:=[all.G275]" office:value-type="float" office:value="0.0302971666028884">
            <text:p>0.030297166603</text:p>
          </table:table-cell>
          <table:table-cell table:formula="of:=[all.H275]" office:value-type="float" office:value="0.0329416040826909">
            <text:p>0.032941604083</text:p>
          </table:table-cell>
          <table:table-cell table:formula="of:=[all.I275]" office:value-type="float" office:value="-0.00305212997896044">
            <text:p>-0.003052129979</text:p>
          </table:table-cell>
          <table:table-cell table:formula="of:=[all.J275]" office:value-type="float" office:value="1.23059793630813">
            <text:p>1.230597936308</text:p>
          </table:table-cell>
        </table:table-row>
        <table:table-row table:style-name="ro1">
          <table:table-cell table:number-columns-repeated="3"/>
          <table:table-cell table:formula="of:=[all.G276]" office:value-type="float" office:value="-0.00521832421416092">
            <text:p>-0.005218324214</text:p>
          </table:table-cell>
          <table:table-cell table:formula="of:=[all.H276]" office:value-type="float" office:value="0.0474640162653005">
            <text:p>0.047464016265</text:p>
          </table:table-cell>
          <table:table-cell table:formula="of:=[all.I276]" office:value-type="float" office:value="0.0444118862863401">
            <text:p>0.044411886286</text:p>
          </table:table-cell>
          <table:table-cell table:formula="of:=[all.J276]" office:value-type="float" office:value="1.77311099721659">
            <text:p>1.773110997217</text:p>
          </table:table-cell>
        </table:table-row>
        <table:table-row table:style-name="ro1">
          <table:table-cell table:number-columns-repeated="3"/>
          <table:table-cell table:formula="of:=[all.G277]" office:value-type="float" office:value="0.00700528268149716">
            <text:p>0.007005282681</text:p>
          </table:table-cell>
          <table:table-cell table:formula="of:=[all.H277]" office:value-type="float" office:value="-0.0235386160148304">
            <text:p>-0.023538616015</text:p>
          </table:table-cell>
          <table:table-cell table:formula="of:=[all.I277]" office:value-type="float" office:value="0.0208732702715096">
            <text:p>0.020873270272</text:p>
          </table:table-cell>
          <table:table-cell table:formula="of:=[all.J277]" office:value-type="float" office:value="-0.879330958464777">
            <text:p>-0.879330958465</text:p>
          </table:table-cell>
        </table:table-row>
        <table:table-row table:style-name="ro1">
          <table:table-cell table:number-columns-repeated="3"/>
          <table:table-cell table:formula="of:=[all.G278]" office:value-type="float" office:value="-0.030027983484477">
            <text:p>-0.030027983484</text:p>
          </table:table-cell>
          <table:table-cell table:formula="of:=[all.H278]" office:value-type="float" office:value="0.00844446938469382">
            <text:p>0.008444469385</text:p>
          </table:table-cell>
          <table:table-cell table:formula="of:=[all.I278]" office:value-type="float" office:value="0.0293177396562034">
            <text:p>0.029317739656</text:p>
          </table:table-cell>
          <table:table-cell table:formula="of:=[all.J278]" office:value-type="float" office:value="0.315459641003994">
            <text:p>0.315459641004</text:p>
          </table:table-cell>
        </table:table-row>
        <table:table-row table:style-name="ro1">
          <table:table-cell table:number-columns-repeated="3"/>
          <table:table-cell table:formula="of:=[all.G279]" office:value-type="float" office:value="0.00267798996083365">
            <text:p>0.002677989961</text:p>
          </table:table-cell>
          <table:table-cell table:formula="of:=[all.H279]" office:value-type="float" office:value="0.0158343700879415">
            <text:p>0.015834370088</text:p>
          </table:table-cell>
          <table:table-cell table:formula="of:=[all.I279]" office:value-type="float" office:value="0.0451521097441449">
            <text:p>0.045152109744</text:p>
          </table:table-cell>
          <table:table-cell table:formula="of:=[all.J279]" office:value-type="float" office:value="0.591523809953099">
            <text:p>0.591523809953</text:p>
          </table:table-cell>
        </table:table-row>
        <table:table-row table:style-name="ro1">
          <table:table-cell table:number-columns-repeated="3"/>
          <table:table-cell table:formula="of:=[all.G280]" office:value-type="float" office:value="-0.0215040179801104">
            <text:p>-0.021504017980</text:p>
          </table:table-cell>
          <table:table-cell table:formula="of:=[all.H280]" office:value-type="float" office:value="-0.00135188101858348">
            <text:p>-0.001351881019</text:p>
          </table:table-cell>
          <table:table-cell table:formula="of:=[all.I280]" office:value-type="float" office:value="0.0438002287255614">
            <text:p>0.043800228726</text:p>
          </table:table-cell>
          <table:table-cell table:formula="of:=[all.J280]" office:value-type="float" office:value="-0.0505021548867775">
            <text:p>-0.050502154887</text:p>
          </table:table-cell>
        </table:table-row>
        <table:table-row table:style-name="ro1">
          <table:table-cell table:number-columns-repeated="3"/>
          <table:table-cell table:formula="of:=[all.G281]" office:value-type="float" office:value="-0.0227386991935474">
            <text:p>-0.022738699194</text:p>
          </table:table-cell>
          <table:table-cell table:formula="of:=[all.H281]" office:value-type="float" office:value="0.00157585668964891">
            <text:p>0.001575856690</text:p>
          </table:table-cell>
          <table:table-cell table:formula="of:=[all.I281]" office:value-type="float" office:value="0.0453760854152103">
            <text:p>0.045376085415</text:p>
          </table:table-cell>
          <table:table-cell table:formula="of:=[all.J281]" office:value-type="float" office:value="0.0588692033736841">
            <text:p>0.058869203374</text:p>
          </table:table-cell>
        </table:table-row>
        <table:table-row table:style-name="ro1">
          <table:table-cell table:number-columns-repeated="3"/>
          <table:table-cell table:formula="of:=[all.G282]" office:value-type="float" office:value="0.00107334597666176">
            <text:p>0.001073345977</text:p>
          </table:table-cell>
          <table:table-cell table:formula="of:=[all.H282]" office:value-type="float" office:value="-0.0117697501641901">
            <text:p>-0.011769750164</text:p>
          </table:table-cell>
          <table:table-cell table:formula="of:=[all.I282]" office:value-type="float" office:value="0.0336063352510202">
            <text:p>0.033606335251</text:p>
          </table:table-cell>
          <table:table-cell table:formula="of:=[all.J282]" office:value-type="float" office:value="-0.43968199686199">
            <text:p>-0.439681996862</text:p>
          </table:table-cell>
        </table:table-row>
        <table:table-row table:style-name="ro1">
          <table:table-cell table:number-columns-repeated="3"/>
          <table:table-cell table:formula="of:=[all.G283]" office:value-type="float" office:value="-0.0334058710712959">
            <text:p>-0.033405871071</text:p>
          </table:table-cell>
          <table:table-cell table:formula="of:=[all.H283]" office:value-type="float" office:value="0.0062607134913557">
            <text:p>0.006260713491</text:p>
          </table:table-cell>
          <table:table-cell table:formula="of:=[all.I283]" office:value-type="float" office:value="0.0398670487423759">
            <text:p>0.039867048742</text:p>
          </table:table-cell>
          <table:table-cell table:formula="of:=[all.J283]" office:value-type="float" office:value="0.233881176002812">
            <text:p>0.233881176003</text:p>
          </table:table-cell>
        </table:table-row>
        <table:table-row table:style-name="ro1">
          <table:table-cell table:number-columns-repeated="3"/>
          <table:table-cell table:formula="of:=[all.G284]" office:value-type="float" office:value="0.000653435467664937">
            <text:p>0.000653435468</text:p>
          </table:table-cell>
          <table:table-cell table:formula="of:=[all.H284]" office:value-type="float" office:value="-0.0234720687142953">
            <text:p>-0.023472068714</text:p>
          </table:table-cell>
          <table:table-cell table:formula="of:=[all.I284]" office:value-type="float" office:value="0.0163949800280806">
            <text:p>0.016394980028</text:p>
          </table:table-cell>
          <table:table-cell table:formula="of:=[all.J284]" office:value-type="float" office:value="-0.876844954125102">
            <text:p>-0.876844954125</text:p>
          </table:table-cell>
        </table:table-row>
        <table:table-row table:style-name="ro1">
          <table:table-cell table:number-columns-repeated="3"/>
          <table:table-cell table:formula="of:=[all.G285]" office:value-type="float" office:value="0.00675508172885766">
            <text:p>0.006755081729</text:p>
          </table:table-cell>
          <table:table-cell table:formula="of:=[all.H285]" office:value-type="float" office:value="-0.0193382638220217">
            <text:p>-0.019338263822</text:p>
          </table:table-cell>
          <table:table-cell table:formula="of:=[all.I285]" office:value-type="float" office:value="-0.00294328379394106">
            <text:p>-0.002943283794</text:p>
          </table:table-cell>
          <table:table-cell table:formula="of:=[all.J285]" office:value-type="float" office:value="-0.722418601456825">
            <text:p>-0.722418601457</text:p>
          </table:table-cell>
        </table:table-row>
        <table:table-row table:style-name="ro1">
          <table:table-cell table:number-columns-repeated="3"/>
          <table:table-cell table:formula="of:=[all.G286]" office:value-type="float" office:value="-0.0523560147938728">
            <text:p>-0.052356014794</text:p>
          </table:table-cell>
          <table:table-cell table:formula="of:=[all.H286]" office:value-type="float" office:value="0.00211707348766037">
            <text:p>0.002117073488</text:p>
          </table:table-cell>
          <table:table-cell table:formula="of:=[all.I286]" office:value-type="float" office:value="-0.000826210306280689">
            <text:p>-0.000826210306</text:p>
          </table:table-cell>
          <table:table-cell table:formula="of:=[all.J286]" office:value-type="float" office:value="0.0790874135451236">
            <text:p>0.079087413545</text:p>
          </table:table-cell>
        </table:table-row>
      </table:table>
      <table:named-expressions/>
      <table:database-ranges>
        <table:database-range table:name="__Anonymous_Sheet_DB__0" table:target-range-address="all.A1:all.D29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9T15:53:06</dc:date>
    <meta:generator>LibreOffice/3.5$Linux_X86_64 LibreOffice_project/350m1$Build-2</meta:generator>
    <meta:editing-duration>PT25M6S</meta:editing-duration>
    <meta:editing-cycles>6</meta:editing-cycles>
    <dc:creator>Daniel Rodriguez</dc:creator>
    <meta:document-statistic meta:table-count="2" meta:cell-count="1658" meta:object-count="0"/>
  </office:meta>
</office:document-meta>
</file>